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0800000018459013BDE286C194.png" manifest:media-type="image/png"/>
  <manifest:file-entry manifest:full-path="Pictures/100002010000003000000018C0BC5F1DCB99EBA4.png" manifest:media-type="image/png"/>
  <manifest:file-entry manifest:full-path="Pictures/100002010000002F0000001CCC98BBEBF94E5170.png" manifest:media-type="image/png"/>
  <manifest:file-entry manifest:full-path="Pictures/10001B7000000381000001F2CCD6458346E9B5B7.svg" manifest:media-type="image/svg+xml"/>
  <manifest:file-entry manifest:full-path="Pictures/100002010000004A0000002AC9186FA2CF04CF4F.png" manifest:media-type="image/png"/>
  <manifest:file-entry manifest:full-path="Pictures/10000201000000330000001CE804BBD23ACD8EDC.png" manifest:media-type="image/png"/>
  <manifest:file-entry manifest:full-path="Pictures/10001A2C00000354000001AB78ACFE5F392452B9.svg" manifest:media-type="image/svg+xml"/>
  <manifest:file-entry manifest:full-path="Pictures/100029B700000616000001C2BF8896B68008D060.svg" manifest:media-type="image/svg+xml"/>
  <manifest:file-entry manifest:full-path="Pictures/10000201000000460000002A308213B714DDB096.png" manifest:media-type="image/png"/>
  <manifest:file-entry manifest:full-path="Pictures/10000201000000580000001A0B24C8E5DE4AFBB1.png" manifest:media-type="image/png"/>
  <manifest:file-entry manifest:full-path="Pictures/100009480000008D000001AF0C87F25AE22FC1C2.svg" manifest:media-type="image/svg+xml"/>
  <manifest:file-entry manifest:full-path="Pictures/10002AA0000006CC000002EFA2A8DF2A7A6AF871.svg" manifest:media-type="image/svg+xml"/>
  <manifest:file-entry manifest:full-path="Pictures/10001B7700000515000002E6993DBF9CAD235DFD.svg" manifest:media-type="image/svg+xml"/>
  <manifest:file-entry manifest:full-path="Pictures/1000097A000001C8000001ACFDDAD7945B771289.svg" manifest:media-type="image/svg+xml"/>
  <manifest:file-entry manifest:full-path="Pictures/100002010000001A00000018E3998FFDFD26D9B0.png" manifest:media-type="image/png"/>
  <manifest:file-entry manifest:full-path="Pictures/10000201000000630000002BAFB9A03DD5C1F538.png" manifest:media-type="image/png"/>
  <manifest:file-entry manifest:full-path="Pictures/100008570000008C000001AC545DC26AB0743E62.svg" manifest:media-type="image/svg+xml"/>
  <manifest:file-entry manifest:full-path="Pictures/10001E66000004E8000002E6BF60E3B3E53A0A4F.svg" manifest:media-type="image/svg+xml"/>
  <manifest:file-entry manifest:full-path="Pictures/10000201000000080000001843B4EC04E49B062F.png" manifest:media-type="image/png"/>
  <manifest:file-entry manifest:full-path="Pictures/100008B9000000B0000002D1B009A0589E54DAE3.svg" manifest:media-type="image/svg+xml"/>
  <manifest:file-entry manifest:full-path="Pictures/10000201000000470000002A4C5EB920960E253E.png" manifest:media-type="image/png"/>
  <manifest:file-entry manifest:full-path="Pictures/100002010000000A00000029B140BD1DEA56CBEF.png" manifest:media-type="image/png"/>
  <manifest:file-entry manifest:full-path="Pictures/1000112F0000033D000001F214C087F28F0CDC2D.svg" manifest:media-type="image/svg+xml"/>
  <manifest:file-entry manifest:full-path="Pictures/10001D3600000350000001F2A27E09305D247DCB.svg" manifest:media-type="image/svg+xml"/>
  <manifest:file-entry manifest:full-path="Pictures/10000201000000300000001CE114AC489C66400E.png" manifest:media-type="image/png"/>
  <manifest:file-entry manifest:full-path="Pictures/100028750000055B000001F2A5F2969B1600E0E4.svg" manifest:media-type="image/svg+xml"/>
  <manifest:file-entry manifest:full-path="Pictures/100002010000004E0000001C6BB5412DB878061F.png" manifest:media-type="image/png"/>
  <manifest:file-entry manifest:full-path="Pictures/100019D8000004DB000002E6F848B0BF466CB276.svg" manifest:media-type="image/svg+xml"/>
  <manifest:file-entry manifest:full-path="Pictures/1000365E00000B70000002E672055A1F1FA8566D.svg" manifest:media-type="image/svg+xml"/>
  <manifest:file-entry manifest:full-path="Pictures/10000201000000A60000002A70F8867353D169AA.png" manifest:media-type="image/png"/>
  <manifest:file-entry manifest:full-path="Pictures/10002A0A00000856000002E60408D7EBD438F95B.svg" manifest:media-type="image/svg+xml"/>
  <manifest:file-entry manifest:full-path="Pictures/10000201000000790000002AD32E6D77E1F9D7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2"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style:font-name="DejaVu Serif" fo:font-size="11pt" officeooo:rsid="0365a6d1" officeooo:paragraph-rsid="0365a6d1"/>
    </style:style>
    <style:style style:name="P4" style:family="paragraph" style:parent-style-name="Text_20_body">
      <style:text-properties officeooo:paragraph-rsid="0369f429"/>
    </style:style>
    <style:style style:name="P5" style:family="paragraph" style:parent-style-name="Text_20_body">
      <style:paragraph-properties fo:text-align="start" style:justify-single-word="false">
        <style:tab-stops>
          <style:tab-stop style:position="2.101cm"/>
          <style:tab-stop style:position="2.693cm"/>
        </style:tab-stops>
      </style:paragraph-properties>
      <style:text-properties officeooo:paragraph-rsid="036fc1e6"/>
    </style:style>
    <style:style style:name="P6" style:family="paragraph" style:parent-style-name="Text_20_body">
      <style:text-properties officeooo:paragraph-rsid="037138cc"/>
    </style:style>
    <style:style style:name="P7" style:family="paragraph" style:parent-style-name="Text_20_body">
      <style:text-properties officeooo:paragraph-rsid="0372b0e9"/>
    </style:style>
    <style:style style:name="P8" style:family="paragraph" style:parent-style-name="Text_20_body">
      <style:paragraph-properties fo:text-align="center" style:justify-single-word="false"/>
      <style:text-properties officeooo:paragraph-rsid="0372b0e9"/>
    </style:style>
    <style:style style:name="P9" style:family="paragraph" style:parent-style-name="Text_20_body">
      <style:paragraph-properties fo:text-align="center" style:justify-single-word="false"/>
      <style:text-properties officeooo:paragraph-rsid="03969401"/>
    </style:style>
    <style:style style:name="P10" style:family="paragraph" style:parent-style-name="Text_20_body">
      <style:paragraph-properties fo:text-align="justify" style:justify-single-word="false"/>
      <style:text-properties officeooo:rsid="0373b84d" officeooo:paragraph-rsid="0373b84d"/>
    </style:style>
    <style:style style:name="P11" style:family="paragraph" style:parent-style-name="Text_20_body">
      <style:text-properties officeooo:paragraph-rsid="037cffa4"/>
    </style:style>
    <style:style style:name="P12" style:family="paragraph" style:parent-style-name="Text_20_body">
      <style:text-properties officeooo:paragraph-rsid="037e4f95"/>
    </style:style>
    <style:style style:name="P13" style:family="paragraph" style:parent-style-name="Text_20_body">
      <style:text-properties officeooo:paragraph-rsid="0380b693"/>
    </style:style>
    <style:style style:name="P14" style:family="paragraph" style:parent-style-name="Text_20_body">
      <style:text-properties officeooo:rsid="03931e42" officeooo:paragraph-rsid="03931e42"/>
    </style:style>
    <style:style style:name="P15" style:family="paragraph" style:parent-style-name="Text_20_body">
      <style:text-properties officeooo:rsid="03931e42" officeooo:paragraph-rsid="03950a46"/>
    </style:style>
    <style:style style:name="P16" style:family="paragraph" style:parent-style-name="Text_20_body">
      <style:text-properties officeooo:paragraph-rsid="03969401"/>
    </style:style>
    <style:style style:name="P17" style:family="paragraph" style:parent-style-name="Text_20_body">
      <style:text-properties officeooo:rsid="0397c192" officeooo:paragraph-rsid="0397c192"/>
    </style:style>
    <style:style style:name="P18" style:family="paragraph" style:parent-style-name="Text_20_body">
      <style:paragraph-properties fo:text-align="center" style:justify-single-word="false"/>
      <style:text-properties officeooo:rsid="0397c192" officeooo:paragraph-rsid="0397c192"/>
    </style:style>
    <style:style style:name="P19" style:family="paragraph" style:parent-style-name="Text_20_body">
      <style:text-properties officeooo:paragraph-rsid="039a8d11"/>
    </style:style>
    <style:style style:name="P20" style:family="paragraph" style:parent-style-name="Text_20_body">
      <style:text-properties officeooo:paragraph-rsid="039be529"/>
    </style:style>
    <style:style style:name="P21" style:family="paragraph" style:parent-style-name="Text_20_body">
      <style:text-properties officeooo:paragraph-rsid="03a52531"/>
    </style:style>
    <style:style style:name="P22" style:family="paragraph" style:parent-style-name="Text_20_body">
      <style:text-properties officeooo:paragraph-rsid="03a5786f"/>
    </style:style>
    <style:style style:name="P23" style:family="paragraph" style:parent-style-name="Text_20_body">
      <style:text-properties officeooo:paragraph-rsid="03a90308"/>
    </style:style>
    <style:style style:name="P24" style:family="paragraph" style:parent-style-name="Text_20_body">
      <style:text-properties officeooo:paragraph-rsid="03abe435"/>
    </style:style>
    <style:style style:name="P25" style:family="paragraph" style:parent-style-name="Text_20_body">
      <style:text-properties officeooo:paragraph-rsid="03b0bd0c"/>
    </style:style>
    <style:style style:name="P26" style:family="paragraph" style:parent-style-name="Text_20_body">
      <style:text-properties officeooo:rsid="03b18b49" officeooo:paragraph-rsid="03b18b49"/>
    </style:style>
    <style:style style:name="P27" style:family="paragraph" style:parent-style-name="Text_20_body">
      <style:text-properties officeooo:rsid="03ca8ee4" officeooo:paragraph-rsid="03ca8ee4"/>
    </style:style>
    <style:style style:name="P28" style:family="paragraph" style:parent-style-name="Text_20_body">
      <style:text-properties officeooo:rsid="03ce11a1" officeooo:paragraph-rsid="03ce11a1"/>
    </style:style>
    <style:style style:name="P29" style:family="paragraph" style:parent-style-name="Text_20_body">
      <style:text-properties officeooo:rsid="03d5ac48" officeooo:paragraph-rsid="03d5ac48"/>
    </style:style>
    <style:style style:name="P30" style:family="paragraph" style:parent-style-name="Text_20_body">
      <style:text-properties officeooo:rsid="03e49382" officeooo:paragraph-rsid="03e49382"/>
    </style:style>
    <style:style style:name="P31" style:family="paragraph" style:parent-style-name="Text_20_body">
      <style:text-properties officeooo:paragraph-rsid="03e49382"/>
    </style:style>
    <style:style style:name="P32" style:family="paragraph" style:parent-style-name="Text_20_body">
      <style:text-properties officeooo:paragraph-rsid="03e8129f"/>
    </style:style>
    <style:style style:name="P33" style:family="paragraph" style:parent-style-name="Corpo_20_do_20_Exemplo">
      <style:text-properties officeooo:rsid="036af0d2" officeooo:paragraph-rsid="036af0d2"/>
    </style:style>
    <style:style style:name="P34" style:family="paragraph" style:parent-style-name="Corpo_20_do_20_Exemplo">
      <style:text-properties officeooo:paragraph-rsid="036b45de"/>
    </style:style>
    <style:style style:name="P35" style:family="paragraph" style:parent-style-name="Corpo_20_do_20_Exemplo">
      <style:text-properties officeooo:rsid="036d6951" officeooo:paragraph-rsid="036d6951"/>
    </style:style>
    <style:style style:name="P36" style:family="paragraph" style:parent-style-name="Corpo_20_do_20_Exemplo">
      <style:text-properties officeooo:rsid="036d6951" officeooo:paragraph-rsid="036fc1e6"/>
    </style:style>
    <style:style style:name="P37" style:family="paragraph" style:parent-style-name="Corpo_20_do_20_Exemplo">
      <style:paragraph-properties fo:text-align="center" style:justify-single-word="false"/>
      <style:text-properties officeooo:paragraph-rsid="0376d3b5"/>
    </style:style>
    <style:style style:name="P38" style:family="paragraph" style:parent-style-name="Corpo_20_do_20_Exemplo">
      <style:paragraph-properties fo:text-align="center" style:justify-single-word="false"/>
      <style:text-properties officeooo:paragraph-rsid="0379e690"/>
    </style:style>
    <style:style style:name="P39" style:family="paragraph" style:parent-style-name="Corpo_20_do_20_Exemplo">
      <style:paragraph-properties fo:text-align="center" style:justify-single-word="false"/>
      <style:text-properties officeooo:paragraph-rsid="0387b680"/>
    </style:style>
    <style:style style:name="P40" style:family="paragraph" style:parent-style-name="Corpo_20_do_20_Exemplo">
      <style:paragraph-properties fo:text-align="center" style:justify-single-word="false"/>
      <style:text-properties officeooo:paragraph-rsid="03883a6e"/>
    </style:style>
    <style:style style:name="P41" style:family="paragraph" style:parent-style-name="Corpo_20_do_20_Exemplo">
      <style:paragraph-properties fo:text-align="center" style:justify-single-word="false"/>
      <style:text-properties officeooo:paragraph-rsid="03931e42"/>
    </style:style>
    <style:style style:name="P42" style:family="paragraph" style:parent-style-name="Corpo_20_do_20_Exemplo">
      <style:paragraph-properties fo:text-align="center" style:justify-single-word="false"/>
      <style:text-properties officeooo:paragraph-rsid="03a5fe82"/>
    </style:style>
    <style:style style:name="P43" style:family="paragraph" style:parent-style-name="Corpo_20_do_20_Exemplo">
      <style:paragraph-properties fo:text-align="center" style:justify-single-word="false"/>
      <style:text-properties officeooo:paragraph-rsid="03a90308"/>
    </style:style>
    <style:style style:name="P44" style:family="paragraph" style:parent-style-name="Corpo_20_do_20_Exemplo">
      <style:paragraph-properties fo:text-align="center" style:justify-single-word="false"/>
      <style:text-properties officeooo:paragraph-rsid="03b53ac7"/>
    </style:style>
    <style:style style:name="P45" style:family="paragraph" style:parent-style-name="Corpo_20_do_20_Exemplo">
      <style:paragraph-properties fo:text-align="center" style:justify-single-word="false"/>
      <style:text-properties officeooo:paragraph-rsid="03bbed15"/>
    </style:style>
    <style:style style:name="P46" style:family="paragraph" style:parent-style-name="Corpo_20_do_20_Exemplo">
      <style:text-properties officeooo:rsid="03707d08" officeooo:paragraph-rsid="03707d08"/>
    </style:style>
    <style:style style:name="P47" style:family="paragraph" style:parent-style-name="Corpo_20_do_20_Exemplo">
      <style:text-properties officeooo:paragraph-rsid="0374ba6a"/>
    </style:style>
    <style:style style:name="P48" style:family="paragraph" style:parent-style-name="Corpo_20_do_20_Exemplo">
      <style:text-properties officeooo:paragraph-rsid="0376d3b5"/>
    </style:style>
    <style:style style:name="P49" style:family="paragraph" style:parent-style-name="Corpo_20_do_20_Exemplo">
      <style:text-properties officeooo:paragraph-rsid="0379e690"/>
    </style:style>
    <style:style style:name="P50" style:family="paragraph" style:parent-style-name="Corpo_20_do_20_Exemplo">
      <style:text-properties officeooo:rsid="0379e690" officeooo:paragraph-rsid="0379e690"/>
    </style:style>
    <style:style style:name="P51" style:family="paragraph" style:parent-style-name="Corpo_20_do_20_Exemplo">
      <style:text-properties officeooo:rsid="0379e690" officeooo:paragraph-rsid="037ab672"/>
    </style:style>
    <style:style style:name="P52" style:family="paragraph" style:parent-style-name="Corpo_20_do_20_Exemplo">
      <style:text-properties officeooo:paragraph-rsid="0380c9bb"/>
    </style:style>
    <style:style style:name="P53" style:family="paragraph" style:parent-style-name="Corpo_20_do_20_Exemplo">
      <style:text-properties officeooo:rsid="0382204c" officeooo:paragraph-rsid="038367a9"/>
    </style:style>
    <style:style style:name="P54" style:family="paragraph" style:parent-style-name="Corpo_20_do_20_Exemplo">
      <style:paragraph-properties fo:text-align="center" style:justify-single-word="false"/>
      <style:text-properties officeooo:rsid="0382204c" officeooo:paragraph-rsid="038367a9"/>
    </style:style>
    <style:style style:name="P55" style:family="paragraph" style:parent-style-name="Corpo_20_do_20_Exemplo">
      <style:paragraph-properties fo:text-align="center" style:justify-single-word="false"/>
      <style:text-properties officeooo:rsid="0382204c" officeooo:paragraph-rsid="0385a05e"/>
    </style:style>
    <style:style style:name="P56" style:family="paragraph" style:parent-style-name="Corpo_20_do_20_Exemplo">
      <style:paragraph-properties fo:text-align="center" style:justify-single-word="false"/>
      <style:text-properties officeooo:rsid="0382204c" officeooo:paragraph-rsid="0385fb84"/>
    </style:style>
    <style:style style:name="P57" style:family="paragraph" style:parent-style-name="Corpo_20_do_20_Exemplo">
      <style:text-properties officeooo:rsid="038525fd" officeooo:paragraph-rsid="0385a05e"/>
    </style:style>
    <style:style style:name="P58" style:family="paragraph" style:parent-style-name="Corpo_20_do_20_Exemplo">
      <style:text-properties officeooo:paragraph-rsid="0385fb84"/>
    </style:style>
    <style:style style:name="P59" style:family="paragraph" style:parent-style-name="Corpo_20_do_20_Exemplo">
      <style:text-properties officeooo:paragraph-rsid="03883a6e"/>
    </style:style>
    <style:style style:name="P60" style:family="paragraph" style:parent-style-name="Corpo_20_do_20_Exemplo">
      <style:text-properties officeooo:rsid="038a38f6" officeooo:paragraph-rsid="038a38f6"/>
    </style:style>
    <style:style style:name="P61" style:family="paragraph" style:parent-style-name="Corpo_20_do_20_Exemplo">
      <style:text-properties officeooo:rsid="038a597a" officeooo:paragraph-rsid="038a597a"/>
    </style:style>
    <style:style style:name="P62" style:family="paragraph" style:parent-style-name="Corpo_20_do_20_Exemplo">
      <style:paragraph-properties fo:text-align="center" style:justify-single-word="false"/>
      <style:text-properties officeooo:rsid="038a597a" officeooo:paragraph-rsid="038a597a"/>
    </style:style>
    <style:style style:name="P63" style:family="paragraph" style:parent-style-name="Corpo_20_do_20_Exemplo">
      <style:text-properties officeooo:rsid="038cecb0" officeooo:paragraph-rsid="038cecb0"/>
    </style:style>
    <style:style style:name="P64" style:family="paragraph" style:parent-style-name="Corpo_20_do_20_Exemplo">
      <style:paragraph-properties fo:text-align="center" style:justify-single-word="false"/>
      <style:text-properties officeooo:rsid="038cecb0" officeooo:paragraph-rsid="038cecb0"/>
    </style:style>
    <style:style style:name="P65" style:family="paragraph" style:parent-style-name="Corpo_20_do_20_Exemplo">
      <style:text-properties officeooo:paragraph-rsid="03915df4"/>
    </style:style>
    <style:style style:name="P66" style:family="paragraph" style:parent-style-name="Corpo_20_do_20_Exemplo">
      <style:text-properties officeooo:rsid="039be529" officeooo:paragraph-rsid="039be529"/>
    </style:style>
    <style:style style:name="P67" style:family="paragraph" style:parent-style-name="Corpo_20_do_20_Exemplo">
      <style:paragraph-properties fo:text-align="center" style:justify-single-word="false"/>
      <style:text-properties officeooo:rsid="039be529" officeooo:paragraph-rsid="039be529"/>
    </style:style>
    <style:style style:name="P68" style:family="paragraph" style:parent-style-name="Corpo_20_do_20_Exemplo">
      <style:paragraph-properties fo:text-align="justify" style:justify-single-word="false"/>
      <style:text-properties officeooo:rsid="039be529" officeooo:paragraph-rsid="039be529"/>
    </style:style>
    <style:style style:name="P69" style:family="paragraph" style:parent-style-name="Corpo_20_do_20_Exemplo">
      <style:text-properties officeooo:rsid="039cf817" officeooo:paragraph-rsid="039cf817"/>
    </style:style>
    <style:style style:name="P70" style:family="paragraph" style:parent-style-name="Corpo_20_do_20_Exemplo">
      <style:paragraph-properties fo:text-align="center" style:justify-single-word="false"/>
      <style:text-properties officeooo:rsid="03a0c55b" officeooo:paragraph-rsid="03a0c55b"/>
    </style:style>
    <style:style style:name="P71" style:family="paragraph" style:parent-style-name="Corpo_20_do_20_Exemplo">
      <style:text-properties officeooo:rsid="03a0c55b" officeooo:paragraph-rsid="03a0c55b"/>
    </style:style>
    <style:style style:name="P72" style:family="paragraph" style:parent-style-name="Corpo_20_do_20_Exemplo">
      <style:text-properties officeooo:paragraph-rsid="03a0c55b"/>
    </style:style>
    <style:style style:name="P73" style:family="paragraph" style:parent-style-name="Corpo_20_do_20_Exemplo">
      <style:paragraph-properties fo:text-align="center" style:justify-single-word="false"/>
      <style:text-properties officeooo:rsid="03a1cb75" officeooo:paragraph-rsid="03a1cb75"/>
    </style:style>
    <style:style style:name="P74" style:family="paragraph" style:parent-style-name="Corpo_20_do_20_Exemplo">
      <style:paragraph-properties fo:text-align="center" style:justify-single-word="false"/>
      <style:text-properties officeooo:rsid="03a1cb75" officeooo:paragraph-rsid="03a4a62e"/>
    </style:style>
    <style:style style:name="P75" style:family="paragraph" style:parent-style-name="Corpo_20_do_20_Exemplo">
      <style:text-properties officeooo:rsid="03a1cb75" officeooo:paragraph-rsid="03a1cb75"/>
    </style:style>
    <style:style style:name="P76" style:family="paragraph" style:parent-style-name="Corpo_20_do_20_Exemplo">
      <style:text-properties officeooo:paragraph-rsid="03a3ef46"/>
    </style:style>
    <style:style style:name="P77" style:family="paragraph" style:parent-style-name="Corpo_20_do_20_Exemplo">
      <style:text-properties officeooo:rsid="03a5786f" officeooo:paragraph-rsid="03a5786f"/>
    </style:style>
    <style:style style:name="P78" style:family="paragraph" style:parent-style-name="Corpo_20_do_20_Exemplo">
      <style:text-properties officeooo:rsid="03a5fe82" officeooo:paragraph-rsid="03a5fe82"/>
    </style:style>
    <style:style style:name="P79" style:family="paragraph" style:parent-style-name="Corpo_20_do_20_Exemplo">
      <style:text-properties officeooo:rsid="03a71ece" officeooo:paragraph-rsid="03a71ece"/>
    </style:style>
    <style:style style:name="P80" style:family="paragraph" style:parent-style-name="Corpo_20_do_20_Exemplo">
      <style:text-properties officeooo:rsid="03a8b4e5" officeooo:paragraph-rsid="03a8c9a6"/>
    </style:style>
    <style:style style:name="P81" style:family="paragraph" style:parent-style-name="Corpo_20_do_20_Exemplo">
      <style:paragraph-properties fo:text-align="center" style:justify-single-word="false"/>
      <style:text-properties officeooo:rsid="03a8b4e5" officeooo:paragraph-rsid="03a8c9a6"/>
    </style:style>
    <style:style style:name="P82" style:family="paragraph" style:parent-style-name="Corpo_20_do_20_Exemplo">
      <style:text-properties officeooo:rsid="03a8c9a6" officeooo:paragraph-rsid="03a8c9a6"/>
    </style:style>
    <style:style style:name="P83" style:family="paragraph" style:parent-style-name="Corpo_20_do_20_Exemplo">
      <style:paragraph-properties fo:text-align="center" style:justify-single-word="false"/>
      <style:text-properties officeooo:rsid="03a8c9a6" officeooo:paragraph-rsid="03a8c9a6"/>
    </style:style>
    <style:style style:name="P84" style:family="paragraph" style:parent-style-name="Corpo_20_do_20_Exemplo">
      <style:text-properties officeooo:rsid="03a90308" officeooo:paragraph-rsid="03a90308"/>
    </style:style>
    <style:style style:name="P85" style:family="paragraph" style:parent-style-name="Corpo_20_do_20_Exemplo">
      <style:text-properties officeooo:rsid="03aa6375" officeooo:paragraph-rsid="03aa6375"/>
    </style:style>
    <style:style style:name="P86" style:family="paragraph" style:parent-style-name="Corpo_20_do_20_Exemplo">
      <style:paragraph-properties fo:text-align="center" style:justify-single-word="false"/>
      <style:text-properties officeooo:rsid="03aa6375" officeooo:paragraph-rsid="03aa6375"/>
    </style:style>
    <style:style style:name="P87" style:family="paragraph" style:parent-style-name="Corpo_20_do_20_Exemplo">
      <style:paragraph-properties fo:text-align="center" style:justify-single-word="false"/>
      <style:text-properties style:text-position="0% 100%" style:font-name="DejaVu Serif" officeooo:rsid="036d6951" officeooo:paragraph-rsid="036fc1e6" style:font-name-asian="Noto Serif CJK SC" style:font-name-complex="Noto Sans Devanagari1"/>
    </style:style>
    <style:style style:name="P88" style:family="paragraph" style:parent-style-name="Corpo_20_do_20_Exemplo">
      <style:text-properties officeooo:paragraph-rsid="03b53ac7"/>
    </style:style>
    <style:style style:name="P89" style:family="paragraph" style:parent-style-name="Corpo_20_do_20_Exemplo">
      <style:text-properties officeooo:rsid="03c66691"/>
    </style:style>
    <style:style style:name="P90" style:family="paragraph" style:parent-style-name="Corpo_20_do_20_Exemplo">
      <style:text-properties officeooo:rsid="03c66691" officeooo:paragraph-rsid="03c7867e"/>
    </style:style>
    <style:style style:name="P91" style:family="paragraph" style:parent-style-name="Corpo_20_do_20_Exemplo">
      <style:text-properties officeooo:rsid="03ca8ee4" officeooo:paragraph-rsid="03ca8ee4"/>
    </style:style>
    <style:style style:name="P92" style:family="paragraph" style:parent-style-name="Corpo_20_do_20_Exemplo">
      <style:text-properties officeooo:paragraph-rsid="03cac6e8"/>
    </style:style>
    <style:style style:name="P93" style:family="paragraph" style:parent-style-name="Corpo_20_do_20_Exemplo">
      <style:text-properties officeooo:rsid="03cac6e8" officeooo:paragraph-rsid="03cac6e8"/>
    </style:style>
    <style:style style:name="P94" style:family="paragraph" style:parent-style-name="Corpo_20_do_20_Exemplo">
      <style:text-properties officeooo:rsid="03cf108c" officeooo:paragraph-rsid="03cf108c"/>
    </style:style>
    <style:style style:name="P95" style:family="paragraph" style:parent-style-name="Corpo_20_do_20_Exemplo">
      <style:text-properties officeooo:rsid="03d0c64a" officeooo:paragraph-rsid="03d1751d"/>
    </style:style>
    <style:style style:name="P96" style:family="paragraph" style:parent-style-name="Corpo_20_do_20_Exemplo">
      <style:text-properties officeooo:paragraph-rsid="03d4bf1d"/>
    </style:style>
    <style:style style:name="P97" style:family="paragraph" style:parent-style-name="Corpo_20_do_20_Exemplo">
      <style:text-properties officeooo:rsid="03d6d24e" officeooo:paragraph-rsid="03d6d24e"/>
    </style:style>
    <style:style style:name="P98" style:family="paragraph" style:parent-style-name="Corpo_20_do_20_Exemplo">
      <style:paragraph-properties fo:text-align="center" style:justify-single-word="false"/>
      <style:text-properties officeooo:rsid="03d6d24e" officeooo:paragraph-rsid="03da4fbe"/>
    </style:style>
    <style:style style:name="P99" style:family="paragraph" style:parent-style-name="Corpo_20_do_20_Exemplo">
      <style:text-properties officeooo:paragraph-rsid="03db9d2c"/>
    </style:style>
    <style:style style:name="P100" style:family="paragraph" style:parent-style-name="Frame_20_contents">
      <style:paragraph-properties>
        <style:tab-stops>
          <style:tab-stop style:position="1.893cm"/>
          <style:tab-stop style:position="2.406cm"/>
        </style:tab-stops>
      </style:paragraph-properties>
      <style:text-properties officeooo:paragraph-rsid="0377590b"/>
    </style:style>
    <style:style style:name="P101" style:family="paragraph" style:parent-style-name="Frame_20_contents">
      <style:paragraph-properties fo:text-align="start" style:justify-single-word="false">
        <style:tab-stops>
          <style:tab-stop style:position="0.497cm"/>
          <style:tab-stop style:position="0.995cm"/>
          <style:tab-stop style:position="3.496cm"/>
          <style:tab-stop style:position="4.105cm"/>
        </style:tab-stops>
      </style:paragraph-properties>
      <style:text-properties officeooo:paragraph-rsid="038c1e9d"/>
    </style:style>
    <style:style style:name="P102" style:family="paragraph" style:parent-style-name="Frame_20_contents">
      <style:paragraph-properties fo:text-align="start" style:justify-single-word="false">
        <style:tab-stops>
          <style:tab-stop style:position="0.497cm"/>
          <style:tab-stop style:position="0.995cm"/>
          <style:tab-stop style:position="3.496cm"/>
          <style:tab-stop style:position="4.105cm"/>
        </style:tab-stops>
      </style:paragraph-properties>
      <style:text-properties officeooo:paragraph-rsid="038fe781"/>
    </style:style>
    <style:style style:name="P103" style:family="paragraph" style:parent-style-name="Frame_20_contents">
      <style:paragraph-properties fo:text-align="start" style:justify-single-word="false">
        <style:tab-stops>
          <style:tab-stop style:position="0.337cm"/>
          <style:tab-stop style:position="0.898cm"/>
          <style:tab-stop style:position="3.096cm"/>
          <style:tab-stop style:position="3.304cm"/>
          <style:tab-stop style:position="3.607cm"/>
        </style:tab-stops>
      </style:paragraph-properties>
      <style:text-properties officeooo:rsid="03a2f9da" officeooo:paragraph-rsid="03a2f9da"/>
    </style:style>
    <style:style style:name="P104" style:family="paragraph" style:parent-style-name="Título_20_do_20_Exemplo">
      <style:text-properties officeooo:rsid="036af0d2" officeooo:paragraph-rsid="036af0d2"/>
    </style:style>
    <style:style style:name="P105" style:family="paragraph" style:parent-style-name="Título_20_do_20_Exemplo">
      <style:text-properties officeooo:rsid="036d6951" officeooo:paragraph-rsid="036d6951"/>
    </style:style>
    <style:style style:name="P106" style:family="paragraph" style:parent-style-name="Título_20_do_20_Exemplo">
      <style:text-properties officeooo:rsid="0373b84d" officeooo:paragraph-rsid="0373b84d"/>
    </style:style>
    <style:style style:name="P107" style:family="paragraph" style:parent-style-name="Título_20_do_20_Exemplo">
      <style:text-properties officeooo:rsid="0380c9bb" officeooo:paragraph-rsid="0380c9bb"/>
    </style:style>
    <style:style style:name="P108" style:family="paragraph" style:parent-style-name="Título_20_do_20_Exemplo">
      <style:text-properties officeooo:rsid="039be529" officeooo:paragraph-rsid="039be529"/>
    </style:style>
    <style:style style:name="P109" style:family="paragraph" style:parent-style-name="Título_20_do_20_Exemplo">
      <style:text-properties officeooo:rsid="039cf817" officeooo:paragraph-rsid="039cf817"/>
    </style:style>
    <style:style style:name="P110" style:family="paragraph" style:parent-style-name="Título_20_do_20_Exemplo">
      <style:text-properties officeooo:rsid="03a5786f" officeooo:paragraph-rsid="03a5786f"/>
    </style:style>
    <style:style style:name="P111" style:family="paragraph" style:parent-style-name="Título_20_do_20_Exemplo">
      <style:text-properties officeooo:rsid="03a71ece" officeooo:paragraph-rsid="03a71ece"/>
    </style:style>
    <style:style style:name="P112" style:family="paragraph" style:parent-style-name="Título_20_do_20_Exemplo">
      <style:text-properties officeooo:rsid="03c66691" officeooo:paragraph-rsid="03c66691"/>
    </style:style>
    <style:style style:name="P113" style:family="paragraph" style:parent-style-name="Título_20_do_20_Exemplo">
      <style:text-properties officeooo:rsid="03ca8ee4" officeooo:paragraph-rsid="03ca8ee4"/>
    </style:style>
    <style:style style:name="P114" style:family="paragraph" style:parent-style-name="Título_20_do_20_Exemplo">
      <style:text-properties officeooo:rsid="03cf108c" officeooo:paragraph-rsid="03cf108c"/>
    </style:style>
    <style:style style:name="P115" style:family="paragraph" style:parent-style-name="Título_20_do_20_Exemplo">
      <style:text-properties officeooo:rsid="03d6d24e" officeooo:paragraph-rsid="03d6d24e"/>
    </style:style>
    <style:style style:name="P116"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0ae53" fo:hyphenate="true" fo:hyphenation-remain-char-count="2" fo:hyphenation-push-char-count="2" loext:hyphenation-no-caps="false"/>
    </style:style>
    <style:style style:name="P117"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ac6e8" fo:hyphenate="true" fo:hyphenation-remain-char-count="2" fo:hyphenation-push-char-count="2" loext:hyphenation-no-caps="false"/>
    </style:style>
    <style:style style:name="P118"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b360a" fo:hyphenate="true" fo:hyphenation-remain-char-count="2" fo:hyphenation-push-char-count="2" loext:hyphenation-no-caps="false"/>
    </style:style>
    <style:style style:name="P119"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d35eb6" fo:hyphenate="true" fo:hyphenation-remain-char-count="2" fo:hyphenation-push-char-count="2" loext:hyphenation-no-caps="false"/>
    </style:style>
    <style:style style:name="P120"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d4bf1d" fo:hyphenate="true" fo:hyphenation-remain-char-count="2" fo:hyphenation-push-char-count="2" loext:hyphenation-no-caps="false"/>
    </style:style>
    <style:style style:name="P121"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e15156" fo:hyphenate="true" fo:hyphenation-remain-char-count="2" fo:hyphenation-push-char-count="2" loext:hyphenation-no-caps="false"/>
    </style:style>
    <style:style style:name="P122"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e1673c" fo:hyphenate="true" fo:hyphenation-remain-char-count="2" fo:hyphenation-push-char-count="2" loext:hyphenation-no-caps="false"/>
    </style:style>
    <style:style style:name="P123" style:family="paragraph" style:parent-style-name="Corpo_20_do_20_Exemplo">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b360a" fo:hyphenate="true" fo:hyphenation-remain-char-count="2" fo:hyphenation-push-char-count="2" loext:hyphenation-no-caps="false"/>
    </style:style>
    <style:style style:name="P124" style:family="paragraph" style:parent-style-name="Corpo_20_do_20_Exemplo">
      <loext:graphic-properties draw:fill="none"/>
      <style:paragraph-properties fo:margin-left="1.199cm" fo:margin-right="0cm" fo:margin-top="0cm" fo:margin-bottom="0.247cm" loext:contextual-spacing="false" fo:line-height="115%" fo:text-align="start" style:justify-single-word="false" fo:hyphenation-ladder-count="no-limit" fo:text-indent="-1.199cm" style:auto-text-indent="false" fo:background-color="transparent" fo:padding="0.049cm" fo:border="0.06pt solid #000000">
        <style:tab-stops>
          <style:tab-stop style:position="2.999cm"/>
          <style:tab-stop style:position="6.398cm"/>
          <style:tab-stop style:position="6.895cm"/>
        </style:tab-stops>
      </style:paragraph-properties>
      <style:text-properties style:font-name="DejaVu Serif" fo:font-size="11pt" officeooo:rsid="03c0ae53" officeooo:paragraph-rsid="03ce11a1" fo:hyphenate="true" fo:hyphenation-remain-char-count="2" fo:hyphenation-push-char-count="2" loext:hyphenation-no-caps="false"/>
    </style:style>
    <style:style style:name="P125" style:family="paragraph" style:parent-style-name="Corpo_20_do_20_Exemplo">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35eb6" fo:hyphenate="true" fo:hyphenation-remain-char-count="2" fo:hyphenation-push-char-count="2" loext:hyphenation-no-caps="false"/>
    </style:style>
    <style:style style:name="P126" style:family="paragraph" style:parent-style-name="Corpo_20_do_20_Exemplo">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4bf1d" fo:hyphenate="true" fo:hyphenation-remain-char-count="2" fo:hyphenation-push-char-count="2" loext:hyphenation-no-caps="false"/>
    </style:style>
    <style:style style:name="P127"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35eb6" fo:hyphenate="true" fo:hyphenation-remain-char-count="2" fo:hyphenation-push-char-count="2" loext:hyphenation-no-caps="false"/>
    </style:style>
    <style:style style:name="P128"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4bf1d" fo:hyphenate="true" fo:hyphenation-remain-char-count="2" fo:hyphenation-push-char-count="2" loext:hyphenation-no-caps="false"/>
    </style:style>
    <style:style style:name="P129"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c3332c" fo:hyphenate="true" fo:hyphenation-remain-char-count="2" fo:hyphenation-push-char-count="2" loext:hyphenation-no-caps="false"/>
    </style:style>
    <style:style style:name="P130"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e1673c" fo:hyphenate="true" fo:hyphenation-remain-char-count="2" fo:hyphenation-push-char-count="2" loext:hyphenation-no-caps="false"/>
    </style:style>
    <style:style style:name="P131"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e32e32" fo:hyphenate="true" fo:hyphenation-remain-char-count="2" fo:hyphenation-push-char-count="2" loext:hyphenation-no-caps="false"/>
    </style:style>
    <style:style style:name="P132" style:family="paragraph" style:parent-style-name="Corpo_20_do_20_Exemplo">
      <loext:graphic-properties draw:fill="none"/>
      <style:paragraph-properties fo:margin-left="1.199cm" fo:margin-right="0cm" fo:margin-top="0cm" fo:margin-bottom="0.247cm" loext:contextual-spacing="false" fo:line-height="115%" fo:text-align="start" style:justify-single-word="false" fo:hyphenation-ladder-count="no-limit" fo:text-indent="-1.199cm" style:auto-text-indent="false" fo:background-color="transparent" fo:padding="0.049cm" fo:border="0.06pt solid #000000">
        <style:tab-stops>
          <style:tab-stop style:position="2.9cm"/>
          <style:tab-stop style:position="4.704cm"/>
          <style:tab-stop style:position="5.154cm"/>
          <style:tab-stop style:position="9.407cm"/>
        </style:tab-stops>
      </style:paragraph-properties>
      <style:text-properties officeooo:paragraph-rsid="03e32e32" fo:hyphenate="true" fo:hyphenation-remain-char-count="2" fo:hyphenation-push-char-count="2" loext:hyphenation-no-caps="false"/>
    </style:style>
    <style:style style:name="P133" style:family="paragraph" style:parent-style-name="Footnote">
      <style:text-properties officeooo:rsid="03bfba42" officeooo:paragraph-rsid="03bfba42"/>
    </style:style>
    <style:style style:name="P134" style:family="paragraph" style:parent-style-name="Footnote">
      <style:text-properties officeooo:paragraph-rsid="03bfba42"/>
    </style:style>
    <style:style style:name="P135" style:family="paragraph" style:parent-style-name="Corpo_20_do_20_Exemplo">
      <style:text-properties style:font-name="DejaVu Serif1" officeooo:rsid="03d0c64a" officeooo:paragraph-rsid="03d1751d" style:font-name-asian="DejaVu Serif1" style:font-name-complex="DejaVu Serif1"/>
    </style:style>
    <style:style style:name="P136"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0ae53" fo:hyphenate="true" fo:hyphenation-remain-char-count="2" fo:hyphenation-push-char-count="2" loext:hyphenation-no-caps="false"/>
    </style:style>
    <style:style style:name="P137"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7867e" officeooo:paragraph-rsid="03c7867e" fo:hyphenate="true" fo:hyphenation-remain-char-count="2" fo:hyphenation-push-char-count="2" loext:hyphenation-no-caps="false"/>
    </style:style>
    <style:style style:name="P138" style:family="paragraph" style:parent-style-name="Corpo_20_do_20_Exemplo">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b360a" officeooo:paragraph-rsid="03cb360a" style:font-name-asian="Noto Serif CJK SC" style:font-name-complex="Noto Sans Devanagari1" fo:hyphenate="true" fo:hyphenation-remain-char-count="2" fo:hyphenation-push-char-count="2" loext:hyphenation-no-caps="false"/>
    </style:style>
    <style:style style:name="P139" style:family="paragraph" style:parent-style-name="Corpo_20_do_20_Exemplo" style:list-style-name="L1">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c7867e" fo:hyphenate="true" fo:hyphenation-remain-char-count="2" fo:hyphenation-push-char-count="2" loext:hyphenation-no-caps="false"/>
    </style:style>
    <style:style style:name="P140" style:family="paragraph" style:parent-style-name="Heading_20_1">
      <style:text-properties style:font-name="DejaVu Sans" fo:font-size="17.5pt" fo:font-weight="bold" officeooo:rsid="0365a6d1" officeooo:paragraph-rsid="0365a6d1" style:font-name-asian="Noto Sans CJK SC" style:font-size-asian="18.2000007629395pt" style:font-weight-asian="bold" style:font-name-complex="Noto Sans Devanagari1" style:font-size-complex="18.2000007629395pt" style:font-weight-complex="bold"/>
    </style:style>
    <style:style style:name="P141" style:family="paragraph" style:parent-style-name="Heading_20_2">
      <style:text-properties officeooo:rsid="03687c69" officeooo:paragraph-rsid="03687c69"/>
    </style:style>
    <style:style style:name="P142" style:family="paragraph" style:parent-style-name="Heading_20_2">
      <style:text-properties officeooo:rsid="03b18b49" officeooo:paragraph-rsid="03b18b49"/>
    </style:style>
    <style:style style:name="P143" style:family="paragraph" style:parent-style-name="Heading_20_3">
      <style:text-properties officeooo:rsid="03ca5ebe" officeooo:paragraph-rsid="03ca5ebe"/>
    </style:style>
    <style:style style:name="P144" style:family="paragraph" style:parent-style-name="Text_20_body" style:list-style-name="L2">
      <style:text-properties officeooo:paragraph-rsid="02a67f5d"/>
    </style:style>
    <style:style style:name="P1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style:font-name="DejaVu Serif"/>
    </style:style>
    <style:style style:name="T5" style:family="text">
      <style:text-properties style:font-name="DejaVu Serif" fo:font-size="11pt" officeooo:rsid="0123ec85"/>
    </style:style>
    <style:style style:name="T6" style:family="text">
      <style:text-properties style:font-name="DejaVu Serif" fo:font-size="11pt" officeooo:rsid="036b45de" style:font-name-asian="Noto Serif CJK SC" style:font-name-complex="Noto Sans Devanagari1"/>
    </style:style>
    <style:style style:name="T7" style:family="text">
      <style:text-properties style:font-name="DejaVu Serif" fo:font-size="11pt" officeooo:rsid="03cac6e8" style:font-name-asian="Noto Serif CJK SC" style:font-name-complex="Noto Sans Devanagari1"/>
    </style:style>
    <style:style style:name="T8" style:family="text">
      <style:text-properties style:font-name="DejaVu Serif" fo:font-size="11pt" officeooo:rsid="02b31282"/>
    </style:style>
    <style:style style:name="T9" style:family="text">
      <style:text-properties style:font-name="DejaVu Serif" fo:font-size="11pt" officeooo:rsid="0372b0e9"/>
    </style:style>
    <style:style style:name="T10" style:family="text">
      <style:text-properties style:font-name="DejaVu Serif" fo:font-size="11pt" officeooo:rsid="0373b84d"/>
    </style:style>
    <style:style style:name="T11" style:family="text">
      <style:text-properties style:font-name="DejaVu Serif" fo:font-size="11pt" officeooo:rsid="037cd46d"/>
    </style:style>
    <style:style style:name="T12" style:family="text">
      <style:text-properties style:font-name="DejaVu Serif" fo:font-size="11pt" officeooo:rsid="037e4f95"/>
    </style:style>
    <style:style style:name="T13" style:family="text">
      <style:text-properties style:font-name="DejaVu Serif" fo:font-size="11pt" officeooo:rsid="0380c9bb"/>
    </style:style>
    <style:style style:name="T14" style:family="text">
      <style:text-properties style:font-name="DejaVu Serif" fo:font-size="11pt" officeooo:rsid="03915df4"/>
    </style:style>
    <style:style style:name="T15" style:family="text">
      <style:text-properties style:font-name="DejaVu Serif" fo:font-size="11pt" officeooo:rsid="03969401"/>
    </style:style>
    <style:style style:name="T16" style:family="text">
      <style:text-properties style:font-name="DejaVu Serif" fo:font-size="11pt" officeooo:rsid="039a8d11"/>
    </style:style>
    <style:style style:name="T17" style:family="text">
      <style:text-properties style:font-name="DejaVu Serif" fo:font-size="11pt" officeooo:rsid="03a0c55b"/>
    </style:style>
    <style:style style:name="T18" style:family="text">
      <style:text-properties style:font-name="DejaVu Serif" fo:font-size="11pt" officeooo:rsid="03a3ef46"/>
    </style:style>
    <style:style style:name="T19" style:family="text">
      <style:text-properties style:font-name="DejaVu Serif" fo:font-size="11pt" officeooo:rsid="03a52531"/>
    </style:style>
    <style:style style:name="T20" style:family="text">
      <style:text-properties style:font-name="DejaVu Serif" fo:font-size="11pt" officeooo:rsid="039cf817"/>
    </style:style>
    <style:style style:name="T21" style:family="text">
      <style:text-properties style:font-name="DejaVu Serif" fo:font-size="11pt" officeooo:rsid="03a90308"/>
    </style:style>
    <style:style style:name="T22" style:family="text">
      <style:text-properties style:font-name="DejaVu Serif" fo:font-size="11pt" officeooo:rsid="039be529"/>
    </style:style>
    <style:style style:name="T23" style:family="text">
      <style:text-properties style:font-name="DejaVu Serif" fo:font-size="11pt" officeooo:rsid="03abe435"/>
    </style:style>
    <style:style style:name="T24" style:family="text">
      <style:text-properties style:font-name="DejaVu Serif" fo:font-size="11pt" officeooo:rsid="03aef4fa"/>
    </style:style>
    <style:style style:name="T25" style:family="text">
      <style:text-properties style:font-name="DejaVu Serif" fo:font-size="11pt" officeooo:rsid="03b0bd0c"/>
    </style:style>
    <style:style style:name="T26" style:family="text">
      <style:text-properties style:font-name="DejaVu Serif" fo:font-size="11pt" officeooo:rsid="03b5933a"/>
    </style:style>
    <style:style style:name="T27" style:family="text">
      <style:text-properties style:font-name="DejaVu Serif" fo:font-size="11pt" officeooo:rsid="03b9f062"/>
    </style:style>
    <style:style style:name="T28" style:family="text">
      <style:text-properties style:font-name="DejaVu Serif" fo:font-size="11pt" officeooo:rsid="03bbed15"/>
    </style:style>
    <style:style style:name="T29" style:family="text">
      <style:text-properties style:font-name="DejaVu Serif" fo:font-size="11pt" officeooo:rsid="03bc5a1e"/>
    </style:style>
    <style:style style:name="T30" style:family="text">
      <style:text-properties style:font-name="DejaVu Serif" fo:font-size="11pt" officeooo:rsid="03bd91c9"/>
    </style:style>
    <style:style style:name="T31" style:family="text">
      <style:text-properties style:font-name="DejaVu Serif" fo:font-size="11pt" officeooo:rsid="03c0ae53"/>
    </style:style>
    <style:style style:name="T32" style:family="text">
      <style:text-properties style:font-name="DejaVu Serif" fo:font-size="11pt" officeooo:rsid="03c3332c"/>
    </style:style>
    <style:style style:name="T33" style:family="text">
      <style:text-properties style:font-name="DejaVu Serif" fo:font-size="11pt" officeooo:rsid="03c7867e"/>
    </style:style>
    <style:style style:name="T34" style:family="text">
      <style:text-properties style:font-name="DejaVu Serif" fo:font-size="11pt" fo:font-weight="bold" officeooo:rsid="03c7867e" style:font-weight-asian="bold" style:font-weight-complex="bold"/>
    </style:style>
    <style:style style:name="T35" style:family="text">
      <style:text-properties style:font-name="DejaVu Serif" fo:font-size="11pt" officeooo:rsid="03c7f841"/>
    </style:style>
    <style:style style:name="T36" style:family="text">
      <style:text-properties style:font-name="DejaVu Serif" fo:font-size="11pt" officeooo:rsid="03db9d2c"/>
    </style:style>
    <style:style style:name="T37" style:family="text">
      <style:text-properties style:font-name="DejaVu Serif" fo:font-size="11pt" officeooo:rsid="03e49382"/>
    </style:style>
    <style:style style:name="T38" style:family="text">
      <style:text-properties style:font-name="DejaVu Serif" fo:font-size="11pt" officeooo:rsid="03e67648"/>
    </style:style>
    <style:style style:name="T39" style:family="text">
      <style:text-properties style:font-name="DejaVu Serif" style:font-name-asian="Noto Serif CJK SC" style:font-name-complex="Noto Sans Devanagari1"/>
    </style:style>
    <style:style style:name="T40" style:family="text">
      <style:text-properties style:font-name="DejaVu Serif" officeooo:rsid="036b45de" style:font-name-asian="Noto Serif CJK SC" style:font-name-complex="Noto Sans Devanagari1"/>
    </style:style>
    <style:style style:name="T41" style:family="text">
      <style:text-properties style:font-name="DejaVu Serif" officeooo:rsid="036af0d2" style:font-name-asian="Noto Serif CJK SC" style:font-name-complex="Noto Sans Devanagari1"/>
    </style:style>
    <style:style style:name="T42" style:family="text">
      <style:text-properties style:font-name="DejaVu Serif" officeooo:rsid="036fc1e6" style:font-name-asian="Noto Serif CJK SC" style:font-name-complex="Noto Sans Devanagari1"/>
    </style:style>
    <style:style style:name="T43" style:family="text">
      <style:text-properties style:font-name="DejaVu Serif" officeooo:rsid="038e5dae" style:font-name-asian="Noto Serif CJK SC" style:font-name-complex="Noto Sans Devanagari1"/>
    </style:style>
    <style:style style:name="T44" style:family="text">
      <style:text-properties style:font-name="DejaVu Serif" officeooo:rsid="03ca8ee4" style:font-name-asian="Noto Serif CJK SC" style:font-name-complex="Noto Sans Devanagari1"/>
    </style:style>
    <style:style style:name="T45" style:family="text">
      <style:text-properties style:font-name="DejaVu Serif" officeooo:rsid="03d7e343" style:font-name-asian="Noto Serif CJK SC" style:font-name-complex="Noto Sans Devanagari1"/>
    </style:style>
    <style:style style:name="T46" style:family="text">
      <style:text-properties style:font-name="DejaVu Serif" officeooo:rsid="0377590b"/>
    </style:style>
    <style:style style:name="T47" style:family="text">
      <style:text-properties style:font-name="DejaVu Serif" officeooo:rsid="0380c9bb"/>
    </style:style>
    <style:style style:name="T48" style:family="text">
      <style:text-properties style:font-name="DejaVu Serif" officeooo:rsid="038e5dae"/>
    </style:style>
    <style:style style:name="T49" style:family="text">
      <style:text-properties style:font-name="DejaVu Serif" officeooo:rsid="03a90308"/>
    </style:style>
    <style:style style:name="T50" style:family="text">
      <style:text-properties style:font-name="DejaVu Serif" fo:font-size="10pt" officeooo:rsid="03bfba42" style:font-size-asian="10pt" style:font-size-complex="10pt"/>
    </style:style>
    <style:style style:name="T51" style:family="text">
      <style:text-properties officeooo:rsid="0123ec85"/>
    </style:style>
    <style:style style:name="T52" style:family="text">
      <style:text-properties officeooo:rsid="0125b2c7"/>
    </style:style>
    <style:style style:name="T53" style:family="text">
      <style:text-properties style:text-position="super 58%"/>
    </style:style>
    <style:style style:name="T54" style:family="text">
      <style:text-properties style:text-position="super 58%" style:font-name="DejaVu Serif"/>
    </style:style>
    <style:style style:name="T55" style:family="text">
      <style:text-properties style:text-position="super 58%" style:font-name="DejaVu Serif" style:font-name-asian="Noto Serif CJK SC" style:font-name-complex="Noto Sans Devanagari1"/>
    </style:style>
    <style:style style:name="T56" style:family="text">
      <style:text-properties style:text-position="super 58%" style:font-name="DejaVu Serif" officeooo:rsid="038e5dae" style:font-name-asian="Noto Serif CJK SC" style:font-name-complex="Noto Sans Devanagari1"/>
    </style:style>
    <style:style style:name="T57" style:family="text">
      <style:text-properties style:text-position="super 58%" style:font-name="DejaVu Serif" officeooo:rsid="038fe781" style:font-name-asian="Noto Serif CJK SC" style:font-name-complex="Noto Sans Devanagari1"/>
    </style:style>
    <style:style style:name="T58" style:family="text">
      <style:text-properties style:text-position="super 58%" style:font-name="DejaVu Serif" officeooo:rsid="03d7e343" style:font-name-asian="Noto Serif CJK SC" style:font-name-complex="Noto Sans Devanagari1"/>
    </style:style>
    <style:style style:name="T59" style:family="text">
      <style:text-properties style:text-position="super 58%" style:font-name="DejaVu Serif" fo:font-size="11pt"/>
    </style:style>
    <style:style style:name="T60" style:family="text">
      <style:text-properties style:text-position="super 58%" style:font-name="DejaVu Serif" fo:font-size="11pt" officeooo:rsid="03a8c9a6"/>
    </style:style>
    <style:style style:name="T61" style:family="text">
      <style:text-properties style:text-position="super 58%" style:font-name="DejaVu Serif" officeooo:rsid="038e5dae"/>
    </style:style>
    <style:style style:name="T62" style:family="text">
      <style:text-properties style:text-position="super 58%" officeooo:rsid="038e5dae"/>
    </style:style>
    <style:style style:name="T63" style:family="text">
      <style:text-properties style:text-position="super 58%" style:font-name="DejaVu Serif1" style:font-name-asian="DejaVu Serif1" style:font-name-complex="DejaVu Serif1"/>
    </style:style>
    <style:style style:name="T64" style:family="text">
      <style:text-properties style:text-position="super 58%" style:font-name="DejaVu Serif1" officeooo:rsid="03768be3" style:font-name-asian="DejaVu Serif1" style:font-name-complex="DejaVu Serif1"/>
    </style:style>
    <style:style style:name="T65" style:family="text">
      <style:text-properties style:text-position="super 58%" style:font-name="DejaVu Serif1" officeooo:rsid="03d1751d" style:font-name-asian="DejaVu Serif1" style:font-name-complex="DejaVu Serif1"/>
    </style:style>
    <style:style style:name="T66" style:family="text">
      <style:text-properties style:text-position="super 58%" style:font-name="DejaVu Serif1" officeooo:rsid="03a90308"/>
    </style:style>
    <style:style style:name="T67" style:family="text">
      <style:text-properties style:text-position="super 58%" style:font-name="DejaVu Serif1" style:font-name-asian="Noto Serif CJK SC" style:font-name-complex="Noto Sans Devanagari1"/>
    </style:style>
    <style:style style:name="T68" style:family="text">
      <style:text-properties style:text-position="super 58%" style:font-name="DejaVu Serif1" officeooo:rsid="03d4bf1d" style:font-name-asian="Noto Serif CJK SC" style:font-name-complex="Noto Sans Devanagari1"/>
    </style:style>
    <style:style style:name="T69" style:family="text">
      <style:text-properties style:text-position="super 58%" style:font-name="DejaVu Serif1" officeooo:rsid="03d6d24e" style:font-name-asian="Noto Serif CJK SC" style:font-name-complex="Noto Sans Devanagari1"/>
    </style:style>
    <style:style style:name="T70" style:family="text">
      <style:text-properties style:text-position="super 58%" style:font-name="DejaVu Serif1" officeooo:rsid="03e1673c" style:font-name-asian="Noto Serif CJK SC" style:font-name-complex="Noto Sans Devanagari1"/>
    </style:style>
    <style:style style:name="T71" style:family="text">
      <style:text-properties style:text-position="super 58%" style:font-name="DejaVu Serif1" officeooo:rsid="03d35eb6" style:font-name-asian="Noto Serif CJK SC" style:font-name-complex="Noto Sans Devanagari1"/>
    </style:style>
    <style:style style:name="T72" style:family="text">
      <style:text-properties style:text-position="super 58%" style:font-name="DejaVu Serif1" fo:font-size="11pt" officeooo:rsid="03d4bf1d" style:font-name-asian="Noto Serif CJK SC" style:font-name-complex="Noto Sans Devanagari1"/>
    </style:style>
    <style:style style:name="T73" style:family="text">
      <style:text-properties style:text-position="super 58%" style:font-name="DejaVu Serif1" fo:font-size="11pt" officeooo:rsid="03e2dbdd" style:font-name-asian="Noto Serif CJK SC" style:font-name-complex="Noto Sans Devanagari1"/>
    </style:style>
    <style:style style:name="T74" style:family="text">
      <style:text-properties style:text-position="super 58%" style:font-name="DejaVu Serif1" fo:font-size="11pt" officeooo:rsid="03e32e32" style:font-name-asian="Noto Serif CJK SC" style:font-name-complex="Noto Sans Devanagari1"/>
    </style:style>
    <style:style style:name="T75" style:family="text">
      <style:text-properties style:text-position="super 58%" officeooo:rsid="0397c192"/>
    </style:style>
    <style:style style:name="T76" style:family="text">
      <style:text-properties style:text-position="super 58%" officeooo:rsid="03a8c9a6"/>
    </style:style>
    <style:style style:name="T77" style:family="text">
      <style:text-properties style:text-position="super 58%" officeooo:rsid="03a90308"/>
    </style:style>
    <style:style style:name="T78" style:family="text">
      <style:text-properties style:text-position="super 58%" officeooo:rsid="03abe435"/>
    </style:style>
    <style:style style:name="T79" style:family="text">
      <style:text-properties style:text-position="super 58%" officeooo:rsid="03db9d2c"/>
    </style:style>
    <style:style style:name="T80" style:family="text">
      <style:text-properties style:text-position="sub 58%"/>
    </style:style>
    <style:style style:name="T81" style:family="text">
      <style:text-properties style:text-position="sub 58%" style:font-name="DejaVu Serif" style:font-name-asian="Noto Serif CJK SC" style:font-name-complex="Noto Sans Devanagari1"/>
    </style:style>
    <style:style style:name="T82" style:family="text">
      <style:text-properties style:text-position="sub 58%" style:font-name="DejaVu Serif" officeooo:rsid="036af0d2" style:font-name-asian="Noto Serif CJK SC" style:font-name-complex="Noto Sans Devanagari1"/>
    </style:style>
    <style:style style:name="T83" style:family="text">
      <style:text-properties style:text-position="sub 58%" style:font-name="DejaVu Serif" officeooo:rsid="0382204c" style:font-name-asian="Noto Serif CJK SC" style:font-name-complex="Noto Sans Devanagari1"/>
    </style:style>
    <style:style style:name="T84" style:family="text">
      <style:text-properties style:text-position="sub 58%" style:font-name="DejaVu Serif" fo:font-size="11pt" officeooo:rsid="039cf817"/>
    </style:style>
    <style:style style:name="T85" style:family="text">
      <style:text-properties style:text-position="sub 58%" style:font-name="DejaVu Serif" fo:font-size="11pt" officeooo:rsid="039be529"/>
    </style:style>
    <style:style style:name="T86" style:family="text">
      <style:text-properties style:text-position="sub 58%" style:font-name="DejaVu Serif" fo:font-size="11pt" officeooo:rsid="03a90308"/>
    </style:style>
    <style:style style:name="T87" style:family="text">
      <style:text-properties style:text-position="sub 58%" style:font-name="DejaVu Serif" fo:font-size="11pt" officeooo:rsid="03e8a872"/>
    </style:style>
    <style:style style:name="T88" style:family="text">
      <style:text-properties style:text-position="sub 58%" style:font-name="DejaVu Serif" officeooo:rsid="0377590b"/>
    </style:style>
    <style:style style:name="T89" style:family="text">
      <style:text-properties style:text-position="sub 58%" style:font-name="DejaVu Serif" officeooo:rsid="0380c9bb"/>
    </style:style>
    <style:style style:name="T90" style:family="text">
      <style:text-properties style:text-position="sub 58%" style:font-name="DejaVu Serif" officeooo:rsid="0382204c"/>
    </style:style>
    <style:style style:name="T91" style:family="text">
      <style:text-properties style:text-position="sub 58%" officeooo:rsid="0369f429"/>
    </style:style>
    <style:style style:name="T92" style:family="text">
      <style:text-properties style:text-position="sub 58%" officeooo:rsid="03768be3"/>
    </style:style>
    <style:style style:name="T93" style:family="text">
      <style:text-properties style:text-position="sub 58%" officeooo:rsid="0379e690"/>
    </style:style>
    <style:style style:name="T94" style:family="text">
      <style:text-properties style:text-position="sub 58%" style:font-name="DejaVu Serif1" style:font-name-asian="DejaVu Serif1" style:font-name-complex="DejaVu Serif1"/>
    </style:style>
    <style:style style:name="T95" style:family="text">
      <style:text-properties style:text-position="sub 58%" style:font-name="DejaVu Serif1" officeooo:rsid="03768be3" style:font-name-asian="DejaVu Serif1" style:font-name-complex="DejaVu Serif1"/>
    </style:style>
    <style:style style:name="T96" style:family="text">
      <style:text-properties style:text-position="sub 58%" style:font-name="DejaVu Serif1" officeooo:rsid="03931e42"/>
    </style:style>
    <style:style style:name="T97" style:family="text">
      <style:text-properties style:text-position="sub 58%" style:font-name="DejaVu Serif1" officeooo:rsid="03a90308"/>
    </style:style>
    <style:style style:name="T98" style:family="text">
      <style:text-properties style:text-position="sub 58%" officeooo:rsid="0380c9bb"/>
    </style:style>
    <style:style style:name="T99" style:family="text">
      <style:text-properties style:text-position="sub 58%" officeooo:rsid="0382204c"/>
    </style:style>
    <style:style style:name="T100" style:family="text">
      <style:text-properties style:text-position="sub 58%" officeooo:rsid="0385a05e"/>
    </style:style>
    <style:style style:name="T101" style:family="text">
      <style:text-properties style:text-position="sub 58%" officeooo:rsid="0385fb84"/>
    </style:style>
    <style:style style:name="T102" style:family="text">
      <style:text-properties style:text-position="sub 58%" officeooo:rsid="03883a6e"/>
    </style:style>
    <style:style style:name="T103" style:family="text">
      <style:text-properties style:text-position="sub 58%" officeooo:rsid="038a597a"/>
    </style:style>
    <style:style style:name="T104" style:family="text">
      <style:text-properties style:text-position="sub 58%" officeooo:rsid="03950a46"/>
    </style:style>
    <style:style style:name="T105" style:family="text">
      <style:text-properties style:text-position="sub 58%" officeooo:rsid="039cf817"/>
    </style:style>
    <style:style style:name="T106" style:family="text">
      <style:text-properties style:text-position="sub 58%" officeooo:rsid="039be529"/>
    </style:style>
    <style:style style:name="T107" style:family="text">
      <style:text-properties style:text-position="sub 58%" officeooo:rsid="03abe435"/>
    </style:style>
    <style:style style:name="T108" style:family="text">
      <style:text-properties style:text-position="sub 58%" officeooo:rsid="03e8a872"/>
    </style:style>
    <style:style style:name="T109" style:family="text">
      <style:text-properties style:text-position="0% 100%"/>
    </style:style>
    <style:style style:name="T110" style:family="text">
      <style:text-properties style:text-position="0% 100%" style:font-name="DejaVu Serif" style:font-name-asian="Noto Serif CJK SC" style:font-name-complex="Noto Sans Devanagari1"/>
    </style:style>
    <style:style style:name="T111" style:family="text">
      <style:text-properties style:text-position="0% 100%" style:font-name="DejaVu Serif" officeooo:rsid="036af0d2" style:font-name-asian="Noto Serif CJK SC" style:font-name-complex="Noto Sans Devanagari1"/>
    </style:style>
    <style:style style:name="T112" style:family="text">
      <style:text-properties style:text-position="0% 100%" style:font-name="DejaVu Serif" officeooo:rsid="036fc1e6" style:font-name-asian="Noto Serif CJK SC" style:font-name-complex="Noto Sans Devanagari1"/>
    </style:style>
    <style:style style:name="T113" style:family="text">
      <style:text-properties style:text-position="0% 100%" style:font-name="DejaVu Serif" officeooo:rsid="038c1e9d" style:font-name-asian="Noto Serif CJK SC" style:font-name-complex="Noto Sans Devanagari1"/>
    </style:style>
    <style:style style:name="T114" style:family="text">
      <style:text-properties style:text-position="0% 100%" style:font-name="DejaVu Serif" officeooo:rsid="0382204c" style:font-name-asian="Noto Serif CJK SC" style:font-name-complex="Noto Sans Devanagari1"/>
    </style:style>
    <style:style style:name="T115" style:family="text">
      <style:text-properties style:text-position="0% 100%" style:font-name="DejaVu Serif" officeooo:rsid="038a597a" style:font-name-asian="Noto Serif CJK SC" style:font-name-complex="Noto Sans Devanagari1"/>
    </style:style>
    <style:style style:name="T116" style:family="text">
      <style:text-properties style:text-position="0% 100%" style:font-name="DejaVu Serif" officeooo:rsid="038e5dae" style:font-name-asian="Noto Serif CJK SC" style:font-name-complex="Noto Sans Devanagari1"/>
    </style:style>
    <style:style style:name="T117" style:family="text">
      <style:text-properties style:text-position="0% 100%" style:font-name="DejaVu Serif" officeooo:rsid="038fe781" style:font-name-asian="Noto Serif CJK SC" style:font-name-complex="Noto Sans Devanagari1"/>
    </style:style>
    <style:style style:name="T118" style:family="text">
      <style:text-properties style:text-position="0% 100%" style:font-name="DejaVu Serif" fo:font-size="11pt"/>
    </style:style>
    <style:style style:name="T119" style:family="text">
      <style:text-properties style:text-position="0% 100%" style:font-name="DejaVu Serif" fo:font-size="11pt" officeooo:rsid="039cf817"/>
    </style:style>
    <style:style style:name="T120" style:family="text">
      <style:text-properties style:text-position="0% 100%" style:font-name="DejaVu Serif" fo:font-size="11pt" officeooo:rsid="03a8c9a6"/>
    </style:style>
    <style:style style:name="T121" style:family="text">
      <style:text-properties style:text-position="0% 100%" style:font-name="DejaVu Serif" officeooo:rsid="038c1e9d"/>
    </style:style>
    <style:style style:name="T122" style:family="text">
      <style:text-properties style:text-position="0% 100%" style:font-name="DejaVu Serif" officeooo:rsid="0380c9bb"/>
    </style:style>
    <style:style style:name="T123" style:family="text">
      <style:text-properties style:text-position="0% 100%" style:font-name="DejaVu Serif" officeooo:rsid="038e5dae"/>
    </style:style>
    <style:style style:name="T124" style:family="text">
      <style:text-properties style:text-position="0% 100%" style:font-name="DejaVu Serif" officeooo:rsid="0382204c"/>
    </style:style>
    <style:style style:name="T125" style:family="text">
      <style:text-properties style:text-position="0% 100%" style:font-name="DejaVu Serif1" style:font-name-asian="DejaVu Serif1" style:font-name-complex="DejaVu Serif1"/>
    </style:style>
    <style:style style:name="T126" style:family="text">
      <style:text-properties style:text-position="0% 100%" style:font-name="DejaVu Serif1" officeooo:rsid="036fc1e6" style:font-name-asian="DejaVu Serif1" style:font-name-complex="DejaVu Serif1"/>
    </style:style>
    <style:style style:name="T127" style:family="text">
      <style:text-properties style:text-position="0% 100%" style:font-name="DejaVu Serif1" officeooo:rsid="038c1e9d" style:font-name-asian="DejaVu Serif1" style:font-name-complex="DejaVu Serif1"/>
    </style:style>
    <style:style style:name="T128" style:family="text">
      <style:text-properties style:text-position="0% 100%" style:font-name="DejaVu Serif1" officeooo:rsid="038e5dae" style:font-name-asian="DejaVu Serif1" style:font-name-complex="DejaVu Serif1"/>
    </style:style>
    <style:style style:name="T129" style:family="text">
      <style:text-properties style:text-position="0% 100%" style:font-name="DejaVu Serif1" officeooo:rsid="03d1751d" style:font-name-asian="DejaVu Serif1" style:font-name-complex="DejaVu Serif1"/>
    </style:style>
    <style:style style:name="T130" style:family="text">
      <style:text-properties style:text-position="0% 100%" style:font-name="DejaVu Serif1" officeooo:rsid="03d4bf1d" style:font-name-asian="DejaVu Serif1" style:font-name-complex="DejaVu Serif1"/>
    </style:style>
    <style:style style:name="T131" style:family="text">
      <style:text-properties style:text-position="0% 100%" style:font-name="DejaVu Serif1" officeooo:rsid="038c1e9d"/>
    </style:style>
    <style:style style:name="T132" style:family="text">
      <style:text-properties style:text-position="0% 100%" style:font-name="DejaVu Serif1" officeooo:rsid="038e5dae"/>
    </style:style>
    <style:style style:name="T133" style:family="text">
      <style:text-properties style:text-position="0% 100%" style:font-name="DejaVu Serif1" style:font-name-asian="Noto Serif CJK SC" style:font-name-complex="Noto Sans Devanagari1"/>
    </style:style>
    <style:style style:name="T134" style:family="text">
      <style:text-properties style:text-position="0% 100%" style:font-name="DejaVu Serif1" officeooo:rsid="038e5dae" style:font-name-asian="Noto Serif CJK SC" style:font-name-complex="Noto Sans Devanagari1"/>
    </style:style>
    <style:style style:name="T135" style:family="text">
      <style:text-properties style:text-position="0% 100%" officeooo:rsid="0382204c"/>
    </style:style>
    <style:style style:name="T136" style:family="text">
      <style:text-properties style:text-position="0% 100%" officeooo:rsid="038a597a"/>
    </style:style>
    <style:style style:name="T137" style:family="text">
      <style:text-properties style:text-position="0% 100%" officeooo:rsid="038e5dae"/>
    </style:style>
    <style:style style:name="T138" style:family="text">
      <style:text-properties style:text-position="0% 100%" officeooo:rsid="0397c192"/>
    </style:style>
    <style:style style:name="T139" style:family="text">
      <style:text-properties style:text-position="0% 100%" officeooo:rsid="03a8c9a6"/>
    </style:style>
    <style:style style:name="T140" style:family="text">
      <style:text-properties fo:font-weight="bold" style:font-weight-asian="bold" style:font-weight-complex="bold"/>
    </style:style>
    <style:style style:name="T141" style:family="text">
      <style:text-properties officeooo:rsid="0369f429"/>
    </style:style>
    <style:style style:name="T142" style:family="text">
      <style:text-properties style:font-name="DejaVu Serif1"/>
    </style:style>
    <style:style style:name="T143" style:family="text">
      <style:text-properties style:font-name="DejaVu Serif1" style:font-name-asian="DejaVu Serif1" style:font-name-complex="DejaVu Serif1"/>
    </style:style>
    <style:style style:name="T144" style:family="text">
      <style:text-properties style:font-name="DejaVu Serif1" officeooo:rsid="0369f429" style:font-name-asian="DejaVu Serif1" style:font-name-complex="DejaVu Serif1"/>
    </style:style>
    <style:style style:name="T145" style:family="text">
      <style:text-properties style:font-name="DejaVu Serif1" officeooo:rsid="03768be3" style:font-name-asian="DejaVu Serif1" style:font-name-complex="DejaVu Serif1"/>
    </style:style>
    <style:style style:name="T146" style:family="text">
      <style:text-properties style:font-name="DejaVu Serif1" officeooo:rsid="0387b680" style:font-name-asian="DejaVu Serif1" style:font-name-complex="DejaVu Serif1"/>
    </style:style>
    <style:style style:name="T147" style:family="text">
      <style:text-properties style:font-name="DejaVu Serif1" officeooo:rsid="038a38f6" style:font-name-asian="DejaVu Serif1" style:font-name-complex="DejaVu Serif1"/>
    </style:style>
    <style:style style:name="T148" style:family="text">
      <style:text-properties style:font-name="DejaVu Serif1" officeooo:rsid="03915df4" style:font-name-asian="DejaVu Serif1" style:font-name-complex="DejaVu Serif1"/>
    </style:style>
    <style:style style:name="T149" style:family="text">
      <style:text-properties style:font-name="DejaVu Serif1" officeooo:rsid="03bc5a1e" style:font-name-asian="DejaVu Serif1" style:font-name-complex="DejaVu Serif1"/>
    </style:style>
    <style:style style:name="T150" style:family="text">
      <style:text-properties style:font-name="DejaVu Serif1" officeooo:rsid="03cb360a" style:font-name-asian="DejaVu Serif1" style:font-name-complex="DejaVu Serif1"/>
    </style:style>
    <style:style style:name="T151" style:family="text">
      <style:text-properties style:font-name="DejaVu Serif1" officeooo:rsid="03ce11a1" style:font-name-asian="DejaVu Serif1" style:font-name-complex="DejaVu Serif1"/>
    </style:style>
    <style:style style:name="T152" style:family="text">
      <style:text-properties style:font-name="DejaVu Serif1" officeooo:rsid="03d1751d" style:font-name-asian="DejaVu Serif1" style:font-name-complex="DejaVu Serif1"/>
    </style:style>
    <style:style style:name="T153" style:family="text">
      <style:text-properties style:font-name="DejaVu Serif1" officeooo:rsid="03cf108c" style:font-name-asian="DejaVu Serif1" style:font-name-complex="DejaVu Serif1"/>
    </style:style>
    <style:style style:name="T154" style:family="text">
      <style:text-properties style:font-name="DejaVu Serif1" officeooo:rsid="03d4bf1d" style:font-name-asian="DejaVu Serif1" style:font-name-complex="DejaVu Serif1"/>
    </style:style>
    <style:style style:name="T155" style:family="text">
      <style:text-properties style:font-name="DejaVu Serif1" officeooo:rsid="03d7e343" style:font-name-asian="DejaVu Serif1" style:font-name-complex="DejaVu Serif1"/>
    </style:style>
    <style:style style:name="T156" style:family="text">
      <style:text-properties style:font-name="DejaVu Serif1" officeooo:rsid="03d9e259" style:font-name-asian="DejaVu Serif1" style:font-name-complex="DejaVu Serif1"/>
    </style:style>
    <style:style style:name="T157" style:family="text">
      <style:text-properties style:font-name="DejaVu Serif1" officeooo:rsid="03e15156" style:font-name-asian="DejaVu Serif1" style:font-name-complex="DejaVu Serif1"/>
    </style:style>
    <style:style style:name="T158" style:family="text">
      <style:text-properties style:font-name="DejaVu Serif1" officeooo:rsid="0377590b"/>
    </style:style>
    <style:style style:name="T159" style:family="text">
      <style:text-properties style:font-name="DejaVu Serif1" officeooo:rsid="03a90308"/>
    </style:style>
    <style:style style:name="T160" style:family="text">
      <style:text-properties style:font-name="DejaVu Serif1" fo:font-size="11pt" officeooo:rsid="03c3a6dd" style:font-name-asian="DejaVu Serif1" style:font-name-complex="DejaVu Serif1"/>
    </style:style>
    <style:style style:name="T161" style:family="text">
      <style:text-properties style:font-name="DejaVu Serif1" fo:font-size="11pt" officeooo:rsid="03d4bf1d" style:font-name-asian="DejaVu Serif1" style:font-name-complex="DejaVu Serif1"/>
    </style:style>
    <style:style style:name="T162" style:family="text">
      <style:text-properties style:font-name="DejaVu Serif1" fo:font-size="11pt" officeooo:rsid="03e1673c" style:font-name-asian="DejaVu Serif1" style:font-name-complex="DejaVu Serif1"/>
    </style:style>
    <style:style style:name="T163" style:family="text">
      <style:text-properties style:font-name="DejaVu Serif1" fo:font-size="11pt" officeooo:rsid="03e32e32" style:font-name-asian="DejaVu Serif1" style:font-name-complex="DejaVu Serif1"/>
    </style:style>
    <style:style style:name="T164" style:family="text">
      <style:text-properties style:font-name="DejaVu Serif1" fo:font-size="11pt" style:font-name-asian="Noto Serif CJK SC" style:font-name-complex="Noto Sans Devanagari1"/>
    </style:style>
    <style:style style:name="T165" style:family="text">
      <style:text-properties style:font-name="DejaVu Serif1" fo:font-size="11pt" officeooo:rsid="03d35eb6" style:font-name-asian="Noto Serif CJK SC" style:font-name-complex="Noto Sans Devanagari1"/>
    </style:style>
    <style:style style:name="T166" style:family="text">
      <style:text-properties style:font-name="DejaVu Serif1" fo:font-size="11pt" officeooo:rsid="03e1673c" style:font-name-asian="Noto Serif CJK SC" style:font-name-complex="Noto Sans Devanagari1"/>
    </style:style>
    <style:style style:name="T167" style:family="text">
      <style:text-properties style:font-name="DejaVu Serif1" fo:font-size="11pt" officeooo:rsid="03e2dbdd" style:font-name-asian="Noto Serif CJK SC" style:font-name-complex="Noto Sans Devanagari1"/>
    </style:style>
    <style:style style:name="T168" style:family="text">
      <style:text-properties style:font-name="DejaVu Serif1" fo:font-size="11pt" officeooo:rsid="03e32e32" style:font-name-asian="Noto Serif CJK SC" style:font-name-complex="Noto Sans Devanagari1"/>
    </style:style>
    <style:style style:name="T169" style:family="text">
      <style:text-properties style:font-name="DejaVu Serif1" style:font-name-asian="Noto Serif CJK SC" style:font-name-complex="Noto Sans Devanagari1"/>
    </style:style>
    <style:style style:name="T170" style:family="text">
      <style:text-properties style:font-name="DejaVu Serif1" officeooo:rsid="03d35eb6" style:font-name-asian="Noto Serif CJK SC" style:font-name-complex="Noto Sans Devanagari1"/>
    </style:style>
    <style:style style:name="T171" style:family="text">
      <style:text-properties style:font-name="DejaVu Serif1" officeooo:rsid="03cf108c" style:font-name-asian="Noto Serif CJK SC" style:font-name-complex="Noto Sans Devanagari1"/>
    </style:style>
    <style:style style:name="T172" style:family="text">
      <style:text-properties style:font-name="DejaVu Serif1" officeooo:rsid="03e15156" style:font-name-asian="Noto Serif CJK SC" style:font-name-complex="Noto Sans Devanagari1"/>
    </style:style>
    <style:style style:name="T173" style:family="text">
      <style:text-properties style:font-name="DejaVu Serif1" officeooo:rsid="03d6d24e" style:font-name-asian="Noto Serif CJK SC" style:font-name-complex="Noto Sans Devanagari1"/>
    </style:style>
    <style:style style:name="T174" style:family="text">
      <style:text-properties style:font-name="DejaVu Serif1" officeooo:rsid="03e1673c" style:font-name-asian="Noto Serif CJK SC" style:font-name-complex="Noto Sans Devanagari1"/>
    </style:style>
    <style:style style:name="T175" style:family="text">
      <style:text-properties officeooo:rsid="036b45de"/>
    </style:style>
    <style:style style:name="T176" style:family="text">
      <style:text-properties officeooo:rsid="0372b0e9"/>
    </style:style>
    <style:style style:name="T177" style:family="text">
      <style:text-properties officeooo:rsid="0373b84d"/>
    </style:style>
    <style:style style:name="T178" style:family="text">
      <style:text-properties officeooo:rsid="0379e690"/>
    </style:style>
    <style:style style:name="T179" style:family="text">
      <style:text-properties officeooo:rsid="037ab672"/>
    </style:style>
    <style:style style:name="T180" style:family="text">
      <style:text-properties officeooo:rsid="037eee2f"/>
    </style:style>
    <style:style style:name="T181" style:family="text">
      <style:text-properties officeooo:rsid="0380b693"/>
    </style:style>
    <style:style style:name="T182" style:family="text">
      <style:text-properties officeooo:rsid="0380c9bb"/>
    </style:style>
    <style:style style:name="T183" style:family="text">
      <style:text-properties officeooo:rsid="0382204c"/>
    </style:style>
    <style:style style:name="T184" style:family="text">
      <style:text-properties officeooo:rsid="038525fd"/>
    </style:style>
    <style:style style:name="T185" style:family="text">
      <style:text-properties officeooo:rsid="0385a05e"/>
    </style:style>
    <style:style style:name="T186" style:family="text">
      <style:text-properties officeooo:rsid="0385fb84"/>
    </style:style>
    <style:style style:name="T187" style:family="text">
      <style:text-properties officeooo:rsid="0387b680"/>
    </style:style>
    <style:style style:name="T188" style:family="text">
      <style:text-properties officeooo:rsid="03883a6e"/>
    </style:style>
    <style:style style:name="T189" style:family="text">
      <style:text-properties officeooo:rsid="038a597a"/>
    </style:style>
    <style:style style:name="T190" style:family="text">
      <style:text-properties officeooo:rsid="03931e42"/>
    </style:style>
    <style:style style:name="T191" style:family="text">
      <style:text-properties officeooo:rsid="03969401"/>
    </style:style>
    <style:style style:name="T192" style:family="text">
      <style:text-properties officeooo:rsid="0397c192"/>
    </style:style>
    <style:style style:name="T193" style:family="text">
      <style:text-properties officeooo:rsid="039be529"/>
    </style:style>
    <style:style style:name="T194" style:family="text">
      <style:text-properties officeooo:rsid="039cf817"/>
    </style:style>
    <style:style style:name="T195" style:family="text">
      <style:text-properties officeooo:rsid="039d37a5"/>
    </style:style>
    <style:style style:name="T196" style:family="text">
      <style:text-properties officeooo:rsid="039efafa"/>
    </style:style>
    <style:style style:name="T197" style:family="text">
      <style:text-properties officeooo:rsid="03a0c55b"/>
    </style:style>
    <style:style style:name="T198" style:family="text">
      <style:text-properties officeooo:rsid="03a1cb75"/>
    </style:style>
    <style:style style:name="T199" style:family="text">
      <style:text-properties officeooo:rsid="03a3ef46"/>
    </style:style>
    <style:style style:name="T200" style:family="text">
      <style:text-properties officeooo:rsid="03a52531"/>
    </style:style>
    <style:style style:name="T201" style:family="text">
      <style:text-properties officeooo:rsid="03a5fe82"/>
    </style:style>
    <style:style style:name="T202" style:family="text">
      <style:text-properties officeooo:rsid="03a90308"/>
    </style:style>
    <style:style style:name="T203" style:family="text">
      <style:text-properties officeooo:rsid="03abe435"/>
    </style:style>
    <style:style style:name="T204" style:family="text">
      <style:text-properties officeooo:rsid="03aef4fa"/>
    </style:style>
    <style:style style:name="T205" style:family="text">
      <style:text-properties officeooo:rsid="03b0bd0c"/>
    </style:style>
    <style:style style:name="T206" style:family="text">
      <style:text-properties officeooo:rsid="03b53ac7"/>
    </style:style>
    <style:style style:name="T207" style:family="text">
      <style:text-properties officeooo:rsid="03b9f062"/>
    </style:style>
    <style:style style:name="T208" style:family="text">
      <style:text-properties officeooo:rsid="03bc5a1e"/>
    </style:style>
    <style:style style:name="T209" style:family="text">
      <style:text-properties officeooo:rsid="03bd91c9"/>
    </style:style>
    <style:style style:name="T210" style:family="text">
      <style:text-properties officeooo:rsid="03bfba42"/>
    </style:style>
    <style:style style:name="T211" style:family="text">
      <style:text-properties officeooo:rsid="03c3a6dd"/>
    </style:style>
    <style:style style:name="T212" style:family="text">
      <style:text-properties officeooo:rsid="03c7f841"/>
    </style:style>
    <style:style style:name="T213" style:family="text">
      <style:text-properties style:font-name-asian="Noto Serif CJK SC" style:font-name-complex="Noto Sans Devanagari1"/>
    </style:style>
    <style:style style:name="T214" style:family="text">
      <style:text-properties officeooo:rsid="03cac6e8" style:font-name-asian="Noto Serif CJK SC" style:font-name-complex="Noto Sans Devanagari1"/>
    </style:style>
    <style:style style:name="T215" style:family="text">
      <style:text-properties officeooo:rsid="03ca8ee4" style:font-name-asian="Noto Serif CJK SC" style:font-name-complex="Noto Sans Devanagari1"/>
    </style:style>
    <style:style style:name="T216" style:family="text">
      <style:text-properties officeooo:rsid="03cb360a" style:font-name-asian="Noto Serif CJK SC" style:font-name-complex="Noto Sans Devanagari1"/>
    </style:style>
    <style:style style:name="T217" style:family="text">
      <style:text-properties officeooo:rsid="03ce11a1" style:font-name-asian="Noto Serif CJK SC" style:font-name-complex="Noto Sans Devanagari1"/>
    </style:style>
    <style:style style:name="T218" style:family="text">
      <style:text-properties officeooo:rsid="03cf108c" style:font-name-asian="Noto Serif CJK SC" style:font-name-complex="Noto Sans Devanagari1"/>
    </style:style>
    <style:style style:name="T219" style:family="text">
      <style:text-properties officeooo:rsid="03d35eb6"/>
    </style:style>
    <style:style style:name="T220" style:family="text">
      <style:text-properties officeooo:rsid="03db9d2c"/>
    </style:style>
    <style:style style:name="T221" style:family="text">
      <style:text-properties officeooo:rsid="03de0b42"/>
    </style:style>
    <style:style style:name="T222" style:family="text">
      <style:text-properties officeooo:rsid="03e49382"/>
    </style:style>
    <style:style style:name="T223" style:family="text">
      <style:text-properties officeooo:rsid="03e67648"/>
    </style:style>
    <style:style style:name="T224" style:family="text">
      <style:text-properties officeooo:rsid="03e8129f"/>
    </style:style>
    <style:style style:name="T225" style:family="text">
      <style:text-properties officeooo:rsid="03e8a872"/>
    </style:style>
    <style:style style:name="T226" style:family="text">
      <style:text-properties officeooo:rsid="03ec3f35"/>
    </style:style>
    <style:style style:name="fr1" style:family="graphic" style:parent-style-name="Frame">
      <style:graphic-properties style:vertical-pos="top" style:vertical-rel="baseline" fo:padding="0.15cm" fo:border="none"/>
    </style:style>
    <style:style style:name="fr2"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3" style:family="graphic" style:parent-style-name="Frame">
      <style:graphic-properties style:vertical-pos="top" style:vertical-rel="baseline" style:horizontal-pos="center" style:horizontal-rel="paragraph" fo:padding="0.15cm" fo:border="non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140" text:outline-level="1">Relações de Recorrência e Indução Matemática</text:h>
      <text:p text:style-name="P3">Vimos que é geralmente mais fácil encontrar definições recursivas do que fórmulas fechadas. Felizmente para nós, existem algumas técnicas para converter definições recursivas em fórmulas fechadas. Fazê-lo chama-se <text:span text:style-name="Strong_20_Emphasis">resolver uma relação de recorrência</text:span>.</text:p>
      <text:h text:style-name="P141" text:outline-level="2">Resolvendo Relações de Recorrência</text:h>
      <text:p text:style-name="P4">Lembre-se de que <text:span text:style-name="T141">um</text:span>a relação de recorrência é uma definição recursiva <text:span text:style-name="T141">de uma sequência, </text:span>sem as condições iniciais. Por exemplo, a relação de recorrência para a sequência de Fibonacci é <text:span text:style-name="Variable">F</text:span><text:span text:style-name="Variável_20_subscrita">n</text:span> = <text:span text:style-name="Variable">F</text:span><text:span text:style-name="Variável_20_subscrita">n </text:span><text:span text:style-name="Variável_20_subscrita"><text:span text:style-name="T144">−</text:span></text:span> <text:span text:style-name="T80">1</text:span> + <text:span text:style-name="Variable">F</text:span><text:span text:style-name="Variável_20_subscrita">n </text:span><text:span text:style-name="Variável_20_subscrita"><text:span text:style-name="T144">−</text:span></text:span> <text:span text:style-name="T91">2</text:span> (isto, acompanhado das condições iniciais <text:span text:style-name="Variable">F</text:span><text:span text:style-name="T91">0</text:span> = 0 e <text:span text:style-name="Variable">F</text:span><text:span text:style-name="T91">1</text:span> = 1, fornecem a definição recursiva completa para a sequência).</text:p>
      <text:p text:style-name="P104">Exemplo <text:sequence text:ref-name="refExemplo0" text:name="Exemplo" text:formula="ooow:Exemplo+1" style:num-format="1">6.1.1</text:sequence></text:p>
      <text:p text:style-name="P33">Encontre uma relação de recorrência e condições iniciais para 1, 5, 17, 53, 161, 485, <text:span text:style-name="T143">…</text:span></text:p>
      <text:p text:style-name="P33"><text:span text:style-name="Strong_20_Emphasis"><text:span text:style-name="T39">Solução.</text:span></text:span><text:span text:style-name="T39"> Encontrar a relação de recorrência seria mais fácil se tivéssemos algum contexto para o problema (como a Torre de Hanói, por exemplo). Infelizmente, temos apenas a sequência. Lembre-se, a relação de recorrência diz-lhe como passar de termos anteriores para termos futuros. O que é que se passa aqui? Poderíamos olhar para as diferenças entre termos: 4, 12, 36, 108, …. Repare que estas estão crescendo por um fator de 3. A sequência original também? 1 ⋅ 3 = 3, 5 ⋅ 3 = 15, 17 ⋅ 3 = 51 e assim por diante. Parece que acabamos sempre com menos 2 do que o próximo termo. <text:s/>Aha!</text:span></text:p>
      <text:p text:style-name="P34"><text:span text:style-name="T6">Então</text:span><text:span text:style-name="T41"> <text:s/></text:span><text:span text:style-name="Variable"><text:span text:style-name="T41">a</text:span></text:span><text:span text:style-name="Variável_20_subscrita"><text:span text:style-name="T41">n </text:span></text:span><text:span text:style-name="T41">= 3</text:span><text:span text:style-name="Variable"><text:span text:style-name="T41">a</text:span></text:span><text:span text:style-name="Variável_20_subscrita"><text:span text:style-name="T41">n</text:span></text:span><text:span text:style-name="Variável_20_subscrita"><text:span text:style-name="T82"> </text:span></text:span><text:span text:style-name="T82">−1</text:span><text:span text:style-name="T111"> </text:span><text:span text:style-name="T41">+ 2 </text:span><text:span text:style-name="T40">é nossa relação de recorrência e a condição inicial </text:span><text:span text:style-name="T6">é</text:span><text:span text:style-name="T41"> </text:span><text:span text:style-name="Variable"><text:span text:style-name="T41">a</text:span></text:span><text:span text:style-name="T82">0</text:span><text:span text:style-name="T111"> </text:span><text:span text:style-name="T41">= 1.</text:span></text:p>
      <text:p text:style-name="Text_20_body">Vamos tentar resolver estas relações de recorrência. Com isto queremos dizer algo muito semelhante à resolução de equações diferenciais <text:span text:style-name="T175">(mas não se preocupe se você nunca viu equações diferenciais, não vamos precisar delas!)</text:span>: queremos encontrar uma função de <text:span text:style-name="Variable">n</text:span> (uma fórmula fechada) que satisfaça a relação de recorrência, bem como a condição inicial. Tal como para as equações diferenciais, encontrar uma solução pode ser complicado, mas verificar se a solução está correta é fácil.</text:p>
      <text:p text:style-name="P105">Exemplo <text:sequence text:ref-name="refExemplo1" text:name="Exemplo" text:formula="ooow:Exemplo+1" style:num-format="1">6.1.2</text:sequence></text:p>
      <text:p text:style-name="P35">Verifique que <text:span text:style-name="Variable">a</text:span><text:span text:style-name="Variável_20_subscrita">n</text:span> = 2<text:span text:style-name="Variável_20_sobrescrita">n</text:span> + 1 é uma solução para a relação de recorrência <text:span text:style-name="Variable">a</text:span><text:span text:style-name="Variável_20_subscrita">n</text:span> = 2<text:span text:style-name="Variable"><text:span text:style-name="T41">a</text:span></text:span><text:span text:style-name="Variável_20_subscrita"><text:span text:style-name="T41">n</text:span></text:span><text:span text:style-name="Variável_20_subscrita"><text:span text:style-name="T82"> </text:span></text:span><text:span text:style-name="T82">−1</text:span><text:span text:style-name="T111"> </text:span><text:span text:style-name="T125">−</text:span><text:span text:style-name="T110"> 1 com </text:span><text:span text:style-name="Variable"><text:span text:style-name="T110">a</text:span></text:span><text:span text:style-name="T81">1</text:span><text:span text:style-name="T110"> = 3.</text:span></text:p>
      <text:p text:style-name="P36"><text:span text:style-name="Strong_20_Emphasis"><text:span text:style-name="T110">Solução.</text:span></text:span><text:span text:style-name="T110"> Primeiro, é fácil verificar a condição inicial: </text:span><text:span text:style-name="Variable"><text:span text:style-name="T110">a</text:span></text:span><text:span text:style-name="T81">1</text:span><text:span text:style-name="T110"> deve ser 2</text:span><text:span text:style-name="T55">1</text:span><text:span text:style-name="T110"> + 1 de acordo com a nossa fórmula fechada. De fato, 2</text:span><text:span text:style-name="T55">1</text:span><text:span text:style-name="T110"> + 1 = 3, que é o que nós queremos. Para verificar se a nossa solução proposta satisfaz a relação de recorrência, tente plugá-la.</text:span></text:p>
      <text:p text:style-name="P87"><text:soft-page-break/><draw:frame draw:style-name="fr3" draw:name="Quadro1" text:anchor-type="as-char" draw:z-index="0"><draw:text-box fo:min-height="1cm" fo:min-width="5.001cm"><text:p text:style-name="P5">2<text:span text:style-name="Variable"><text:span text:style-name="T41">a</text:span></text:span><text:span text:style-name="Variável_20_subscrita"><text:span text:style-name="T41">n</text:span></text:span><text:span text:style-name="Variável_20_subscrita"><text:span text:style-name="T82"> </text:span></text:span><text:span text:style-name="T82">−1</text:span><text:span text:style-name="T111"> </text:span><text:span text:style-name="T125">−</text:span><text:span text:style-name="T110"> 1<text:tab/></text:span><text:span text:style-name="T112">=<text:tab/>2(2</text:span><text:span text:style-name="Variável_20_sobrescrita">n</text:span><text:span text:style-name="Variável_20_subscrita"><text:span text:style-name="T53"> </text:span></text:span><text:span text:style-name="T53">−1</text:span><text:span text:style-name="T111"> </text:span><text:span text:style-name="T112">+ 1) </text:span><text:span text:style-name="T126">−</text:span><text:span text:style-name="T112"> 1<text:line-break/><text:tab/>=<text:tab/>2</text:span><text:span text:style-name="Variável_20_sobrescrita"><text:span text:style-name="T42">n</text:span></text:span><text:span text:style-name="T112"> + 2 </text:span><text:span text:style-name="T126">−</text:span><text:span text:style-name="T112"> 1<text:line-break/><text:tab/>=<text:tab/>2</text:span><text:span text:style-name="Variável_20_sobrescrita"><text:span text:style-name="T42">n</text:span></text:span><text:span text:style-name="T112"> + 1<text:line-break/><text:tab/>=<text:tab/></text:span><text:span text:style-name="Variable"><text:span text:style-name="T111">a</text:span></text:span><text:span text:style-name="Variável_20_subscrita"><text:span text:style-name="T41">n</text:span></text:span><text:span text:style-name="T112">.</text:span></text:p></draw:text-box></draw:frame></text:p>
      <text:p text:style-name="P46">Isto é o que diz nossa relação de recorrência! Temos uma solução.</text:p>
      <text:p text:style-name="P6">Por vezes conseguimos ser espertos e resolver uma relação de recorrência por inspeção. Geramos a sequência utilizando a relação de recorrência e acompanhamos o que estamos fazendo, para que possamos ver como pular para encontrar justamente o termo <text:span text:style-name="Variable"><text:span text:style-name="T41">a</text:span></text:span><text:span text:style-name="Variável_20_subscrita"><text:span text:style-name="T41">n</text:span></text:span>. Aqui estão dois exemplos de como se pode fazer isso.</text:p>
      <text:p text:style-name="P7"><text:span text:style-name="T176">Uma </text:span><text:span text:style-name="Strong_20_Emphasis"><text:span text:style-name="T176">soma telescópica</text:span></text:span><text:span text:style-name="T176"> </text:span><text:span text:style-name="T9">é</text:span><text:span text:style-name="T176"> uma soma finita </text:span><text:span text:style-name="T10">na qual</text:span><text:span text:style-name="T176"> pares de termos consecutivos se cancelam, deixando apenas os termos inicial e final. O termo vem da analogia com o telescópio, que encurta a enorme distância entre nossos olhos e os corpos celestes. De forma análoga, a propriedade de cancelamento de termos consecutivos encurta o caminho entre a soma inicial de muitas parcelas e o cálculo do resultado da mesma. </text:span><text:span text:style-name="T177">Por exemplo,</text:span></text:p>
      <text:p text:style-name="P8">(2 <text:span text:style-name="T140">− 1</text:span>) + (3 − 2) + (4 − 3) + ⋯ + (100 − 99) + (<text:span text:style-name="T140">101</text:span> − 100) = −1 + 101.</text:p>
      <text:p text:style-name="P10">Note que todos os termos, exceto os em negrito, se cancelam nesta soma.</text:p>
      <text:p text:style-name="P10">Podemos usar este comportamento para resolver relações de recorrência. Aqui está um exemplo.</text:p>
      <text:p text:style-name="P106">Exemplo <text:sequence text:ref-name="refExemplo2" text:name="Exemplo" text:formula="ooow:Exemplo+1" style:num-format="1">6.1.3</text:sequence></text:p>
      <text:p text:style-name="P47">Resolva a relação de recorrência <text:span text:style-name="Variable">a</text:span><text:span text:style-name="Variável_20_subscrita">n</text:span> = <text:span text:style-name="Variable">a</text:span><text:span text:style-name="Variável_20_subscrita">n</text:span><text:span text:style-name="T80"> − 1</text:span> + <text:span text:style-name="Variable">n</text:span> com termo inicial <text:span text:style-name="Variable">a</text:span><text:span text:style-name="T80">0</text:span> = 4.</text:p>
      <text:p text:style-name="P48">Para ter uma ideia da relação de recorrência, escreva os primeiros termos da sequência: 4, 5, 7, 10, 14, 19, …. Veja a diferença entre os termos. <text:span text:style-name="Variable">a</text:span><text:span text:style-name="T80">1</text:span> <text:span text:style-name="T145">−</text:span> <text:span text:style-name="Variable">a</text:span><text:span text:style-name="T80">0</text:span> = 1 e <text:span text:style-name="Variable">a</text:span><text:span text:style-name="T92">2</text:span> <text:span text:style-name="T145">−</text:span> <text:span text:style-name="Variable">a</text:span><text:span text:style-name="T92">1</text:span> = 2 e assim por diante. O essencial aqui é que a diferença entre termos é <text:span text:style-name="Variable">n</text:span>. Podemos escrever isto explicitamente: <text:span text:style-name="Variable">a</text:span><text:span text:style-name="Variável_20_subscrita">n</text:span> <text:span text:style-name="T145">−</text:span> <text:span text:style-name="Variable">a</text:span><text:span text:style-name="Variável_20_subscrita">n</text:span><text:span text:style-name="T80"> − 1</text:span> = <text:span text:style-name="Variable">n</text:span>. Claro que poderíamos ter chegado a esta conclusão diretamente da relação de recorrência, subtraindo <text:span text:style-name="Variable">a</text:span><text:span text:style-name="Variável_20_subscrita">n</text:span><text:span text:style-name="T80"> − 1</text:span> de ambos os lados.</text:p>
      <text:p text:style-name="P48">Agora use esta equação repetidamente, trocando <text:span text:style-name="Variable">n</text:span> a cada vez:</text:p>
      <text:p text:style-name="P37"><draw:frame draw:style-name="fr1" draw:name="Quadro2" text:anchor-type="as-char" draw:z-index="1"><draw:text-box fo:min-height="3cm" fo:min-width="3.355cm"><text:p text:style-name="P100"><text:span text:style-name="Variable">a</text:span><text:span text:style-name="T80">1</text:span> <text:span text:style-name="T145">−</text:span> <text:span text:style-name="Variable">a</text:span><text:span text:style-name="T80">0<text:tab/></text:span>=<text:tab/>1<text:line-break/><text:span text:style-name="Variable">a</text:span><text:span text:style-name="T87">2</text:span> <text:span text:style-name="T145">−</text:span> <text:span text:style-name="Variable">a</text:span><text:span text:style-name="T108">1</text:span><text:span text:style-name="T80"><text:tab/></text:span>=<text:tab/><text:span text:style-name="T225">2</text:span><text:line-break/><text:span text:style-name="Variable">a</text:span><text:span text:style-name="Variable"><text:span text:style-name="T108">3</text:span></text:span> <text:span text:style-name="T145">−</text:span> <text:span text:style-name="Variable">a</text:span><text:span text:style-name="T108">2</text:span><text:span text:style-name="T80"><text:tab/></text:span>=<text:tab/><text:span text:style-name="T225">3</text:span><text:line-break/><text:tab/><text:span text:style-name="T158">⠇</text:span><text:span text:style-name="T46"><text:line-break/></text:span><text:span text:style-name="Variable"><text:span text:style-name="T46">a</text:span></text:span><text:span text:style-name="Variável_20_subscrita"><text:span text:style-name="T46">n</text:span></text:span><text:span text:style-name="T46"> </text:span><text:span text:style-name="T145">−</text:span><text:span text:style-name="T46"> </text:span><text:span text:style-name="Variable"><text:span text:style-name="T46">a</text:span></text:span><text:span text:style-name="Variável_20_subscrita"><text:span text:style-name="T46">n</text:span></text:span><text:span text:style-name="T88"> − 1<text:tab/></text:span><text:span text:style-name="T46">=<text:tab/></text:span><text:span text:style-name="Variable"><text:span text:style-name="T46">n</text:span></text:span><text:span text:style-name="T46">.</text:span></text:p></draw:text-box></draw:frame></text:p>
      <text:p text:style-name="P49">Adicione todas estas equações de uma vez. No lado direito, obtemos a soma 1 + 2 + 3 + ⋯ + <text:span text:style-name="Variable">n</text:span>. Já sabemos que isto pode ser simplificado para <draw:g text:anchor-type="as-char" svg:y="-0.443cm" draw:z-index="2" draw:name="Forma1"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 O que acontece no lado esquerdo? Obtemos</text:p>
      <text:p text:style-name="P38">(<text:span text:style-name="Variable">a</text:span><text:span text:style-name="T80">1</text:span> <text:span text:style-name="T145">− </text:span><text:span text:style-name="Variable"><text:span text:style-name="T145">a</text:span></text:span><text:span text:style-name="T80">0</text:span>) + (<text:span text:style-name="Variable">a</text:span><text:span text:style-name="T80">2</text:span> <text:span text:style-name="T145">− </text:span><text:span text:style-name="Variable"><text:span text:style-name="T145">a</text:span></text:span><text:span text:style-name="T80">1</text:span>) + (<text:span text:style-name="Variable">a</text:span><text:span text:style-name="T80">3</text:span> <text:span text:style-name="T145">− </text:span><text:span text:style-name="Variable"><text:span text:style-name="T145">a</text:span></text:span><text:span text:style-name="T80">2</text:span>) + ⋯ <text:span text:style-name="T178">+ </text:span>(<text:span text:style-name="Variable">a</text:span><text:span text:style-name="Variável_20_subscrita">n</text:span><text:span text:style-name="T80"> − 1</text:span> <text:span text:style-name="T145">−</text:span> <text:span text:style-name="Variable">a</text:span><text:span text:style-name="Variável_20_subscrita">n</text:span><text:span text:style-name="T80"> − </text:span><text:span text:style-name="T93">2</text:span>)+(<text:span text:style-name="Variable">a</text:span><text:span text:style-name="Variável_20_subscrita">n</text:span> <text:span text:style-name="T145">− </text:span><text:span text:style-name="Variable"><text:span text:style-name="T145">a</text:span></text:span><text:span text:style-name="Variável_20_subscrita"><text:span text:style-name="T145">n</text:span></text:span><text:span text:style-name="T95"> − 1</text:span>).</text:p>
      <text:p text:style-name="P51"><text:soft-page-break/>Es<text:span text:style-name="T179">ta é uma soma telescópica. Ficamos apenas com o </text:span><text:span text:style-name="T145">−</text:span><text:span text:style-name="Variable"><text:span text:style-name="T145">a</text:span></text:span><text:span text:style-name="T95">0</text:span><text:span text:style-name="T179"> da primeira equação e o </text:span><text:span text:style-name="Variable"><text:span text:style-name="T179">a</text:span></text:span><text:span text:style-name="Variável_20_subscrita"><text:span text:style-name="T179">n</text:span></text:span><text:span text:style-name="T179"> da última equação. Juntando tudo isto, temos </text:span><text:span text:style-name="T145">−</text:span><text:span text:style-name="Variable"><text:span text:style-name="T145">a</text:span></text:span><text:span text:style-name="T95">0</text:span><text:span text:style-name="T179"> + </text:span><text:span text:style-name="Variable"><text:span text:style-name="T179">a</text:span></text:span><text:span text:style-name="Variável_20_subscrita"><text:span text:style-name="T179">n</text:span></text:span><text:span text:style-name="T179"> = </text:span><text:span text:style-name="T179"><draw:g text:anchor-type="as-char" svg:y="-0.443cm" draw:z-index="3" draw:name="Forma2"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79"><text:s/>ou </text:span><text:span text:style-name="Variable"><text:span text:style-name="T179">a</text:span></text:span><text:span text:style-name="Variável_20_subscrita"><text:span text:style-name="T179">n</text:span></text:span><text:span text:style-name="T179"> = </text:span><text:span text:style-name="T179"><draw:g text:anchor-type="as-char" svg:y="-0.443cm" draw:z-index="4" draw:name="Forma3"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79"><text:s/>+ </text:span><text:span text:style-name="Variable"><text:span text:style-name="T145">a</text:span></text:span><text:span text:style-name="T95">0</text:span><text:span text:style-name="T179">. Mas sabemos que </text:span><text:span text:style-name="Variable"><text:span text:style-name="T145">a</text:span></text:span><text:span text:style-name="T95">0</text:span><text:span text:style-name="T179"> = 4. Portanto, a solução para a relação de recorrência, sujeita à condição inicial é </text:span><text:span text:style-name="Variable"><text:span text:style-name="T179">a</text:span></text:span><text:span text:style-name="Variável_20_subscrita"><text:span text:style-name="T179">n</text:span></text:span><text:span text:style-name="T179"> = </text:span><text:span text:style-name="T179"><draw:g text:anchor-type="as-char" svg:y="-0.443cm" draw:z-index="5" draw:name="Forma4"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179"><text:s/>+ 4.</text:span></text:p>
      <text:p text:style-name="P50">(Agora que sabemos isso, devemos notar que a sequência é o resultado da adição de 4 a cada um dos números triangulares).</text:p>
      <text:p text:style-name="P11">O exemplo acima mostra uma forma de resolver relações de recorrência <text:span text:style-name="T11">no formato</text:span> <text:span text:style-name="Variable">a</text:span><text:span text:style-name="Variável_20_subscrita">n</text:span> = <text:span text:style-name="Variable">a</text:span><text:span text:style-name="Variável_20_subscrita">n</text:span><text:span text:style-name="T80"> − 1</text:span> + <text:span text:style-name="Variable">f</text:span>(<text:span text:style-name="Variable">n</text:span>) onde <draw:g text:anchor-type="as-char" svg:y="-0.372cm" draw:z-index="6" draw:name="Forma5" draw:style-name="gr1"><svg:title>TexMaths</svg:title><svg:desc>12§inline§\sum_{k=1}^{n}{f(k)}§svg§600§FALSE§</svg:desc><draw:frame draw:style-name="gr2" draw:text-style-name="P145" svg:width="1.87cm" svg:height="0.541cm" svg:x="0cm" svg:y="0cm"><draw:image xlink:href="Pictures/100029B700000616000001C2BF8896B68008D060.svg" xlink:type="simple" xlink:show="embed" xlink:actuate="onLoad" loext:mime-type="image/svg+xml"><text:p/></draw:image><draw:image xlink:href="Pictures/10000201000000580000001A0B24C8E5DE4AFBB1.png" xlink:type="simple" xlink:show="embed" xlink:actuate="onLoad" loext:mime-type="image/png"/></draw:frame></draw:g><text:s/>tem uma fórmula fechada conhecida. Se você reescrever a relação de recorrência como <text:span text:style-name="Variable">a</text:span><text:span text:style-name="Variável_20_subscrita">n</text:span> <text:span text:style-name="T145">− </text:span><text:span text:style-name="Variable"><text:span text:style-name="T145">a</text:span></text:span><text:span text:style-name="Variável_20_subscrita"><text:span text:style-name="T145">n</text:span></text:span><text:span text:style-name="T95"> − 1</text:span><text:span text:style-name="T145"> </text:span>= <text:span text:style-name="Variable">f</text:span>(<text:span text:style-name="Variable">n</text:span>), e depois somar todas as diferentes equações com <text:span text:style-name="Variable">n</text:span> variando entre 1 e <text:span text:style-name="Variable">n</text:span>, o lado esquerdo dar-lhe-á sempre <text:span text:style-name="Variable"><text:span text:style-name="T179">a</text:span></text:span><text:span text:style-name="Variável_20_subscrita"><text:span text:style-name="T179">n</text:span></text:span> <text:span text:style-name="T145">−</text:span> <text:span text:style-name="Variable"><text:span text:style-name="T145">a</text:span></text:span><text:span text:style-name="T95">0</text:span>. O lado direito será <draw:g text:anchor-type="as-char" svg:y="-0.372cm" draw:z-index="7" draw:name="Forma6" draw:style-name="gr1"><svg:title>TexMaths</svg:title><svg:desc>12§inline§\sum_{k=1}^{n}{f(k)}§svg§600§FALSE§</svg:desc><draw:frame draw:style-name="gr2" draw:text-style-name="P145" svg:width="1.87cm" svg:height="0.541cm" svg:x="0cm" svg:y="0cm"><draw:image xlink:href="Pictures/100029B700000616000001C2BF8896B68008D060.svg" xlink:type="simple" xlink:show="embed" xlink:actuate="onLoad" loext:mime-type="image/svg+xml"><text:p/></draw:image><draw:image xlink:href="Pictures/10000201000000580000001A0B24C8E5DE4AFBB1.png" xlink:type="simple" xlink:show="embed" xlink:actuate="onLoad" loext:mime-type="image/png"/></draw:frame></draw:g>, e é por isso que precisamos conhecer a fórmula fechada para essa soma.</text:p>
      <text:p text:style-name="P12">No entanto, a <text:span text:style-name="T12">técnica da soma telescópica</text:span> não nos ajudará com uma recorrência tal como <text:span text:style-name="Variable"><text:span text:style-name="T12">a</text:span></text:span><text:span text:style-name="Variável_20_subscrita"><text:span text:style-name="T12">n</text:span></text:span> = 3<text:span text:style-name="Variable">a</text:span><text:span text:style-name="Variável_20_subscrita">n</text:span><text:span text:style-name="T80"> − 1</text:span> + 2, uma vez que o lado esquerdo <text:span text:style-name="T12">não resultará em uma tal soma</text:span>. Ter<text:span text:style-name="T12">emos</text:span> <text:span text:style-name="T145">−3</text:span><text:span text:style-name="Variable"><text:span text:style-name="T145">a</text:span></text:span><text:span text:style-name="Variável_20_subscrita"><text:span text:style-name="T145">n</text:span></text:span><text:span text:style-name="T95"> − 1</text:span> mas apenas um <text:span text:style-name="Variable"><text:span text:style-name="T145">a</text:span></text:span><text:span text:style-name="Variável_20_subscrita"><text:span text:style-name="T145">n</text:span></text:span><text:span text:style-name="T95"> − 1</text:span>. No entanto, ainda podemos ser espertos se utilizarmos <text:span text:style-name="Strong_20_Emphasis">iteração</text:span>.</text:p>
      <text:p text:style-name="P13">Já vimos um exemplo de iteração quando encontr<text:span text:style-name="T180">a</text:span>mos a fórmula fechada para sequências aritméticas e geométricas. A ideia é, iteramos o processo de encontrar o termo seguinte, começando com a condição inicial conhecida, até termos <text:span text:style-name="Variable"><text:span text:style-name="T179">a</text:span></text:span><text:span text:style-name="Variável_20_subscrita"><text:span text:style-name="T179">n</text:span></text:span>. Depois simplificamos. No exemplo da sequência aritmética, simplificamos multiplicando <text:span text:style-name="Variable">d</text:span> pelo número de vezes que o adicionamos a <text:span text:style-name="Variable">a</text:span> até chegarmos <text:span text:style-name="T180">em</text:span> <text:span text:style-name="Variable"><text:span text:style-name="T145">a</text:span></text:span><text:span text:style-name="Variável_20_subscrita"><text:span text:style-name="T145">n</text:span></text:span>, para passar<text:span text:style-name="T181">mos</text:span> de <text:span text:style-name="Variable"><text:span text:style-name="T145">a</text:span></text:span><text:span text:style-name="Variável_20_subscrita"><text:span text:style-name="T145">n</text:span></text:span> = <text:span text:style-name="Variable">a</text:span> + <text:span text:style-name="Variable">d</text:span> + <text:span text:style-name="Variable">d</text:span> + <text:span text:style-name="Variable">d</text:span> + ⋯ + <text:span text:style-name="Variable">d</text:span> para <text:span text:style-name="Variable"><text:span text:style-name="T145">a</text:span></text:span><text:span text:style-name="Variável_20_subscrita"><text:span text:style-name="T145">n</text:span></text:span> = <text:span text:style-name="Variable">a</text:span> + <text:span text:style-name="Variable">dn</text:span>.</text:p>
      <text:p text:style-name="P13">Para ver como isto funciona, vamos passar pelo mesmo exemplo <text:span text:style-name="T182">em </text:span>que utiliz<text:span text:style-name="T182">a</text:span>mos <text:s/>telescopagem, mas desta vez utiliz<text:span text:style-name="T13">are</text:span>mos iteração.</text:p>
      <text:p text:style-name="P107">Exemplo <text:sequence text:ref-name="refExemplo3" text:name="Exemplo" text:formula="ooow:Exemplo+1" style:num-format="1">6.1.4</text:sequence></text:p>
      <text:p text:style-name="P52"><text:span text:style-name="T182">Use iteração para resolver a relação de recorrência <text:s/></text:span><text:span text:style-name="Variable"><text:span text:style-name="T182">a</text:span></text:span><text:span text:style-name="Variável_20_subscrita"><text:span text:style-name="T182">n</text:span></text:span><text:span text:style-name="T182"> = </text:span><text:span text:style-name="Variable"><text:span text:style-name="T182">a</text:span></text:span><text:span text:style-name="Variável_20_subscrita"><text:span text:style-name="T182">n</text:span></text:span><text:span text:style-name="T98"> − 1</text:span><text:span text:style-name="T182"> + </text:span><text:span text:style-name="Variable"><text:span text:style-name="T182">n</text:span></text:span> <text:span text:style-name="T183">com </text:span><text:span text:style-name="Variable"><text:span text:style-name="T183">a</text:span></text:span><text:span text:style-name="T99">0</text:span><text:span text:style-name="T183"> = 4.</text:span></text:p>
      <text:p text:style-name="P53"><text:span text:style-name="Strong_20_Emphasis">Solução.</text:span> Novamente, comece escrevendo a relação de recorrência quando <text:span text:style-name="Variable">n</text:span> = 1. Desta vez, não subtraia os termos <text:span text:style-name="Variable"><text:span text:style-name="T182">a</text:span></text:span><text:span text:style-name="Variável_20_subscrita"><text:span text:style-name="T182">n</text:span></text:span><text:span text:style-name="T98"> − 1</text:span> do outro lado:</text:p>
      <text:p text:style-name="P54"><text:span text:style-name="Variable">a</text:span><text:span text:style-name="T80">1</text:span> = <text:span text:style-name="Variable">a</text:span><text:span text:style-name="T80">0</text:span> + 1.</text:p>
      <text:p text:style-name="P57">Agora <text:span text:style-name="Variable"><text:span text:style-name="T183">a</text:span></text:span><text:span text:style-name="T100">2</text:span> = <text:span text:style-name="Variable"><text:span text:style-name="T183">a</text:span></text:span><text:span text:style-name="T100">1</text:span> + 2, mas nós sabemos o que é <text:span text:style-name="Variable"><text:span text:style-name="T183">a</text:span></text:span><text:span text:style-name="T100">1</text:span>. Por substituição, obtemos</text:p>
      <text:p text:style-name="P55"><text:span text:style-name="Variable">a</text:span><text:span text:style-name="T100">2</text:span> = <text:span text:style-name="T185">(</text:span><text:span text:style-name="Variable">a</text:span><text:span text:style-name="T80">0</text:span> + 1<text:span text:style-name="T185">) + 2</text:span>.</text:p>
      <text:p text:style-name="P58">Agora vá para <text:span text:style-name="Variable"><text:span text:style-name="T183">a</text:span></text:span><text:span text:style-name="T101">3</text:span><text:span text:style-name="T184"> = </text:span><text:span text:style-name="Variable"><text:span text:style-name="T183">a</text:span></text:span><text:span text:style-name="T101">2</text:span><text:span text:style-name="T184"> + </text:span><text:span text:style-name="T186">3</text:span>, usando o nosso valor conhecido para <text:span text:style-name="Variable"><text:span text:style-name="T183">a</text:span></text:span><text:span text:style-name="T101">2</text:span>:</text:p>
      <text:p text:style-name="P56"><text:span text:style-name="Variable">a</text:span><text:span text:style-name="T101">3</text:span> = <text:span text:style-name="T186">(</text:span><text:span text:style-name="T185">(</text:span><text:span text:style-name="Variable">a</text:span><text:span text:style-name="T80">0</text:span> + 1<text:span text:style-name="T185">) + 2</text:span><text:span text:style-name="T186">) + 3</text:span>.</text:p>
      <text:p text:style-name="Corpo_20_do_20_Exemplo">Notamos um padrão. A cada vez, tomamos o termo anterior e adicionamos o índice atual. Assim,</text:p>
      <text:p text:style-name="P39"><text:span text:style-name="Variable"><text:span text:style-name="T182">a</text:span></text:span><text:span text:style-name="Variável_20_subscrita"><text:span text:style-name="T182">n</text:span></text:span><text:span text:style-name="T182"> = </text:span><text:span text:style-name="T187">((((</text:span><text:span text:style-name="Variable"><text:span text:style-name="T183">a</text:span></text:span><text:span text:style-name="T99">0</text:span><text:span text:style-name="T183"> + 1</text:span><text:span text:style-name="T185">) + 2</text:span><text:span text:style-name="T186">) + 3</text:span><text:span text:style-name="T187">) + </text:span><text:span text:style-name="T146">… + </text:span><text:span text:style-name="Variable"><text:span text:style-name="T146">n</text:span></text:span><text:span text:style-name="T146"> </text:span><text:span text:style-name="T145">−</text:span><text:span text:style-name="T146"> 1) + </text:span><text:span text:style-name="Variable"><text:span text:style-name="T146">n</text:span></text:span><text:span text:style-name="T146">.</text:span></text:p>
      <text:p text:style-name="P59">Reagrupando termos, notamos que <text:span text:style-name="Variable"><text:span text:style-name="T182">a</text:span></text:span><text:span text:style-name="Variável_20_subscrita"><text:span text:style-name="T182">n</text:span></text:span> é simplesmente <text:span text:style-name="Variable"><text:span text:style-name="T183">a</text:span></text:span><text:span text:style-name="T102">0</text:span> mais a soma dos números inteiros de 1 a <text:span text:style-name="Variable">n</text:span>. Assim, como <text:span text:style-name="Variable"><text:span text:style-name="T183">a</text:span></text:span><text:span text:style-name="T99">0</text:span> = 4,</text:p>
      <text:p text:style-name="P40"><text:soft-page-break/><text:span text:style-name="Variable"><text:span text:style-name="T182">a</text:span></text:span><text:span text:style-name="Variável_20_subscrita"><text:span text:style-name="T182">n</text:span></text:span> <text:span text:style-name="T188">= 4 + </text:span><text:span text:style-name="T188"><draw:g text:anchor-type="as-char" svg:y="-0.6cm" draw:z-index="8" draw:name="Forma7" draw:style-name="gr1"><svg:title>TexMaths</svg:title><svg:desc>12§display§\frac{n(n+1)}{2}§svg§600§FALSE§</svg:desc><draw:frame draw:style-name="gr2" draw:text-style-name="P145" svg:width="1.56cm" svg:height="0.89cm" svg:x="0cm" svg:y="0cm"><draw:image xlink:href="Pictures/10001B7700000515000002E6993DBF9CAD235DFD.svg" xlink:type="simple" xlink:show="embed" xlink:actuate="onLoad" loext:mime-type="image/svg+xml"><text:p/></draw:image><draw:image xlink:href="Pictures/100002010000004A0000002AC9186FA2CF04CF4F.png" xlink:type="simple" xlink:show="embed" xlink:actuate="onLoad" loext:mime-type="image/png"/></draw:frame></draw:g></text:span><text:span text:style-name="T188">.</text:span></text:p>
      <text:p text:style-name="Text_20_body">Claro que neste caso ainda precisávamos saber a fórmula para a soma de 1, <text:span text:style-name="T147">…</text:span>,<text:span text:style-name="Variable">n</text:span>. Vamos tentar a iteração com uma sequência para a qual a telescopagem não funciona.</text:p>
      <text:p text:style-name="Título_20_do_20_Exemplo">Exemplo <text:sequence text:ref-name="refExemplo4" text:name="Exemplo" text:formula="ooow:Exemplo+1" style:num-format="1">6.1.5</text:sequence></text:p>
      <text:p text:style-name="P60">Resolva a relação de recorrência <text:span text:style-name="Variable"><text:span text:style-name="T182">a</text:span></text:span><text:span text:style-name="Variável_20_subscrita"><text:span text:style-name="T182">n</text:span></text:span> = 3<text:span text:style-name="Variable"><text:span text:style-name="T182">a</text:span></text:span><text:span text:style-name="Variável_20_subscrita"><text:span text:style-name="T182">n</text:span></text:span><text:span text:style-name="T98"> − 1</text:span> + 2 com <text:span text:style-name="Variable"><text:span text:style-name="T183">a</text:span></text:span><text:span text:style-name="T99">0</text:span> = 1.</text:p>
      <text:p text:style-name="P61"><text:span text:style-name="Strong_20_Emphasis">Solução.</text:span> Mais uma vez, iteramos a relação de recorrência, chegando até o índice <text:span text:style-name="Variable">n</text:span>.</text:p>
      <text:p text:style-name="P62"><draw:frame draw:style-name="fr2" draw:name="Quadro3" text:anchor-type="as-char" draw:z-index="9"><draw:text-box fo:min-height="2.561cm" fo:min-width="13.143cm"><text:p text:style-name="P101"><text:span text:style-name="Variable"><text:span text:style-name="T183">a</text:span></text:span><text:span text:style-name="T99">1<text:tab/></text:span><text:span text:style-name="T189">=<text:tab/>3</text:span><text:span text:style-name="Variable"><text:span text:style-name="T183">a</text:span></text:span><text:span text:style-name="T99">0</text:span><text:span text:style-name="T189"> + 2<text:line-break/></text:span><text:span text:style-name="Variable"><text:span text:style-name="T183">a</text:span></text:span><text:span text:style-name="T103">2</text:span><text:span text:style-name="T135"><text:tab/></text:span><text:span text:style-name="T136">=<text:tab/>3(</text:span><text:span text:style-name="Variable"><text:span text:style-name="T135">a</text:span></text:span><text:span text:style-name="T103">1</text:span><text:span text:style-name="T136">)+ 2<text:tab/>=<text:tab/>3(3</text:span><text:span text:style-name="Variable"><text:span text:style-name="T135">a</text:span></text:span><text:span text:style-name="T99">0</text:span><text:span text:style-name="T136"> + 2) + 2<text:line-break/></text:span><text:span text:style-name="Variable"><text:span text:style-name="T135">a</text:span></text:span><text:span text:style-name="T103">3</text:span><text:span text:style-name="T135"><text:tab/></text:span><text:span text:style-name="T136">=<text:tab/>3[</text:span><text:span text:style-name="Variable"><text:span text:style-name="T135">a</text:span></text:span><text:span text:style-name="T103">2</text:span><text:span text:style-name="T136">] + 2<text:tab/>= <text:tab/>3[3(3</text:span><text:span text:style-name="Variable"><text:span text:style-name="T135">a</text:span></text:span><text:span text:style-name="T99">0</text:span><text:span text:style-name="T136"> + 2) + 2] + 2<text:line-break/></text:span><text:span text:style-name="T131">⠇</text:span><text:span text:style-name="T121"><text:tab/></text:span><text:span text:style-name="T131">⠇</text:span><text:span text:style-name="T121"><text:tab/></text:span><text:span text:style-name="T131">⠇</text:span><text:span text:style-name="T121"><text:line-break/></text:span><text:span text:style-name="Variable"><text:span text:style-name="T122">a</text:span></text:span><text:span text:style-name="Variável_20_subscrita"><text:span text:style-name="T47">n</text:span></text:span><text:span text:style-name="T121"><text:tab/>=<text:tab/>3(</text:span><text:span text:style-name="Variable"><text:span text:style-name="T122">a</text:span></text:span><text:span text:style-name="Variável_20_subscrita"><text:span text:style-name="T47">n</text:span></text:span><text:span text:style-name="T89"> − 1</text:span><text:span text:style-name="T121">) + 2<text:tab/>=<text:tab/>3(3(3(3 </text:span><text:span text:style-name="T127">…</text:span><text:span text:style-name="T113"> (3</text:span><text:span text:style-name="Variable"><text:span text:style-name="T114">a</text:span></text:span><text:span text:style-name="T83">0</text:span><text:span text:style-name="T115"> + 2</text:span><text:span text:style-name="T113">) + 2) + 2) </text:span><text:span text:style-name="T127">…</text:span><text:span text:style-name="T113"> + 2) + 2.</text:span></text:p></draw:text-box></draw:frame></text:p>
      <text:p text:style-name="P63">É difícil ver o que está acontecendo aqui porque temos que distribuir todos esses 3's. Vamos tentar novamente, desta vez simplificando um pouco à medida que avançamos.</text:p>
      <text:p text:style-name="P64"><draw:frame draw:style-name="fr2" draw:name="Quadro4" text:anchor-type="as-char" draw:z-index="10"><draw:text-box fo:min-height="3.009cm" fo:min-width="13.73cm"><text:p text:style-name="P102"><text:span text:style-name="Variable"><text:span text:style-name="T183">a</text:span></text:span><text:span text:style-name="T99">1<text:tab/></text:span><text:span text:style-name="T189">=<text:tab/>3</text:span><text:span text:style-name="Variable"><text:span text:style-name="T183">a</text:span></text:span><text:span text:style-name="T99">0</text:span><text:span text:style-name="T189"> + 2<text:line-break/></text:span><text:span text:style-name="Variable"><text:span text:style-name="T183">a</text:span></text:span><text:span text:style-name="T103">2</text:span><text:span text:style-name="T135"><text:tab/></text:span><text:span text:style-name="T136">=<text:tab/>3(</text:span><text:span text:style-name="Variable"><text:span text:style-name="T135">a</text:span></text:span><text:span text:style-name="T103">1</text:span><text:span text:style-name="T136">)+ 2<text:tab/>=<text:tab/>3(3</text:span><text:span text:style-name="Variable"><text:span text:style-name="T135">a</text:span></text:span><text:span text:style-name="T99">0</text:span><text:span text:style-name="T136"> + 2) + 2 </text:span><text:span text:style-name="T137">= 3</text:span><text:span text:style-name="T62">2</text:span><text:span text:style-name="Variable"><text:span text:style-name="T135">a</text:span></text:span><text:span text:style-name="T99">0</text:span><text:span text:style-name="T137"> + 2</text:span><text:span text:style-name="T132">·</text:span><text:span text:style-name="T123">3 + 2</text:span><text:span text:style-name="T136"><text:line-break/></text:span><text:span text:style-name="Variable"><text:span text:style-name="T135">a</text:span></text:span><text:span text:style-name="T103">3</text:span><text:span text:style-name="T135"><text:tab/></text:span><text:span text:style-name="T136">=<text:tab/>3[</text:span><text:span text:style-name="Variable"><text:span text:style-name="T135">a</text:span></text:span><text:span text:style-name="T103">2</text:span><text:span text:style-name="T136">] + 2<text:tab/>= <text:tab/>3[3(3</text:span><text:span text:style-name="Variable"><text:span text:style-name="T135">a</text:span></text:span><text:span text:style-name="T99">0</text:span><text:span text:style-name="T136"> + 2) + 2] + 2 </text:span><text:span text:style-name="T137">= 3</text:span><text:span text:style-name="T62">3</text:span><text:span text:style-name="Variable"><text:span text:style-name="T135">a</text:span></text:span><text:span text:style-name="T99">0</text:span><text:span text:style-name="T137"> + 2</text:span><text:span text:style-name="T132">·</text:span><text:span text:style-name="T123">3</text:span><text:span text:style-name="T61">2</text:span><text:span text:style-name="T123"> + 2</text:span><text:span text:style-name="T132">·</text:span><text:span text:style-name="T123">3 + 2</text:span><text:span text:style-name="T136"><text:line-break/></text:span><text:span text:style-name="T131">⠇</text:span><text:span text:style-name="T121"><text:tab/></text:span><text:span text:style-name="T131">⠇</text:span><text:span text:style-name="T121"><text:tab/></text:span><text:span text:style-name="T131">⠇</text:span><text:span text:style-name="T121"><text:line-break/></text:span><text:span text:style-name="Variable"><text:span text:style-name="T122">a</text:span></text:span><text:span text:style-name="Variável_20_subscrita"><text:span text:style-name="T47">n</text:span></text:span><text:span text:style-name="T121"><text:tab/>=<text:tab/>3(</text:span><text:span text:style-name="Variable"><text:span text:style-name="T122">a</text:span></text:span><text:span text:style-name="Variável_20_subscrita"><text:span text:style-name="T47">n</text:span></text:span><text:span text:style-name="T89"> − 1</text:span><text:span text:style-name="T121">) + 2<text:tab/>=<text:tab/></text:span><text:span text:style-name="T123">3(3</text:span><text:span text:style-name="Variável_20_sobrescrita"><text:span text:style-name="T48">n</text:span></text:span><text:span text:style-name="T61"> </text:span><text:span text:style-name="T64">− </text:span><text:span text:style-name="T61">1</text:span><text:span text:style-name="Variable"><text:span text:style-name="T124">a</text:span></text:span><text:span text:style-name="T90">0</text:span><text:span text:style-name="T123"> + 2</text:span><text:span text:style-name="T132">·</text:span><text:span text:style-name="T123">3</text:span><text:span text:style-name="Variável_20_sobrescrita"><text:span text:style-name="T48">n</text:span></text:span><text:span text:style-name="T61"> </text:span><text:span text:style-name="T64">− </text:span><text:span text:style-name="T61">2</text:span><text:span text:style-name="T123"> + </text:span><text:span text:style-name="T128">…</text:span><text:span text:style-name="T116"> + 2</text:span><text:span text:style-name="T123">)</text:span><text:span text:style-name="T113"> + 2<text:line-break/><text:tab/><text:tab/><text:tab/></text:span><text:span text:style-name="T117">=<text:tab/></text:span><text:span text:style-name="T116">3</text:span><text:span text:style-name="Variável_20_sobrescrita"><text:span text:style-name="T43">n</text:span></text:span><text:span text:style-name="Variable"><text:span text:style-name="T114">a</text:span></text:span><text:span text:style-name="T83">0</text:span><text:span text:style-name="T114"> </text:span><text:span text:style-name="T117">+ </text:span><text:span text:style-name="T116">2</text:span><text:span text:style-name="T134">·</text:span><text:span text:style-name="T116">3</text:span><text:span text:style-name="Variável_20_sobrescrita"><text:span text:style-name="T43">n</text:span></text:span><text:span text:style-name="T56"> </text:span><text:span text:style-name="T64">− </text:span><text:span text:style-name="T56">1</text:span><text:span text:style-name="T117"> + </text:span><text:span text:style-name="T116">2</text:span><text:span text:style-name="T134">·</text:span><text:span text:style-name="T116">3</text:span><text:span text:style-name="Variável_20_sobrescrita"><text:span text:style-name="T43">n</text:span></text:span><text:span text:style-name="T56"> </text:span><text:span text:style-name="T64">− </text:span><text:span text:style-name="T57">2</text:span><text:span text:style-name="T116"> + </text:span><text:span text:style-name="T128">…</text:span><text:span text:style-name="T116"> + 2</text:span><text:span text:style-name="T134">·</text:span><text:span text:style-name="T116">3 + 2.</text:span></text:p></draw:text-box></draw:frame></text:p>
      <text:p text:style-name="P65">Agora simplificamos. <text:span text:style-name="Variable"><text:span text:style-name="T183">a</text:span></text:span><text:span text:style-name="T99">0</text:span> = 1, por isso temos 3<text:span text:style-name="Variável_20_sobrescrita">n</text:span> + ⟨restante⟩. Note que todos os outros termos têm um 2 neles. De fato, temos uma soma geométrica com o primeiro termo 2 e uma razão comum 3. Já vimos como simplificar 2 + 2⋅3 + 2⋅3<text:span text:style-name="T53">2</text:span> + ⋯ + 2⋅3<text:span text:style-name="Variável_20_sobrescrita">n</text:span><text:span text:style-name="T53"> </text:span><text:span text:style-name="T64">− </text:span><text:span text:style-name="T53">1</text:span>. <text:span text:style-name="T14">Obtemos</text:span> <draw:g text:anchor-type="as-char" svg:y="-0.367cm" draw:z-index="11" draw:name="Forma8" draw:style-name="gr1"><svg:title>TexMaths</svg:title><svg:desc>12§inline§\frac{2-2\cdot 3^n}{-2}§svg§600§FALSE§</svg:desc><draw:frame draw:style-name="gr2" draw:text-style-name="P145" svg:width="1.02cm" svg:height="0.512cm" svg:x="0cm" svg:y="0cm"><draw:image xlink:href="Pictures/10001A2C00000354000001AB78ACFE5F392452B9.svg" xlink:type="simple" xlink:show="embed" xlink:actuate="onLoad" loext:mime-type="image/svg+xml"><text:p/></draw:image><draw:image xlink:href="Pictures/100002010000003000000018C0BC5F1DCB99EBA4.png" xlink:type="simple" xlink:show="embed" xlink:actuate="onLoad" loext:mime-type="image/png"/></draw:frame></draw:g>, que simplifica para 3<text:span text:style-name="Variável_20_sobrescrita">n</text:span> <text:span text:style-name="T148">− </text:span>1. Juntando isto com o primeiro termo 3<text:span text:style-name="Variável_20_sobrescrita">n</text:span>, <text:span text:style-name="T14">nos dá</text:span> nossa fórmula fechada:</text:p>
      <text:p text:style-name="P41"><text:span text:style-name="Variable"><text:span text:style-name="T122">a</text:span></text:span><text:span text:style-name="Variável_20_subscrita"><text:span text:style-name="T47">n</text:span></text:span> = 2⋅3<text:span text:style-name="Variável_20_sobrescrita">n</text:span> − 1.</text:p>
      <text:p text:style-name="P14">A iteração pode ser confusa, mas quando a relação de recorrência se refere apenas a um termo anterior (e talvez alguma função de <text:span text:style-name="Variable">n</text:span>), ela pode funcionar bem. No entanto, tentar iterar uma relação de recorrência como <text:span text:style-name="Variable"><text:span text:style-name="T122">a</text:span></text:span><text:span text:style-name="Variável_20_subscrita"><text:span text:style-name="T47">n</text:span></text:span> = 2<text:span text:style-name="Variable"><text:span text:style-name="T122">a</text:span></text:span><text:span text:style-name="Variável_20_subscrita"><text:span text:style-name="T47">n</text:span></text:span><text:span text:style-name="T80"> − 1</text:span> + 3<text:span text:style-name="Variable"><text:span text:style-name="T122">a</text:span></text:span><text:span text:style-name="Variável_20_subscrita"><text:span text:style-name="T47">n</text:span></text:span><text:span text:style-name="T80"> − 2</text:span> será complicado demais. Teríamos de manter um registro de dois conjuntos de termos anteriores, cada um dos quais foi expresso por dois termos anteriores, e assim por diante. O comprimento da fórmula cresceria exponencialmente (o dobro a cada vez, de fato). Felizmente, existe um método para resolver relações de recorrência que funciona muito bem em relações como esta.</text:p>
      <text:h text:style-name="Heading_20_3" text:outline-level="3">A Técnica de Raiz Característica</text:h>
      <text:p text:style-name="P15">Suponha que queremos resolver uma relação de recorrência expressa como uma combinação dos dois termos anteriores, tal como <text:span text:style-name="Variable"><text:span text:style-name="T122">a</text:span></text:span><text:span text:style-name="Variável_20_subscrita"><text:span text:style-name="T47">n</text:span></text:span> = <text:span text:style-name="Variable"><text:span text:style-name="T122">a</text:span></text:span><text:span text:style-name="Variável_20_subscrita"><text:span text:style-name="T47">n</text:span></text:span><text:span text:style-name="T80"> − 1</text:span> + 6<text:span text:style-name="Variable"><text:span text:style-name="T122">a</text:span></text:span><text:span text:style-name="Variável_20_subscrita"><text:span text:style-name="T47">n</text:span></text:span><text:span text:style-name="T80"> − 2</text:span>. Em outras palavras, queremos encontrar uma função de <text:span text:style-name="Variable">n</text:span> que satisfaça <text:span text:style-name="Variable"><text:span text:style-name="T122">a</text:span></text:span><text:span text:style-name="Variável_20_subscrita"><text:span text:style-name="T47">n</text:span></text:span> − <text:span text:style-name="Variable"><text:span text:style-name="T122">a</text:span></text:span><text:span text:style-name="Variável_20_subscrita"><text:span text:style-name="T47">n</text:span></text:span><text:span text:style-name="T80"> − 1</text:span> − 6<text:span text:style-name="Variable"><text:span text:style-name="T122">a</text:span></text:span><text:span text:style-name="Variável_20_subscrita"><text:span text:style-name="T47">n</text:span></text:span><text:span text:style-name="T80"> − </text:span><text:span text:style-name="T104">2</text:span> = 0. Ago<text:soft-page-break/>ra a iteração é muito complicada, mas pensem só por um segundo no que aconteceria se iterássemos. Em cada passo, multiplicaríamos, entre outras coisas, uma iteração anterior por 6. Assim, a nossa fórmula fechada incluiria 6 multiplicado um certo número de vezes. Assim, é razoável adivinhar que a solução conterá partes que pareçam geométricas. Talvez a solução assuma a forma <text:span text:style-name="Variable">r</text:span><text:span text:style-name="Variável_20_sobrescrita">n</text:span> para algum<text:span text:style-name="T191">a</text:span> constante <text:span text:style-name="Variable"><text:span text:style-name="T191">r</text:span></text:span>.</text:p>
      <text:p text:style-name="P16"><text:span text:style-name="T190">A coisa boa é que sabemos como verificar se uma fórmula é realmente uma solução para uma relação de recorrência: </text:span><text:span text:style-name="T15">plugando-a</text:span><text:span text:style-name="T190">. O que acontece se </text:span><text:span text:style-name="T15">plugarmos</text:span><text:span text:style-name="T190"> o </text:span><text:span text:style-name="Variable"><text:span text:style-name="T190">r</text:span></text:span><text:span text:style-name="Variável_20_sobrescrita"><text:span text:style-name="T190">n</text:span></text:span><text:span text:style-name="T190"> à recursão acima? Obtemos</text:span></text:p>
      <text:p text:style-name="P9"><text:span text:style-name="Variable">r</text:span><text:span text:style-name="Variável_20_sobrescrita">n</text:span> − <text:span text:style-name="Variable">r</text:span><text:span text:style-name="Variável_20_sobrescrita">n</text:span><text:span text:style-name="T53"> − 1</text:span> − 6<text:span text:style-name="Variable">r</text:span><text:span text:style-name="Variável_20_sobrescrita">n</text:span><text:span text:style-name="T53"> − 2</text:span> = 0.</text:p>
      <text:p text:style-name="P17">Agora resolvendo para <text:span text:style-name="Variable">r</text:span>:</text:p>
      <text:p text:style-name="P18"><text:span text:style-name="Variable">r</text:span><text:span text:style-name="Variável_20_sobrescrita">n</text:span><text:span text:style-name="T53"> − 2</text:span>(<text:span text:style-name="Variable">r</text:span><text:span text:style-name="T53">2</text:span><text:span text:style-name="T109"> − </text:span><text:span text:style-name="Variable"><text:span text:style-name="T109">r</text:span></text:span> <text:span text:style-name="T109">− 6</text:span>) = 0,</text:p>
      <text:p text:style-name="P20">assim pela fatorização, <text:span text:style-name="Variable"><text:span text:style-name="T138">r</text:span></text:span> = −2 ou <text:s/><text:span text:style-name="Variable"><text:span text:style-name="T138">r</text:span></text:span> = 3 (ou <text:span text:style-name="Variable"><text:span text:style-name="T138">r</text:span></text:span> = 0, embora isto não nos ajude). Isto diz-nos que <text:span text:style-name="Variable"><text:span text:style-name="T122">a</text:span></text:span><text:span text:style-name="Variável_20_subscrita"><text:span text:style-name="T47">n</text:span></text:span> = (−2)<text:span text:style-name="Variável_20_sobrescrita">n</text:span> é uma solução para a relação de recorrência, tal como <text:span text:style-name="Variable"><text:span text:style-name="T122">a</text:span></text:span><text:span text:style-name="Variável_20_subscrita"><text:span text:style-name="T47">n</text:span></text:span> = 3<text:span text:style-name="Variável_20_sobrescrita">n</text:span>. Qual delas está correta? Ambas estão, a menos que especifiquemos as condições iniciais. Note-se que também poderíamos ter <text:span text:style-name="Variable"><text:span text:style-name="T122">a</text:span></text:span><text:span text:style-name="Variável_20_subscrita"><text:span text:style-name="T47">n</text:span></text:span> = (−2)<text:span text:style-name="Variável_20_sobrescrita">n</text:span> + 3<text:span text:style-name="Variável_20_sobrescrita">n</text:span>. Ou <text:span text:style-name="Variable"><text:span text:style-name="T122">a</text:span></text:span><text:span text:style-name="Variável_20_subscrita"><text:span text:style-name="T47">n</text:span></text:span> = 7(−2)<text:span text:style-name="Variável_20_sobrescrita">n</text:span> + 4⋅3<text:span text:style-name="Variável_20_sobrescrita">n </text:span>. Na verdade, para qualquer <text:span text:style-name="Variable">a</text:span> e <text:span text:style-name="Variable">b</text:span>, <text:span text:style-name="Variable"><text:span text:style-name="T122">a</text:span></text:span><text:span text:style-name="Variável_20_subscrita"><text:span text:style-name="T47">n</text:span></text:span> = <text:span text:style-name="Variable">a</text:span>(−2)<text:span text:style-name="Variável_20_sobrescrita">n</text:span> + <text:span text:style-name="Variable">b</text:span>3<text:span text:style-name="Variável_20_sobrescrita">n</text:span> é uma solução (tente plugar isto na relação de recorrência). Para encontrar os valores de <text:span text:style-name="Variable">a</text:span> e <text:span text:style-name="Variable">b</text:span>, utilize as condições iniciais.</text:p>
      <text:p text:style-name="P19">Isto indica-nos a direção de uma técnica mais geral para resolver as relações de recorrência. Note que seremos sempre capazes de factorar o <text:span text:style-name="Variable"><text:span text:style-name="T192">r</text:span></text:span><text:span text:style-name="Variável_20_sobrescrita"><text:span text:style-name="T192">n</text:span></text:span><text:span text:style-name="T75"> − 2</text:span> como fizemos acima. Portanto, só nos preocupamos realmente com a outra parte. Chamamos esta outra parte de <text:span text:style-name="Strong_20_Emphasis">equação característica</text:span> para a relação de recorrência. Estamos interessados em encontrar as raízes da equação característica, que são chamadas (surpresa) <text:span text:style-name="T16">de</text:span> <text:span text:style-name="Strong_20_Emphasis">raízes características</text:span>.</text:p>
      <text:p text:style-name="P108">Raízes Características</text:p>
      <text:p text:style-name="P66">Dada uma relação de recorrência <text:span text:style-name="Variable"><text:span text:style-name="T122">a</text:span></text:span><text:span text:style-name="Variável_20_subscrita"><text:span text:style-name="T47">n</text:span></text:span> + <text:span text:style-name="Variable"><text:span text:style-name="T142">α</text:span></text:span><text:span text:style-name="Variable"><text:span text:style-name="T122">a</text:span></text:span><text:span text:style-name="Variável_20_subscrita"><text:span text:style-name="T47">n</text:span></text:span><text:span text:style-name="T96"> − 1</text:span><text:span text:style-name="T4"> + </text:span><text:span text:style-name="Variable"><text:span text:style-name="T142">β</text:span></text:span><text:span text:style-name="Variable"><text:span text:style-name="T122">a</text:span></text:span><text:span text:style-name="Variável_20_subscrita"><text:span text:style-name="T47">n</text:span></text:span><text:span text:style-name="T96"> − 2</text:span><text:span text:style-name="T4"> = 0, o </text:span><text:span text:style-name="Strong_20_Emphasis"><text:span text:style-name="T4">polinômio característico</text:span></text:span><text:span text:style-name="T4"> é</text:span></text:p>
      <text:p text:style-name="P67"><text:span text:style-name="Variable"><text:span text:style-name="T4">x</text:span></text:span><text:span text:style-name="T54">2</text:span><text:span text:style-name="T4"> + </text:span><text:span text:style-name="Variable"><text:span text:style-name="T142">αx</text:span></text:span><text:span text:style-name="T142"> + </text:span><text:span text:style-name="Variable"><text:span text:style-name="T142">β</text:span></text:span></text:p>
      <text:p text:style-name="P66">dando-nos a <text:span text:style-name="Strong_20_Emphasis">equação característica</text:span>:</text:p>
      <text:p text:style-name="P67"><text:span text:style-name="Variable"><text:span text:style-name="T4">x</text:span></text:span><text:span text:style-name="T54">2</text:span><text:span text:style-name="T4"> + </text:span><text:span text:style-name="Variable"><text:span text:style-name="T142">αx</text:span></text:span><text:span text:style-name="T142"> + </text:span><text:span text:style-name="Variable"><text:span text:style-name="T142">β</text:span></text:span><text:span text:style-name="T142"> = 0.</text:span></text:p>
      <text:p text:style-name="P66">Se <text:span text:style-name="Variable">r</text:span><text:span text:style-name="Variável_20_subscrita">1</text:span> e <text:span text:style-name="Variable">r</text:span><text:span text:style-name="Variável_20_subscrita">2</text:span> são duas raízes distintas do polinômio característico (isto é, soluções para a equação característica), então a solução para a relação de recorrência é</text:p>
      <text:p text:style-name="P67"><text:span text:style-name="Variable"><text:span text:style-name="T122">a</text:span></text:span><text:span text:style-name="Variável_20_subscrita"><text:span text:style-name="T47">n</text:span></text:span> = <text:span text:style-name="Variable">ar</text:span><text:span text:style-name="T80">1</text:span><text:span text:style-name="Variável_20_sobrescrita">n</text:span> + <text:span text:style-name="Variable">br</text:span><text:span text:style-name="T80">2</text:span><text:span text:style-name="Variável_20_sobrescrita">n</text:span>,</text:p>
      <text:p text:style-name="P68">onde <text:span text:style-name="Variable">a</text:span> e <text:span text:style-name="Variable">b</text:span> são constantes determinadas pelas condições iniciais.</text:p>
      <text:p text:style-name="Text_20_body"/>
      <text:p text:style-name="P109">Exemplo <text:sequence text:ref-name="refExemplo5" text:name="Exemplo" text:formula="ooow:Exemplo+1" style:num-format="1">6.1.6</text:sequence></text:p>
      <text:p text:style-name="P69">Resolva a relação de recorrência <text:span text:style-name="Variable">a</text:span><text:span text:style-name="Variável_20_subscrita">n</text:span> = 7<text:span text:style-name="Variable">a</text:span><text:span text:style-name="Variável_20_subscrita">n</text:span><text:span text:style-name="T80"> − 1</text:span> − 10<text:span text:style-name="Variable">a</text:span><text:span text:style-name="Variável_20_subscrita">n</text:span><text:span text:style-name="T80"> − 2</text:span> com <text:span text:style-name="Variable">a</text:span><text:span text:style-name="T80">0</text:span> = 2 e <text:span text:style-name="Variable">a</text:span><text:span text:style-name="T80">1</text:span> = 3.</text:p>
      <text:p text:style-name="Corpo_20_do_20_Exemplo"><text:soft-page-break/><text:span text:style-name="Strong_20_Emphasis"><text:span text:style-name="T195">Solução.</text:span></text:span><text:span text:style-name="T195"> Reescreva a relação de recorrência </text:span><text:span text:style-name="T196">como</text:span><text:span text:style-name="T195"> </text:span><text:span text:style-name="Variable"><text:span text:style-name="T194">a</text:span></text:span><text:span text:style-name="Variável_20_subscrita"><text:span text:style-name="T194">n</text:span></text:span><text:span text:style-name="T194"> − 7</text:span><text:span text:style-name="Variable"><text:span text:style-name="T194">a</text:span></text:span><text:span text:style-name="Variável_20_subscrita"><text:span text:style-name="T194">n</text:span></text:span><text:span text:style-name="T105"> − 1</text:span><text:span text:style-name="T194"> </text:span><text:span text:style-name="T226">+</text:span><text:span text:style-name="T194"> 10</text:span><text:span text:style-name="Variable"><text:span text:style-name="T194">a</text:span></text:span><text:span text:style-name="Variável_20_subscrita"><text:span text:style-name="T194">n</text:span></text:span><text:span text:style-name="T105"> − 2</text:span> <text:span text:style-name="T195">= 0. </text:span><text:span text:style-name="T196">Agora forme a equação característica:</text:span></text:p>
      <text:p text:style-name="P70"><text:span text:style-name="Variable">x</text:span><text:span text:style-name="T53">2</text:span><text:span text:style-name="T194"> − </text:span>7<text:span text:style-name="Variable">x</text:span> + 10 = 0</text:p>
      <text:p text:style-name="P71">e resolva para <text:span text:style-name="Variable">x</text:span>:</text:p>
      <text:p text:style-name="P70">(<text:span text:style-name="Variable">x</text:span><text:span text:style-name="T194"> − </text:span>2)(<text:span text:style-name="Variable">x</text:span><text:span text:style-name="T194"> − </text:span>5) = 0</text:p>
      <text:p text:style-name="P72"><text:span text:style-name="T197">então </text:span><text:span text:style-name="Variable"><text:span text:style-name="T197">x </text:span></text:span><text:span text:style-name="T197">= 2 e </text:span><text:span text:style-name="Variable"><text:span text:style-name="T197">x </text:span></text:span><text:span text:style-name="T197">= </text:span><text:span text:style-name="T17">5</text:span><text:span text:style-name="T197"> são as raízes características. </text:span><text:span text:style-name="T198">Nós sabemos portanto que a solução para a relação de recorrência terá a forma</text:span></text:p>
      <text:p text:style-name="P73"><text:span text:style-name="Variable">a</text:span><text:span text:style-name="Variável_20_subscrita">n</text:span> = <text:span text:style-name="Variable">a</text:span>2<text:span text:style-name="Variável_20_sobrescrita">n</text:span> + <text:span text:style-name="Variable">b</text:span>5<text:span text:style-name="Variável_20_sobrescrita">n</text:span>.</text:p>
      <text:p text:style-name="P75">Para encontrar <text:span text:style-name="Variable">a</text:span> e <text:span text:style-name="Variable">b</text:span>, plugamos <text:span text:style-name="Variable">n</text:span> = 0 e <text:span text:style-name="Variable">n</text:span> = 1, chegando num sistema de duas equações com duas incógnitas:</text:p>
      <text:p text:style-name="P73"><draw:frame draw:style-name="fr1" draw:name="Quadro5" text:anchor-type="as-char" draw:z-index="12"><draw:text-box fo:min-height="1.445cm" fo:min-width="5.988cm"><text:p text:style-name="P103">2<text:tab/>=<text:tab/><text:span text:style-name="Variable">a</text:span>2<text:span text:style-name="T53">0</text:span> + <text:span text:style-name="Variable">b</text:span>5<text:span text:style-name="T53">0</text:span><text:tab/>=<text:tab/><text:span text:style-name="Variable">a</text:span> + <text:span text:style-name="Variable">b</text:span><text:line-break/>3<text:tab/>=<text:tab/><text:span text:style-name="Variable">a</text:span>2<text:span text:style-name="T53">1</text:span> + <text:span text:style-name="Variable">b</text:span>5<text:span text:style-name="T53">1</text:span><text:tab/>=<text:tab/>2<text:span text:style-name="Variable"><text:span text:style-name="T109">a</text:span></text:span> + 5b</text:p></draw:text-box></draw:frame></text:p>
      <text:p text:style-name="P76"><text:span text:style-name="T199">Resolve</text:span><text:span text:style-name="T18">ndo</text:span><text:span text:style-name="T199"> esse sistema nos dá </text:span><text:span text:style-name="Variable"><text:span text:style-name="T199">a</text:span></text:span><text:span text:style-name="T199"> = </text:span><text:span text:style-name="T199"><draw:g text:anchor-type="as-char" svg:y="-0.365cm" draw:z-index="13" draw:name="Forma9" draw:style-name="gr1"><svg:title>TexMaths</svg:title><svg:desc>12§inline§\frac{7}{3}§svg§600§FALSE§</svg:desc><draw:frame draw:style-name="gr2" draw:text-style-name="P145" svg:width="0.168cm" svg:height="0.518cm" svg:x="0cm" svg:y="0cm"><draw:image xlink:href="Pictures/100009480000008D000001AF0C87F25AE22FC1C2.svg" xlink:type="simple" xlink:show="embed" xlink:actuate="onLoad" loext:mime-type="image/svg+xml"><text:p/></draw:image><draw:image xlink:href="Pictures/100002010000000800000018459013BDE286C194.png" xlink:type="simple" xlink:show="embed" xlink:actuate="onLoad" loext:mime-type="image/png"/></draw:frame></draw:g></text:span><text:span text:style-name="T199"><text:s/>e </text:span><text:span text:style-name="Variable"><text:span text:style-name="T199">b</text:span></text:span><text:span text:style-name="T199"> = </text:span><text:span text:style-name="T199"><draw:g text:anchor-type="as-char" svg:y="-0.362cm" draw:z-index="14" draw:name="Forma10" draw:style-name="gr1"><svg:title>TexMaths</svg:title><svg:desc>12§inline§-\frac{1}{3}§svg§600§FALSE§</svg:desc><draw:frame draw:style-name="gr2" draw:text-style-name="P145" svg:width="0.548cm" svg:height="0.512cm" svg:x="0cm" svg:y="0cm"><draw:image xlink:href="Pictures/1000097A000001C8000001ACFDDAD7945B771289.svg" xlink:type="simple" xlink:show="embed" xlink:actuate="onLoad" loext:mime-type="image/svg+xml"><text:p/></draw:image><draw:image xlink:href="Pictures/100002010000001A00000018E3998FFDFD26D9B0.png" xlink:type="simple" xlink:show="embed" xlink:actuate="onLoad" loext:mime-type="image/png"/></draw:frame></draw:g></text:span><text:span text:style-name="T199">, então a solução para a relação de recorrência é</text:span></text:p>
      <text:p text:style-name="P74"><text:span text:style-name="Variable">a</text:span><text:span text:style-name="Variável_20_subscrita">n</text:span> = <draw:g text:anchor-type="as-char" svg:y="-0.591cm" draw:z-index="15" draw:name="Forma11" draw:style-name="gr1"><svg:title>TexMaths</svg:title><svg:desc>12§display§\frac{7}{3}2^n - \frac{1}{3}5^n.§svg§600§FALSE§</svg:desc><draw:frame draw:style-name="gr2" draw:text-style-name="P145" svg:width="2.087cm" svg:height="0.9cm" svg:x="0cm" svg:y="0cm"><draw:image xlink:href="Pictures/10002AA0000006CC000002EFA2A8DF2A7A6AF871.svg" xlink:type="simple" xlink:show="embed" xlink:actuate="onLoad" loext:mime-type="image/svg+xml"><text:p/></draw:image><draw:image xlink:href="Pictures/10000201000000630000002BAFB9A03DD5C1F538.png" xlink:type="simple" xlink:show="embed" xlink:actuate="onLoad" loext:mime-type="image/png"/></draw:frame></draw:g></text:p>
      <text:p text:style-name="P23">Talvez a relação de recorrência mais famosa seja <text:span text:style-name="Variable">F</text:span><text:span text:style-name="Variável_20_subscrita">n</text:span> = <text:span text:style-name="Variable">F</text:span><text:span text:style-name="Variável_20_subscrita">n</text:span><text:span text:style-name="T105"> − </text:span><text:span text:style-name="T80">1 </text:span>+ <text:span text:style-name="Variable">F</text:span><text:span text:style-name="Variável_20_subscrita">n</text:span><text:span text:style-name="T105"> − </text:span><text:span text:style-name="T80">2</text:span>, que junto <text:span text:style-name="T19">com</text:span> as condições iniciais <text:span text:style-name="Variable">F</text:span><text:span text:style-name="T80">0</text:span> = 0 e <text:span text:style-name="Variable">F</text:span><text:span text:style-name="T80">1</text:span> = 1 define a sequência de Fibonacci. Mas note que este é precisamente o tipo de relação de recorrência sobre a qual podemos utilizar a técnica da raiz característic<text:span text:style-name="T200">a</text:span>. Quando o fazemos, a única coisa que muda é que a equação característica não <text:span text:style-name="T19">se fatora como (</text:span><text:span text:style-name="Variable"><text:span text:style-name="T19">x</text:span></text:span><text:span text:style-name="T20"> − </text:span><text:span text:style-name="Variable"><text:span text:style-name="T22">r</text:span></text:span><text:span text:style-name="T85">1</text:span><text:span text:style-name="T19">)(</text:span><text:span text:style-name="Variable"><text:span text:style-name="T19">x</text:span></text:span><text:span text:style-name="T20"> − </text:span><text:span text:style-name="Variable"><text:span text:style-name="T22">r</text:span></text:span><text:span text:style-name="T86">2</text:span><text:span text:style-name="T19">)</text:span>, pelo que é necessário utilizar a fórmula quadrática para encontrar as raízes características. De fato, ao fazê-lo, obtém-se o terceiro número irracional mais famoso, φ, a <text:span text:style-name="Strong_20_Emphasis">relação de ouro</text:span>.</text:p>
      <text:p text:style-name="P21">Antes de deixarmos a técnica da raiz característica, devemos pensar sobre o que pode acontecer quando se resolve a equação característica. Temos um exemplo acima em que o polinômio característico tem duas raízes distintas. Estas raízes podem ser inteiras, ou talvez números irracionais (exigindo a fórmula quadrática para as encontrar). Nestes casos, sabemos como será a solução para a relação de recorrência.</text:p>
      <text:p text:style-name="P22">No entanto, é possível que o polinômio característico tenha apenas uma raiz. Isto pode acontecer se o polinômio característico for fatorável como (<text:span text:style-name="Variable">x</text:span><text:span text:style-name="T20"> − </text:span><text:span text:style-name="Variable">r</text:span>)<text:span text:style-name="T53">2</text:span>. Ainda assim, o <text:span text:style-name="Variable">r</text:span><text:span text:style-name="Variável_20_sobrescrita">n</text:span> seria uma solução para a relação de recorrência, mas não conseguiríamos encontrar soluções para todas as condições iniciais utilizando a forma geral <text:span text:style-name="Variable"><text:span text:style-name="T122">a</text:span></text:span><text:span text:style-name="Variável_20_subscrita"><text:span text:style-name="T47">n</text:span></text:span><text:span text:style-name="T193"> = </text:span><text:span text:style-name="Variable"><text:span text:style-name="T193">ar</text:span></text:span><text:span text:style-name="T106">1</text:span><text:span text:style-name="Variável_20_sobrescrita"><text:span text:style-name="T193">n</text:span></text:span><text:span text:style-name="T193"> + </text:span><text:span text:style-name="Variable"><text:span text:style-name="T193">br</text:span></text:span><text:span text:style-name="T106">2</text:span><text:span text:style-name="Variável_20_sobrescrita"><text:span text:style-name="T193">n</text:span></text:span>, uma vez que não poderíamos distinguir entre <text:span text:style-name="Variable"><text:span text:style-name="T193">r</text:span></text:span><text:span text:style-name="T106">1</text:span><text:span text:style-name="Variável_20_sobrescrita"><text:span text:style-name="T193">n</text:span></text:span> e <text:span text:style-name="Variable"><text:span text:style-name="T193">r</text:span></text:span><text:span text:style-name="T106">2</text:span><text:span text:style-name="Variável_20_sobrescrita"><text:span text:style-name="T193">n</text:span></text:span>. No entanto, estamos com sorte:</text:p>
      <text:p text:style-name="P110">Técnica da Raiz Característica para Raiz Única</text:p>
      <text:p text:style-name="P77">Suponha que a relação de recorrência <text:span text:style-name="Variable">a</text:span><text:span text:style-name="Variável_20_subscrita">n</text:span> = <text:span text:style-name="Variable">αa</text:span><text:span text:style-name="Variável_20_subscrita">n</text:span><text:span text:style-name="T80"> </text:span><text:span text:style-name="T94">− </text:span><text:span text:style-name="T80">1</text:span> + <text:span text:style-name="Variable">βa</text:span><text:span text:style-name="Variável_20_subscrita">n</text:span><text:span text:style-name="T80"> </text:span><text:span text:style-name="T94">− </text:span><text:span text:style-name="T80">2</text:span> tenha um polinômio característico com apenas uma raiz <text:span text:style-name="Variable">r</text:span>. Então a solução para a relação de recorrência é</text:p>
      <text:p text:style-name="P42"><text:span text:style-name="Variable"><text:span text:style-name="T201">a</text:span></text:span><text:span text:style-name="Variável_20_subscrita"><text:span text:style-name="T201">n</text:span></text:span><text:span text:style-name="T201"> = </text:span><text:span text:style-name="Variable"><text:span text:style-name="T201">ar</text:span></text:span><text:span text:style-name="Variável_20_sobrescrita"><text:span text:style-name="T201">n</text:span></text:span><text:span text:style-name="T201"> + </text:span><text:span text:style-name="Variable"><text:span text:style-name="T201">bnr</text:span></text:span><text:span text:style-name="Variável_20_sobrescrita"><text:span text:style-name="T201">n</text:span></text:span></text:p>
      <text:p text:style-name="P78"><text:soft-page-break/>onde <text:span text:style-name="Variable">a</text:span> e <text:span text:style-name="Variable">b</text:span> são constantes determinadas pelas condições iniciais.</text:p>
      <text:p text:style-name="Text_20_body">Observe o <text:span text:style-name="Variable">n</text:span> extra em <text:span text:style-name="Variable">bnr</text:span><text:span text:style-name="Variável_20_sobrescrita">n</text:span>. Isto permite-nos resolver para as constantes <text:span text:style-name="Variable">a</text:span> e <text:span text:style-name="Variable">b</text:span> a partir das condições iniciais.</text:p>
      <text:p text:style-name="P111">Exemplo <text:sequence text:ref-name="refExemplo6" text:name="Exemplo" text:formula="ooow:Exemplo+1" style:num-format="1">6.1.7</text:sequence></text:p>
      <text:p text:style-name="P79">Resolva a relação de recorrência <text:span text:style-name="Variable">a</text:span><text:span text:style-name="Variável_20_subscrita">n</text:span> = 6<text:span text:style-name="Variable">a</text:span><text:span text:style-name="Variável_20_subscrita">n</text:span><text:span text:style-name="T84"> − </text:span><text:span text:style-name="T80">1</text:span><text:span text:style-name="T20"> − </text:span> 9<text:span text:style-name="Variable">a</text:span><text:span text:style-name="Variável_20_subscrita">n</text:span><text:span text:style-name="T84"> − </text:span><text:span text:style-name="T80">2</text:span><text:span text:style-name="T109"> com condições iniciais </text:span><text:span text:style-name="Variable"><text:span text:style-name="T109">a</text:span></text:span><text:span text:style-name="Variável_20_subscrita">0</text:span><text:span text:style-name="T109"> = 1 e </text:span><text:span text:style-name="Variable"><text:span text:style-name="T109">a</text:span></text:span><text:span text:style-name="T80">1</text:span><text:span text:style-name="T109"> = 4.</text:span></text:p>
      <text:p text:style-name="P80"><text:span text:style-name="Strong_20_Emphasis"><text:span text:style-name="T109">Solução.</text:span></text:span><text:span text:style-name="T109"> </text:span><text:span text:style-name="T139">O polinômio característico é </text:span><text:span text:style-name="Variable"><text:span text:style-name="T139">x</text:span></text:span><text:span text:style-name="T76">2</text:span><text:span text:style-name="T119"> − </text:span><text:span text:style-name="T120">6</text:span><text:span text:style-name="Variable"><text:span text:style-name="T120">x</text:span></text:span><text:span text:style-name="T120"> + 9. Nós resolvemos a equação característica</text:span></text:p>
      <text:p text:style-name="P81"><text:span text:style-name="Variable"><text:span text:style-name="T120">x</text:span></text:span><text:span text:style-name="T60">2</text:span><text:span text:style-name="T119"> − </text:span><text:span text:style-name="T120">6</text:span><text:span text:style-name="Variable"><text:span text:style-name="T120">x</text:span></text:span><text:span text:style-name="T120"> + 9 = 0</text:span></text:p>
      <text:p text:style-name="P82">fatorando:</text:p>
      <text:p text:style-name="P83">(<text:span text:style-name="Variable">x</text:span><text:span text:style-name="T119"> − </text:span><text:span text:style-name="T118">3)</text:span><text:span text:style-name="T59">2</text:span><text:span text:style-name="T118"> = 0</text:span></text:p>
      <text:p text:style-name="P84">então <text:span text:style-name="Variable">x</text:span> = 3 é a única raiz característica. Portanto nós sabemos que a solução para a relação de recorrência tem o formato</text:p>
      <text:p text:style-name="P43"><text:span text:style-name="Variable"><text:span text:style-name="T202">a</text:span></text:span><text:span text:style-name="Variável_20_subscrita"><text:span text:style-name="T202">n</text:span></text:span><text:span text:style-name="T202"> = </text:span><text:span text:style-name="Variable"><text:span text:style-name="T202">a</text:span></text:span><text:span text:style-name="T202">3</text:span><text:span text:style-name="Variável_20_sobrescrita"><text:span text:style-name="T202">n</text:span></text:span><text:span text:style-name="T202"> + </text:span><text:span text:style-name="Variable"><text:span text:style-name="T202">bn</text:span></text:span><text:span text:style-name="T202">3</text:span><text:span text:style-name="Variável_20_sobrescrita"><text:span text:style-name="T202">n</text:span></text:span></text:p>
      <text:p text:style-name="P84">para algum par de constantes <text:span text:style-name="Variable">a</text:span> e <text:span text:style-name="Variable">b</text:span>. Agora use as condições iniciais:</text:p>
      <text:p text:style-name="P43"><text:span text:style-name="Variable"><text:span text:style-name="T202">a</text:span></text:span><text:span text:style-name="Variável_20_subscrita"><text:span text:style-name="T202">0</text:span></text:span><text:span text:style-name="T202"> <text:s/>= 1 = </text:span><text:span text:style-name="Variable"><text:span text:style-name="T202">a</text:span></text:span><text:span text:style-name="T202">3</text:span><text:span text:style-name="T77">0</text:span><text:span text:style-name="T202"> + </text:span><text:span text:style-name="Variable"><text:span text:style-name="T202">b</text:span></text:span><text:span text:style-name="T159">·</text:span><text:span text:style-name="T49">0</text:span><text:span text:style-name="T159">·3</text:span><text:span text:style-name="T66">0</text:span><text:span text:style-name="T159"> = </text:span><text:span text:style-name="Variable"><text:span text:style-name="T159">a<text:line-break/>a</text:span></text:span><text:span text:style-name="T97">1</text:span><text:span text:style-name="T159"> = 4 = </text:span><text:span text:style-name="Variable"><text:span text:style-name="T21">a</text:span></text:span><text:span text:style-name="T159">·3 + <text:s/></text:span><text:span text:style-name="Variable"><text:span text:style-name="T21">b</text:span></text:span><text:span text:style-name="T159">·1·3 = 3</text:span><text:span text:style-name="Variable"><text:span text:style-name="T159">a</text:span></text:span><text:span text:style-name="T159"> + 3</text:span><text:span text:style-name="Variable"><text:span text:style-name="T159">b</text:span></text:span><text:span text:style-name="T159">.</text:span></text:p>
      <text:p text:style-name="P85">Como <text:span text:style-name="Variable">a</text:span> = 1, encontramos que <text:span text:style-name="Variable">b</text:span> = <draw:g text:anchor-type="as-char" svg:y="-0.362cm" draw:z-index="16" draw:name="Forma12" draw:style-name="gr1"><svg:title>TexMaths</svg:title><svg:desc>12§inline§\frac{1}{3}§svg§600§FALSE§</svg:desc><draw:frame draw:style-name="gr2" draw:text-style-name="P145" svg:width="0.168cm" svg:height="0.512cm" svg:x="0cm" svg:y="0cm"><draw:image xlink:href="Pictures/100008570000008C000001AC545DC26AB0743E62.svg" xlink:type="simple" xlink:show="embed" xlink:actuate="onLoad" loext:mime-type="image/svg+xml"><text:p/></draw:image><draw:image xlink:href="Pictures/10000201000000080000001843B4EC04E49B062F.png" xlink:type="simple" xlink:show="embed" xlink:actuate="onLoad" loext:mime-type="image/png"/></draw:frame></draw:g>. Portanto a solução para a relação de recorrência é</text:p>
      <text:p text:style-name="P86"><text:span text:style-name="Variable">a</text:span><text:span text:style-name="Variável_20_subscrita">n</text:span> = 3<text:span text:style-name="Variável_20_sobrescrita">n</text:span> + <draw:g text:anchor-type="as-char" svg:y="-0.566cm" draw:z-index="17" draw:name="Forma13" draw:style-name="gr1"><svg:title>TexMaths</svg:title><svg:desc>12§display§\frac{1}{3}§svg§600§FALSE§</svg:desc><draw:frame draw:style-name="gr2" draw:text-style-name="P145" svg:width="0.211cm" svg:height="0.865cm" svg:x="0cm" svg:y="0cm"><draw:image xlink:href="Pictures/100008B9000000B0000002D1B009A0589E54DAE3.svg" xlink:type="simple" xlink:show="embed" xlink:actuate="onLoad" loext:mime-type="image/svg+xml"><text:p/></draw:image><draw:image xlink:href="Pictures/100002010000000A00000029B140BD1DEA56CBEF.png" xlink:type="simple" xlink:show="embed" xlink:actuate="onLoad" loext:mime-type="image/png"/></draw:frame></draw:g><text:span text:style-name="Variable">n</text:span>3<text:span text:style-name="Variável_20_sobrescrita">n</text:span>.</text:p>
      <text:p text:style-name="P24"><text:span text:style-name="T203">Embora não </text:span><text:span text:style-name="T23">consideraremos</text:span><text:span text:style-name="T203"> exemplos mais complicados do que estes, esta técnica de raiz característica pode ser aplicada a relações de recorrência muito mais complicadas. Por exemplo, </text:span><text:span text:style-name="Variable"><text:span text:style-name="T203">a</text:span></text:span><text:span text:style-name="Variável_20_subscrita"><text:span text:style-name="T203">n</text:span></text:span><text:span text:style-name="T203"> = 2</text:span><text:span text:style-name="Variable"><text:span text:style-name="T203">a</text:span></text:span><text:span text:style-name="Variável_20_subscrita"><text:span text:style-name="T203">n</text:span></text:span><text:span text:style-name="T84"> − </text:span><text:span text:style-name="T107">1</text:span><text:span text:style-name="T203">+ </text:span><text:span text:style-name="Variable"><text:span text:style-name="T203">a</text:span></text:span><text:span text:style-name="Variável_20_subscrita"><text:span text:style-name="T203">n</text:span></text:span><text:span text:style-name="T84"> − </text:span><text:span text:style-name="T107">2</text:span><text:span text:style-name="T119"> − </text:span><text:span text:style-name="T203">3</text:span><text:span text:style-name="Variable"><text:span text:style-name="T203">a</text:span></text:span><text:span text:style-name="Variável_20_subscrita"><text:span text:style-name="T203">n</text:span></text:span><text:span text:style-name="T84"> − </text:span><text:span text:style-name="T107">3</text:span><text:span text:style-name="T203"> tem polinômio característico </text:span><text:span text:style-name="Variable"><text:span text:style-name="T203">x</text:span></text:span><text:span text:style-name="T78">3</text:span><text:span text:style-name="T119"> − </text:span><text:span text:style-name="T203">2</text:span><text:span text:style-name="Variable"><text:span text:style-name="T203">x</text:span></text:span><text:span text:style-name="T78">2</text:span><text:span text:style-name="T119"> − </text:span><text:span text:style-name="Variable"><text:span text:style-name="T203">x</text:span></text:span><text:span text:style-name="T203"> + 3. Assumindo que você veja como fatorar um polinômio de grau 3 (ou mais), você pode facilmente encontrar as raízes características e como tal resolver a relação de recorrência (a solução seria parecida com </text:span><text:span text:style-name="Variable"><text:span text:style-name="T203">a</text:span></text:span><text:span text:style-name="Variável_20_subscrita"><text:span text:style-name="T203">n</text:span></text:span><text:span text:style-name="T203"> = </text:span><text:span text:style-name="Variable"><text:span text:style-name="T203">ar</text:span></text:span><text:span text:style-name="T107">1</text:span><text:span text:style-name="Variável_20_sobrescrita"><text:span text:style-name="T203">n</text:span></text:span><text:span text:style-name="T203"> + </text:span><text:span text:style-name="Variable"><text:span text:style-name="T203">br</text:span></text:span><text:span text:style-name="T107">2</text:span><text:span text:style-name="Variável_20_sobrescrita"><text:span text:style-name="T203">n </text:span></text:span><text:span text:style-name="T203">+ </text:span><text:span text:style-name="Variable"><text:span text:style-name="T203">cr</text:span></text:span><text:span text:style-name="T107">3</text:span><text:span text:style-name="Variável_20_sobrescrita"><text:span text:style-name="T203">n</text:span></text:span><text:span text:style-name="T203"> se houvesse 3 raízes distintas). É também possível que as raízes características sejam números complexos.</text:span></text:p>
      <text:p text:style-name="P25">Contudo, a técnica <text:span text:style-name="T204">da raiz </text:span>característica só é útil para resolver relações de recorrência de uma determinada forma: <text:span text:style-name="Variable">a</text:span><text:span text:style-name="Variável_20_subscrita">n</text:span> é dada como uma combinação linear de algum número de termos anteriores. Estas relações de recorrência são chamadas <text:span text:style-name="Strong_20_Emphasis">relações de recorrência homog</text:span><text:span text:style-name="Strong_20_Emphasis"><text:span text:style-name="T24">ê</text:span></text:span><text:span text:style-name="Strong_20_Emphasis">neas lineares com coeficientes constantes</text:span>. O adjectivo “homog<text:span text:style-name="T24">ê</text:span>neo” refere-se ao fato de não haver nenhum termo adicional na relação de recorrência, a<text:span text:style-name="T205">lém de</text:span> múltiplo<text:span text:style-name="T205">s</text:span> de termos <text:span text:style-name="Variable">a</text:span><text:span text:style-name="Variável_20_subscrita">j</text:span>. Por exemplo, <text:span text:style-name="Variable">a</text:span><text:span text:style-name="Variável_20_subscrita">n</text:span> = 2<text:span text:style-name="Variable">a</text:span><text:span text:style-name="Variável_20_subscrita">n</text:span><text:span text:style-name="T84"> − </text:span><text:span text:style-name="T80">1</text:span> + 1 é não-homog<text:span text:style-name="T25">ê</text:span>ne<text:span text:style-name="T25">a</text:span> devido à constante adicional 1. Existem métodos gerais de resolução de tais coisas, mas não os consideraremos aqui, a não ser através do uso de telescopagem ou iteração <text:span text:style-name="T205">como </text:span>descritos <text:span text:style-name="T25">anteriormente.</text:span></text:p>
      <text:h text:style-name="P142" text:outline-level="2"><text:soft-page-break/>Indução Matemática</text:h>
      <text:p text:style-name="P26">A indução matemática é uma técnica de prova, não muito diferente da prova direta ou prova por contradição ou prova combinatória<text:note text:id="ftn1" text:note-class="footnote"><text:note-citation>1</text:note-citation><text:note-body><text:p text:style-name="P134"><text:span text:style-name="T210">Não se preocupe se você não estiver familiarizado com esses métodos de prova aqui mencionados. </text:span><text:span text:style-name="T50">Ainda falaremos</text:span><text:span text:style-name="T210"> sobre eles em breve.</text:span></text:p></text:note-body></text:note>. Em outras palavras, a indução é um estilo de argumento que usamos para convencer a nós mesmos e aos outros de que uma afirmação matemática é sempre verdadeira. Muitas afirmações matemáticas podem ser provadas através da simples explicação do seu significado. Outras são muito difíceis de provar – de fato, existem afirmações matemáticas relativamente simples que ninguém sabe ainda como provar. Para facilitar a descoberta de provas, é importante estar familiarizado com alguns estilos padrão de argumentos. A indução é um desses estilos. Comecemos com um exemplo:</text:p>
      <text:p text:style-name="Título_20_do_20_Exemplo">Exemplo <text:sequence text:ref-name="refExemplo7" text:name="Exemplo" text:formula="ooow:Exemplo+1" style:num-format="1">6.2.1</text:sequence></text:p>
      <text:p text:style-name="P88"><text:span text:style-name="T206">É preciso enviar um </text:span><text:span text:style-name="T26">envelope</text:span><text:span text:style-name="T206"> pelo correio, mas ainda não se sabe quantos selos serão necessários. Você dispõe de uma grande quantidade de selos de 8 centavos e selos de 5 centavos. Que valores de postagem você consegue fazer usando exatamente estes selos? Que valores são impossíveis de fazer?</text:span></text:p>
      <text:p text:style-name="P88">Talvez ao investigar o problema acima você tenha escolhido alguns valores de postagem, e depois descoberto se poderia chegar nesses valores usando apenas selos de 8 e 5 centavos. Talvez o tenha feito em ordem: consegue-se fazer 1 centavo de selos? Conseguirá fazer 2 centavos? 3 centavos? E assim por diante. Se foi isto que fez, estava de fato respondendo uma sequência de perguntas. Temos métodos para lidar com sequências. Vamos ver se isso ajuda.</text:p>
      <text:p text:style-name="P88">Na verdade, não vamos fazer uma sequência de perguntas, mas sim uma sequência de afirmações. Seja <text:span text:style-name="Variable">P</text:span>(<text:span text:style-name="Variable">n</text:span>) a afirmação “é possível fazer <text:span text:style-name="Variable">n</text:span> centavos de postagem usando apenas selos de 8 centavos e 5 centavos”. Uma vez que para cada valor de <text:span text:style-name="Variable">n</text:span>, <text:span text:style-name="Variable">P</text:span>(<text:span text:style-name="Variable">n</text:span>) é uma afirmação declarativa, ela ou é verdadeira ou é falsa. Assim, se formarmos a sequência de afirmações</text:p>
      <text:p text:style-name="P44"><text:span text:style-name="Variable">P</text:span>(1), <text:span text:style-name="Variable">P</text:span>(2), <text:span text:style-name="Variable">P</text:span>(3), <text:span text:style-name="Variable">P</text:span>(4), …,</text:p>
      <text:p text:style-name="Corpo_20_do_20_Exemplo">a sequência consistirá em <text:span text:style-name="T27">V</text:span>'s (para verdadeiro) e F's (para falso). No nosso caso particular, a sequência começa <text:span text:style-name="T207">assim</text:span></text:p>
      <text:p text:style-name="P45">F, F, F, F, F, <text:span text:style-name="T28">V</text:span>, F, F, <text:span text:style-name="T28">V</text:span>, F, <text:span text:style-name="T28">V</text:span>, F, F, F, <text:span text:style-name="T28">V</text:span>, …</text:p>
      <text:p text:style-name="Corpo_20_do_20_Exemplo">porque <text:span text:style-name="Variable">P</text:span>(1), <text:span text:style-name="Variable">P</text:span>(2), <text:span text:style-name="Variable">P</text:span>(3), <text:span text:style-name="Variable">P</text:span>(4) são todos falsos (não se pode fazer 1, 2, 3, ou 4 centavos de postagem), mas P(5) é verdadeiro (use um selo de 5 centavos), e assim por diante.</text:p>
      <text:p text:style-name="Corpo_20_do_20_Exemplo">Pensemos um pouco sobre como poderíamos encontrar o valor de <text:span text:style-name="Variable">P</text:span>(<text:span text:style-name="Variable">n</text:span>) para algum <text:span text:style-name="Variable">n</text:span> específico (o “valor” será ou <text:span text:style-name="T29">V</text:span> ou F). Como é que encontr<text:span text:style-name="T208">a</text:span>mos o valor do <text:span text:style-name="Variable">n</text:span>-ésimo termo de uma sequência de números? Como é que encontr<text:span text:style-name="T208">a</text:span>mos <text:span text:style-name="Variable">a</text:span><text:span text:style-name="Variável_20_subscrita">n</text:span>? Havia duas maneiras de o fazermos: ou havia uma fórmula fechada para <text:span text:style-name="Variable">a</text:span><text:span text:style-name="Variável_20_subscrita">n</text:span>, para que pudéssemos plugar <text:span text:style-name="Variable">n</text:span> na fórmula e obter o nosso valor de saída, ou tínhamos uma definição recursiva para a sequência, para que pudéssemos usar os termos anteriores da sequência para calcular o <text:span text:style-name="Variable">n</text:span>-ésimo termo. Ao lidar com sequências de afirmações, pod<text:span text:style-name="T208">erí</text:span>amos também utilizar qualquer uma destas técnicas. Talvez haja uma forma de utilizar <text:span text:style-name="Variable">n</text:span> <text:soft-page-break/>em si para determinar se podemos fazer <text:span text:style-name="Variable">n</text:span> centavos de postagem. Isso seria algo como uma fórmula fechada. Ou em vez disso, poderíamos utilizar os termos anteriores na sequência (de declarações) para determinar se podemos fazer <text:span text:style-name="Variable">n</text:span> centavos de postagem. Ou seja, se soubermos o valor de <text:span text:style-name="Variable">P</text:span>(<text:span text:style-name="Variable">n</text:span> <text:span text:style-name="T149">− </text:span>1), podemos passar desse valor para o valor de <text:span text:style-name="Variable">P</text:span>(<text:span text:style-name="Variable">n</text:span>)? Isso seria algo como uma definição recursiva para a sequência. Lembre-se, encontrar definições recursivas para as sequências era muitas vezes mais fácil do que encontrar fórmulas fechadas. O mesmo é verdade aqui.</text:p>
      <text:p text:style-name="Corpo_20_do_20_Exemplo">Suponha que eu lhe disse que <text:span text:style-name="Variable">P</text:span>(43) é verdadeiro (e é mesmo). É possível determinar a partir deste fato o valor de <text:span text:style-name="Variable">P</text:span>(44) (se é verdadeiro ou falso)? Sim, é possível. Mesmo que não saibamos exatamente como fizemos 43 centavos a partir dos selos de 5 e 8 centavos, sabemos que havia uma maneira de fazê-lo. E se nessa forma utilizássemos pelo menos três selos de 5 centavos (fazendo 15 centavos)? Poderíamos substituir esses três selos de 5 centavos por dois selos de 8 centavos (perfazendo 16 centavos). O preço total dos selos subiu 1 centavo, pelo que temos uma forma de fazer 44 centavos, portanto <text:span text:style-name="Variable">P</text:span>(44) é verdadeiro. Evidentemente, assumimos que tínhamos pelo menos três selos de 5 centavos. E se não tivéssemos? Então temos <text:span text:style-name="T30">que</text:span> ter pelo menos três selos de 8 centavos (perfazendo 24 centavos). Se substituirmos esses três selos de 8 centavos por cinco selos de 5 centavos (perfazendo 25 centavos), então, mais uma vez, aumentamos o nosso total em 1 centavo para que possamos fazer 44 centavos, portanto <text:span text:style-name="Variable">P</text:span>(44) é verdade<text:span text:style-name="T209">iro</text:span>.</text:p>
      <text:p text:style-name="Corpo_20_do_20_Exemplo">Note que não dissemos como fazer 44 centavos, apenas que podemos, com base no fato de que podemos fazer 43 centavos. Como é que sabemos que podemos fazer 43 centavos? Talvez porque sabemos que podemos fazer 42 centavos, o que sabemos que podemos fazer porque sabemos que podemos fazer 41 centavos, e assim por diante. É uma recursão! Tal como com uma definição recursiva de uma sequência numérica, temos de especificar o nosso valor inicial. Neste caso, o valor inicial é “<text:span text:style-name="Variable">P</text:span>(1) é falso”. Isso não é bom, uma vez que a nossa relação de recorrência apenas diz que <text:span text:style-name="Variable">P</text:span>(<text:span text:style-name="Variable">k</text:span> + 1) é verdadeiro se <text:span text:style-name="Variable">P</text:span>(<text:span text:style-name="Variable">k</text:span>) também for verdadeiro. Precisamos iniciar o processo com um <text:span text:style-name="Variable">P</text:span>(<text:span text:style-name="Variable">k</text:span>) verdadeiro. Portanto, em vez disso, podemos querer usar “P(28) é verdadeiro” como condição inicial.</text:p>
      <text:p text:style-name="Corpo_20_do_20_Exemplo">Juntando tudo isto, chegamos ao seguinte fato: é possível fazer (exatamente) qualquer quantidade de franquia superior a 27 centavos usando apenas selos de 5 e 8 centavos<text:note text:id="ftn2" text:note-class="footnote"><text:note-citation>2</text:note-citation><text:note-body><text:p text:style-name="P133">Note que não estamos dizendo que não existem valores menores que também podem ser obtidos.</text:p></text:note-body></text:note>. Em outras palavras, <text:span text:style-name="Variable">P</text:span>(<text:span text:style-name="Variable">k</text:span>) é verdadeiro para qualquer <text:span text:style-name="Variable">k </text:span>≥ 28. Para provar isto, poderíamos fazer o seguinte:</text:p>
      <text:list xml:id="list537921152" text:style-name="L1">
        <text:list-item>
          <text:p text:style-name="P136">Demonstre que <text:span text:style-name="Variable">P</text:span>(28) é verdadeiro.</text:p>
        </text:list-item>
        <text:list-item>
          <text:p text:style-name="P136">Prove que se <text:span text:style-name="Variable">P</text:span>(<text:span text:style-name="Variable">k</text:span>) é verdadeiro, então <text:span text:style-name="Variable">P</text:span>(<text:span text:style-name="Variable">k </text:span>+ 1) é verdadeiro (para qualquer <text:span text:style-name="Variable">k </text:span>≥ 28)</text:p>
        </text:list-item>
      </text:list>
      <text:p text:style-name="P116"><text:tab/><text:span text:style-name="Strong_20_Emphasis">Demonstração.</text:span> Seja P(n) a afirmação “é possível fazer exatamente n centavos de franquia usando selos de 5 centavos e 8 centavos”. Mostraremos que P(n) é verdadeira para todo n ≥ 28.</text:p>
      <text:p text:style-name="P116"><text:tab/>Primeiro, mostramos que P(28) é verdadeira: 28 = 4⋅5+1⋅8, por isso podemos fazer 28 centavos usando quatro selos de 5 centavos e um selo de 8 centavos.</text:p>
      <text:p text:style-name="P129"><text:soft-page-break/><text:span text:style-name="T31"><text:tab/>Agora suponha que </text:span><text:span text:style-name="Variable"><text:span text:style-name="T31">P</text:span></text:span><text:span text:style-name="T31">(</text:span><text:span text:style-name="Variable"><text:span text:style-name="T31">k</text:span></text:span><text:span text:style-name="T31">) é verdadeir</text:span><text:span text:style-name="T32">a</text:span><text:span text:style-name="T31"> para algu</text:span><text:span text:style-name="T32">m</text:span><text:span text:style-name="T31"> </text:span><text:span text:style-name="Variable"><text:span text:style-name="T31">k</text:span></text:span><text:span text:style-name="T31"> arbitrário ≥ 28. Ou seja, é possível fazer </text:span><text:span text:style-name="Variable"><text:span text:style-name="T31">k</text:span></text:span><text:span text:style-name="T31"> centavos usando selos de 5 centavos e 8 centavos. Note-se que </text:span><text:span text:style-name="T32">com</text:span><text:span text:style-name="T31"> k ≥ 28, não é possível usar menos de três selos de 5 centavos e menos de três selos de 8 centavos </text:span><text:span text:style-name="T32">ao mesmo tempo</text:span><text:span text:style-name="T31">: usar dois de cada daria apenas 26 centavos. Agora, se fizemos </text:span><text:span text:style-name="Variable"><text:span text:style-name="T31">k</text:span></text:span><text:span text:style-name="T31"> centavos usando pelo menos três selos de 5 centavos, substituamos três selos de 5 centavos por dois selos de 8 centavos. Isto substitui 15 centavos de franquia por 16 centavos, passando de um total de </text:span><text:span text:style-name="Variable"><text:span text:style-name="T31">k</text:span></text:span><text:span text:style-name="T31"> centavos para </text:span><text:span text:style-name="Variable"><text:span text:style-name="T31">k</text:span></text:span><text:span text:style-name="T31"> + 1 centavos. Assim, </text:span><text:span text:style-name="Variable"><text:span text:style-name="T31">P</text:span></text:span><text:span text:style-name="T31">(</text:span><text:span text:style-name="Variable"><text:span text:style-name="T31">k</text:span></text:span><text:span text:style-name="T31"> + 1) é verdadeir</text:span><text:span text:style-name="T32">a</text:span><text:span text:style-name="T31">. Por outro lado, se fizemos </text:span><text:span text:style-name="Variable"><text:span text:style-name="T31">k</text:span></text:span><text:span text:style-name="T31"> centavos usando pelo menos três selos de 8 centavos, então podemos substituir três selos de 8 centavos por cinco selos de 5 centavos, passando de um total de 24 centavos para 25 centavos, dando um total de </text:span><text:span text:style-name="Variable"><text:span text:style-name="T31">k</text:span></text:span><text:span text:style-name="T31"> + 1 centavos de franquia. Assim, neste caso também </text:span><text:span text:style-name="Variable"><text:span text:style-name="T31">P</text:span></text:span><text:span text:style-name="T31">(</text:span><text:span text:style-name="Variable"><text:span text:style-name="T31">k</text:span></text:span><text:span text:style-name="T31"> + 1) é verdadeira.</text:span></text:p>
      <text:p text:style-name="P129"><text:span text:style-name="T31"><text:tab/>Portanto, pelo princípio da indução matemática, </text:span><text:span text:style-name="Variable"><text:span text:style-name="T31">P</text:span></text:span><text:span text:style-name="T31">(</text:span><text:span text:style-name="Variable"><text:span text:style-name="T31">n</text:span></text:span><text:span text:style-name="T31">) é verdadeira para todo </text:span><text:span text:style-name="Variable"><text:span text:style-name="T31">n</text:span></text:span><text:span text:style-name="T31"> ≥ 28.</text:span></text:p>
      <text:p text:style-name="P129"><text:span text:style-name="T31"><text:tab/></text:span><text:span text:style-name="T160">■</text:span></text:p>
      <text:h text:style-name="Heading_20_3" text:outline-level="3">F<text:span text:style-name="T211">ormalizando Demonstrações</text:span></text:h>
      <text:p text:style-name="Text_20_body">O que fizemos no exemplo do selo acima funciona para muitos tipos de problemas. A prova por indução é útil ao tentar provar declarações sobre todos os números naturais, ou todos os números naturais maiores do que algum primeiro caso fixo (como o 28 no exemplo acima), e em algumas outras situações também. Em particular, a indução deve ser usada quando há alguma forma de passar de um caso para o outro – <text:s/>quando se pode ver como sempre “fazer mais um”.</text:p>
      <text:p text:style-name="Text_20_body">Esta é uma grande ideia. Pensar num problema de forma indutiva pode dar uma nova perspectiva sobre o problema. Por exemplo, para compreender realmente o problema do selo, deve-se pensar em como qualquer valor de postagem (superior a 28 centavos) pode ser feito (este é um raciocínio não indutivo) e também como as formas em que a postagem pode ser feita mudam à medida que a quantidade aumenta (raciocínio indutivo). Quando lhe é pedido que forneça uma prova por indução, é-lhe pedido que pense no problema de forma dinâmica; como é que o aumento de <text:span text:style-name="Variable">n</text:span> altera o problema?</text:p>
      <text:p text:style-name="Text_20_body">Mas há também outro lado das provas por indução. Em matemática, não basta compreender um problema, é preciso também ser capaz de comunicar o problema a outros. Como qualquer disciplina, a matemática tem padrões de linguagem e estilo, permitindo que os matemáticos compartilhem as suas ideias de forma eficiente. As provas por indução têm um certo estilo formal, e ser capaz de escrever neste estilo é importante. Permite-nos manter as nossas ideias organizadas e pode até ajudar-nos na formulação de uma demonstração.</text:p>
      <text:p text:style-name="Text_20_body">Aqui está a estrutura geral de uma prova por indução matemática:</text:p>
      <text:p text:style-name="P112">Estrutura de uma Prova por Indução</text:p>
      <text:p text:style-name="P90">Comece por dizer qual é a afirmação que se pretende provar: “Seja <text:span text:style-name="Variable">P</text:span>(<text:span text:style-name="Variable">n</text:span>) a declaração...” Para provar que <text:span text:style-name="Variable">P</text:span>(<text:span text:style-name="Variable">n</text:span>) é verdade para todo <text:span text:style-name="Variable">n</text:span> ≥ 0, deve-se provar dois fatos:</text:p>
      <text:list xml:id="list203506456716851" text:continue-list="list537921152" text:style-name="L1">
        <text:list-item text:start-value="1">
          <text:p text:style-name="P137"><text:soft-page-break/><text:span text:style-name="Strong_20_Emphasis">Caso base</text:span>: Prove que <text:span text:style-name="Variable">P</text:span>(0) é verdadeira. Você faz isso diretamente. Normalmente isso é fácil.</text:p>
        </text:list-item>
        <text:list-item>
          <text:p text:style-name="P139"><text:span text:style-name="Strong_20_Emphasis"><text:span text:style-name="T33">Caso </text:span></text:span><text:span text:style-name="Strong_20_Emphasis"><text:span text:style-name="T34">I</text:span></text:span><text:span text:style-name="Strong_20_Emphasis"><text:span text:style-name="T33">ndutivo (ou Passo Indutivo)</text:span></text:span><text:span text:style-name="T33">: Prove que </text:span><text:span text:style-name="Variable"><text:span text:style-name="T33">P</text:span></text:span><text:span text:style-name="T33">(</text:span><text:span text:style-name="Variable"><text:span text:style-name="T33">k</text:span></text:span><text:span text:style-name="T33">) → </text:span><text:span text:style-name="Variable"><text:span text:style-name="T33">P</text:span></text:span><text:span text:style-name="T33">(</text:span><text:span text:style-name="Variable"><text:span text:style-name="T33">k</text:span></text:span><text:span text:style-name="T33"> + 1) para todo </text:span><text:span text:style-name="Variable"><text:span text:style-name="T33">k</text:span></text:span><text:span text:style-name="T33"> ≥ 0. Ou seja, prove que para qualquer </text:span><text:span text:style-name="Variable"><text:span text:style-name="T33">k</text:span></text:span><text:span text:style-name="T33"> ≥ 0 se </text:span><text:span text:style-name="Variable"><text:span text:style-name="T33">P</text:span></text:span><text:span text:style-name="T33">(</text:span><text:span text:style-name="Variable"><text:span text:style-name="T33">k</text:span></text:span><text:span text:style-name="T33">) for verdadeir</text:span><text:span text:style-name="T35">a</text:span><text:span text:style-name="T33">, então </text:span><text:span text:style-name="Variable"><text:span text:style-name="T33">P</text:span></text:span><text:span text:style-name="T33">(</text:span><text:span text:style-name="Variable"><text:span text:style-name="T33">k </text:span></text:span><text:span text:style-name="T33">+ 1) também é verdadeir</text:span><text:span text:style-name="T35">a</text:span><text:span text:style-name="T33">. Esta é a prova de uma declaração do tipo </text:span><text:span text:style-name="Emphasis"><text:span text:style-name="T33">se ... então ...</text:span></text:span><text:span text:style-name="T33">, portanto você pode assumir que </text:span><text:span text:style-name="Variable"><text:span text:style-name="T33">P</text:span></text:span><text:span text:style-name="T33">(</text:span><text:span text:style-name="Variable"><text:span text:style-name="T33">k</text:span></text:span><text:span text:style-name="T33">) é verdadeir</text:span><text:span text:style-name="T35">a</text:span><text:span text:style-name="T33"> (</text:span><text:span text:style-name="Variable"><text:span text:style-name="T33">P</text:span></text:span><text:span text:style-name="T33">(</text:span><text:span text:style-name="Variable"><text:span text:style-name="T33">k</text:span></text:span><text:span text:style-name="T33">) é chamada de </text:span><text:span text:style-name="Strong_20_Emphasis"><text:span text:style-name="T33">hipótese indutiva</text:span></text:span><text:span text:style-name="T33">). </text:span><text:span text:style-name="T35">A seguir</text:span><text:span text:style-name="T33"> você deve explicar porque </text:span><text:span text:style-name="Variable"><text:span text:style-name="T33">P</text:span></text:span><text:span text:style-name="T33">(</text:span><text:span text:style-name="Variable"><text:span text:style-name="T33">k</text:span></text:span><text:span text:style-name="T33"> + 1) também é verdadeira, dada essa hipótese.</text:span></text:p>
        </text:list-item>
      </text:list>
      <text:p text:style-name="P89">Assumindo que você obtenha sucesso em ambas as partes acima, pode <text:span text:style-name="T212">então </text:span>concluir, “Portanto, pelo princípio da indução matemática, a afirmação <text:span text:style-name="Variable">P</text:span>(<text:span text:style-name="Variable">n</text:span>) é verdadeira para todo <text:span text:style-name="Variable">n</text:span> ≥ 0”.</text:p>
      <text:p text:style-name="Text_20_body">Por vezes a afirmação <text:span text:style-name="Variable">P</text:span>(<text:span text:style-name="Variable">n</text:span>) só será válida para valores de <text:span text:style-name="Variable">n</text:span> ≥ 4, por exemplo, ou algum outro valor. Nesses casos, substitua todos os 0's acima por 4's (ou o outro valor).</text:p>
      <text:p text:style-name="Text_20_body">A outra vantagem de formalizar provas indutivas é que isto nos permite verificar que a lógica por detrás deste estilo de argumento é válida. Porque é que a indução funciona? Pense numa fila de dominós montados de pé sobre as suas bordas. Queremos argumentar que, dentro de um minuto, todos os dominós terão caído. Para que isto aconteça, será necessário empurrar o primeiro dominó. Este é o caso base. Também terá de ser que os dominós estejam suficientemente próximos uns dos outros para que, quando um determinado dominó cair, provoque a queda do próximo dominó. Esse é o caso indutivo. Se ambas estas condições forem satisfeitas, empurra-se o primeiro dominó e cada dominó fará cair o próximo, então todos os dominós cairão.</text:p>
      <text:p text:style-name="Text_20_body">A indução é poderosa! Pense em como é muito mais fácil derrubar dominós quando você próprio não tem de empurrar cada dominó. Basta iniciar a reação em cadeia, e depois contar com a relativa proximidade dos dominós para cuidar do resto.</text:p>
      <text:p text:style-name="Text_20_body">Pense no nosso estudo de sequências. É mais fácil encontrar definições recursivas para as sequências do que fórmulas fechadas. Passar de um caso para outro é mais fácil do que ir diretamente para um caso em particular. É isso que é tão bom na indução. Em vez de ir diretamente ao caso para <text:span text:style-name="Variable">n</text:span> (arbitrário), só precisamos dizer como passar de um caso para o seguinte.</text:p>
      <text:p text:style-name="Text_20_body">Quando lhe for pedido que prove uma declaração por indução matemática, você deve primeiro pensar na razão pela qual a declaração é verdadeira, usando um raciocínio indutivo. Explique porque é que a indução é a coisa certa a se fazer, e grosso modo porque é que o caso indutivo vai funcionar. Depois, sente-se e escreva uma prova cuidadosa e formal, utilizando a estrutura acima.</text:p>
      <text:h text:style-name="P143" text:outline-level="3">Exemplos</text:h>
      <text:p text:style-name="P27">Aqui estão exemplos de demonstrações por indução matemática.</text:p>
      <text:p text:style-name="P113">Exemplo <text:sequence text:ref-name="refExemplo8" text:name="Exemplo" text:formula="ooow:Exemplo+1" style:num-format="1">6.2.2</text:sequence></text:p>
      <text:p text:style-name="P91">Prove que para todo número natural n <text:span text:style-name="T143">≥</text:span><text:span text:style-name="T39"> 1, temos que 1 + 2 + 3 + </text:span><text:span text:style-name="T143">…</text:span><text:span text:style-name="T39"> + </text:span><text:span text:style-name="Variable"><text:span text:style-name="T39">n</text:span></text:span><text:span text:style-name="T39"> = </text:span><text:span text:style-name="T39"><draw:g text:anchor-type="as-char" svg:y="-0.443cm" draw:z-index="18" draw:name="Forma14"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39">.</text:span></text:p>
      <text:p text:style-name="P92"><text:soft-page-break/><text:span text:style-name="Strong_20_Emphasis"><text:span text:style-name="T44">Solução.</text:span></text:span><text:span text:style-name="T44"> Primeiro, pensemos indutivamente sobre esta equação. De fato, sabemos que isto é verdade por outras razões (inverter e adicionar vêm-nos à mente). Mas porque é que a indução pode ser aplicável? O lado esquerdo soma os números de 1 a </text:span><text:span text:style-name="Variable"><text:span text:style-name="T44">n</text:span></text:span><text:span text:style-name="T44">. Se soubermos fazer isso, acrescentar apenas mais um termo (</text:span><text:span text:style-name="Variable"><text:span text:style-name="T44">n</text:span></text:span><text:span text:style-name="T44"> + 1) não seria assim tão difícil. Por exemplo, se </text:span><text:span text:style-name="Variable"><text:span text:style-name="T44">n</text:span></text:span><text:span text:style-name="T44"> = 100, suponha que sabemos que a soma dos primeiros 100 números é 5050 (portanto 1 + 2 + 3 + ⋯ + 100 = 5050, o que é verdade). Agora, para encontrar a soma dos primeiros 101 números, faz mais sentido acrescentar </text:span><text:span text:style-name="T7">apenas</text:span><text:span text:style-name="T44"> 101 a 5050, em vez de calcular novamente a soma total. Teríamos 1 + 2 + 3 + 3 + ⋯ + 100 + 101 = 5050 + 101 = 5151. Na verdade, seria sempre fácil acrescentar simplesmente mais um termo. É por isso que devemos usar a indução.</text:span></text:p>
      <text:p text:style-name="P93"><text:span text:style-name="T44">A</text:span><text:span text:style-name="T39">gora a prova formal:</text:span></text:p>
      <text:p text:style-name="P117"><text:span text:style-name="Strong_20_Emphasis"><text:span text:style-name="T213"><text:tab/>Demonstração.</text:span></text:span><text:span text:style-name="T213"> </text:span><text:span text:style-name="T214">Seja </text:span><text:span text:style-name="Variable"><text:span text:style-name="T214">P</text:span></text:span><text:span text:style-name="T214">(</text:span><text:span text:style-name="Variable"><text:span text:style-name="T214">n</text:span></text:span><text:span text:style-name="T214">) a afirmação </text:span><text:span text:style-name="T215">1 + 2 + 3 + 3 + ⋯ + </text:span><text:span text:style-name="Variable"><text:span text:style-name="T214">n</text:span></text:span><text:span text:style-name="T214"> = </text:span><text:span text:style-name="T214"><draw:g text:anchor-type="as-char" svg:y="-0.443cm" draw:z-index="19" draw:name="Forma15"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loext:mime-type="image/svg+xml"><text:p/></draw:image><draw:image xlink:href="Pictures/10000201000000330000001CE804BBD23ACD8EDC.png" xlink:type="simple" xlink:show="embed" xlink:actuate="onLoad" loext:mime-type="image/png"/></draw:frame></draw:g></text:span><text:span text:style-name="T214">. </text:span><text:span text:style-name="T216">Nós vamos mostrar que </text:span><text:span text:style-name="Variable"><text:span text:style-name="T216">P</text:span></text:span><text:span text:style-name="T216">(</text:span><text:span text:style-name="Variable"><text:span text:style-name="T216">n</text:span></text:span><text:span text:style-name="T216">) é verdadeira para todos os número naturais </text:span><text:span text:style-name="Variable"><text:span text:style-name="T216">n</text:span></text:span><text:span text:style-name="T216"> </text:span><text:span text:style-name="T150">≥</text:span><text:span text:style-name="T216"> 1.</text:span></text:p>
      <text:p text:style-name="P118"><text:span text:style-name="T216"><text:tab/>Caso base: </text:span><text:span text:style-name="Variable"><text:span text:style-name="T216">P</text:span></text:span><text:span text:style-name="T216">(1) é a afirmação 1 = </text:span><text:span text:style-name="T216"><draw:g text:anchor-type="as-char" svg:y="-0.443cm" draw:z-index="20" draw:name="Forma16" draw:style-name="gr1"><svg:title>TexMaths</svg:title><svg:desc>12§inline§\frac{1(1+1)}{2}§svg§600§FALSE§</svg:desc><draw:frame draw:style-name="gr2" draw:text-style-name="P145" svg:width="0.992cm" svg:height="0.597cm" svg:x="0cm" svg:y="0cm"><draw:image xlink:href="Pictures/1000112F0000033D000001F214C087F28F0CDC2D.svg" xlink:type="simple" xlink:show="embed" xlink:actuate="onLoad" loext:mime-type="image/svg+xml"><text:p/></draw:image><draw:image xlink:href="Pictures/100002010000002F0000001CCC98BBEBF94E5170.png" xlink:type="simple" xlink:show="embed" xlink:actuate="onLoad" loext:mime-type="image/png"/></draw:frame></draw:g></text:span><text:span text:style-name="T216">, que é claramente verdadeira.</text:span></text:p>
      <text:p text:style-name="P118"><text:span text:style-name="T216"><text:tab/>Caso indutivo: Seja </text:span><text:span text:style-name="Variable"><text:span text:style-name="T216">k</text:span></text:span><text:span text:style-name="T216"> </text:span><text:span text:style-name="T150">≥</text:span><text:span text:style-name="T216"> 1 um número natural. Assuma (para a indução) que </text:span><text:span text:style-name="Variable"><text:span text:style-name="T216">P</text:span></text:span><text:span text:style-name="T216">(</text:span><text:span text:style-name="Variable"><text:span text:style-name="T216">k</text:span></text:span><text:span text:style-name="T216">) é verdadeira. Isso significa que </text:span><text:span text:style-name="T215">1 + 2 + 3 + 3 + ⋯ + </text:span><text:span text:style-name="Variable"><text:span text:style-name="T216">k</text:span></text:span><text:span text:style-name="T214"> = </text:span><text:span text:style-name="T214"><draw:g text:anchor-type="as-char" svg:y="-0.443cm" draw:z-index="21" draw:name="Forma17" draw:style-name="gr1"><svg:title>TexMaths</svg:title><svg:desc>12§inline§\frac{k(k+1)}{2}§svg§600§FALSE§</svg:desc><draw:frame draw:style-name="gr2" draw:text-style-name="P145" svg:width="1.017cm" svg:height="0.597cm" svg:x="0cm" svg:y="0cm"><draw:image xlink:href="Pictures/10001D3600000350000001F2A27E09305D247DCB.svg" xlink:type="simple" xlink:show="embed" xlink:actuate="onLoad" loext:mime-type="image/svg+xml"><text:p/></draw:image><draw:image xlink:href="Pictures/10000201000000300000001CE114AC489C66400E.png" xlink:type="simple" xlink:show="embed" xlink:actuate="onLoad" loext:mime-type="image/png"/></draw:frame></draw:g></text:span><text:span text:style-name="T214">. </text:span><text:span text:style-name="T216">Provaremos que </text:span><text:span text:style-name="Variable"><text:span text:style-name="T216">P</text:span></text:span><text:span text:style-name="T216">(</text:span><text:span text:style-name="Variable"><text:span text:style-name="T216">k</text:span></text:span><text:span text:style-name="T216"> + 1) também é verdadeira. Isto é, temos que provar que </text:span><text:span text:style-name="T215">1 + 2 + 3 + 3 + ⋯ + </text:span><text:span text:style-name="Variable"><text:span text:style-name="T216">k</text:span></text:span><text:span text:style-name="T214"> </text:span><text:span text:style-name="T216">+ (</text:span><text:span text:style-name="Variable"><text:span text:style-name="T216">k</text:span></text:span><text:span text:style-name="T216"> + 1) </text:span><text:span text:style-name="T214">= </text:span><text:span text:style-name="T214"><draw:g text:anchor-type="as-char" svg:y="-0.443cm" draw:z-index="22" draw:name="Forma18" draw:style-name="gr1"><svg:title>TexMaths</svg:title><svg:desc>12§inline§\frac{(k+1)(k+2)}{2}§svg§600§FALSE§</svg:desc><draw:frame draw:style-name="gr2" draw:text-style-name="P145" svg:width="1.646cm" svg:height="0.597cm" svg:x="0cm" svg:y="0cm"><draw:image xlink:href="Pictures/100028750000055B000001F2A5F2969B1600E0E4.svg" xlink:type="simple" xlink:show="embed" xlink:actuate="onLoad" loext:mime-type="image/svg+xml"><text:p/></draw:image><draw:image xlink:href="Pictures/100002010000004E0000001C6BB5412DB878061F.png" xlink:type="simple" xlink:show="embed" xlink:actuate="onLoad" loext:mime-type="image/png"/></draw:frame></draw:g></text:span><text:span text:style-name="T214">. </text:span><text:span text:style-name="T216">Para provar esta equação, comece somando <text:s/></text:span><text:span text:style-name="Variable"><text:span text:style-name="T216">k</text:span></text:span><text:span text:style-name="T216"> + 1 a ambos os lados da hipótese indutiva:</text:span></text:p>
      <text:p text:style-name="P123"><text:span text:style-name="T216"><text:tab/></text:span><text:span text:style-name="T215">1 + 2 + 3 + 3 + ⋯ + </text:span><text:span text:style-name="Variable"><text:span text:style-name="T216">k</text:span></text:span><text:span text:style-name="T214"> </text:span><text:span text:style-name="T216">+ (</text:span><text:span text:style-name="Variable"><text:span text:style-name="T216">k</text:span></text:span><text:span text:style-name="T216"> + 1) = </text:span><text:span text:style-name="T216"><draw:g text:anchor-type="as-char" svg:y="-0.6cm" draw:z-index="23" draw:name="Forma19" draw:style-name="gr1"><svg:title>TexMaths</svg:title><svg:desc>12§display§\frac{k(k+1)}{2}§svg§600§FALSE§</svg:desc><draw:frame draw:style-name="gr2" draw:text-style-name="P145" svg:width="1.505cm" svg:height="0.89cm" svg:x="0cm" svg:y="0cm"><draw:image xlink:href="Pictures/10001E66000004E8000002E6BF60E3B3E53A0A4F.svg" xlink:type="simple" xlink:show="embed" xlink:actuate="onLoad" loext:mime-type="image/svg+xml"><text:p/></draw:image><draw:image xlink:href="Pictures/10000201000000470000002A4C5EB920960E253E.png" xlink:type="simple" xlink:show="embed" xlink:actuate="onLoad" loext:mime-type="image/png"/></draw:frame></draw:g></text:span><text:span text:style-name="T216"><text:s/>+ (</text:span><text:span text:style-name="Variable"><text:span text:style-name="T216">k</text:span></text:span><text:span text:style-name="T216"> + 1).</text:span></text:p>
      <text:p text:style-name="P138"><text:tab/>Agora, simplificando o lado direito, obtemos:</text:p>
      <text:p text:style-name="P124"><text:span text:style-name="T216"><text:tab/><text:tab/></text:span><text:span text:style-name="T216"><draw:g text:anchor-type="as-char" svg:y="-0.6cm" draw:z-index="24" draw:name="Forma20" draw:style-name="gr1"><svg:title>TexMaths</svg:title><svg:desc>12§display§\frac{k(k+1)}{2}§svg§600§FALSE§</svg:desc><draw:frame draw:style-name="gr2" draw:text-style-name="P145" svg:width="1.505cm" svg:height="0.89cm" svg:x="0cm" svg:y="0cm"><draw:image xlink:href="Pictures/10001E66000004E8000002E6BF60E3B3E53A0A4F.svg" xlink:type="simple" xlink:show="embed" xlink:actuate="onLoad" loext:mime-type="image/svg+xml"><text:p/></draw:image><draw:image xlink:href="Pictures/10000201000000470000002A4C5EB920960E253E.png" xlink:type="simple" xlink:show="embed" xlink:actuate="onLoad" loext:mime-type="image/png"/></draw:frame></draw:g></text:span><text:span text:style-name="T216"> + </text:span><text:span text:style-name="Variable"><text:span text:style-name="T216">k</text:span></text:span><text:span text:style-name="T216"> + 1<text:tab/></text:span><text:span text:style-name="T217">=<text:tab/></text:span><text:span text:style-name="T217"><draw:g text:anchor-type="as-char" svg:y="-0.6cm" draw:z-index="25" draw:name="Forma21" draw:style-name="gr1"><svg:title>TexMaths</svg:title><svg:desc>12§display§\frac{k(k+1)}{2}§svg§600§FALSE§</svg:desc><draw:frame draw:style-name="gr2" draw:text-style-name="P145" svg:width="1.505cm" svg:height="0.89cm" svg:x="0cm" svg:y="0cm"><draw:image xlink:href="Pictures/10001E66000004E8000002E6BF60E3B3E53A0A4F.svg" xlink:type="simple" xlink:show="embed" xlink:actuate="onLoad" loext:mime-type="image/svg+xml"><text:p/></draw:image><draw:image xlink:href="Pictures/10000201000000470000002A4C5EB920960E253E.png" xlink:type="simple" xlink:show="embed" xlink:actuate="onLoad" loext:mime-type="image/png"/></draw:frame></draw:g></text:span><text:span text:style-name="T217"> + </text:span><text:span text:style-name="T217"><draw:g text:anchor-type="as-char" svg:y="-0.6cm" draw:z-index="26" draw:name="Forma22" draw:style-name="gr1"><svg:title>TexMaths</svg:title><svg:desc>12§display§\frac{2(k+1)}{2}§svg§600§FALSE§</svg:desc><draw:frame draw:style-name="gr2" draw:text-style-name="P145" svg:width="1.491cm" svg:height="0.89cm" svg:x="0cm" svg:y="0cm"><draw:image xlink:href="Pictures/100019D8000004DB000002E6F848B0BF466CB276.svg" xlink:type="simple" xlink:show="embed" xlink:actuate="onLoad" loext:mime-type="image/svg+xml"><text:p/></draw:image><draw:image xlink:href="Pictures/10000201000000460000002A308213B714DDB096.png" xlink:type="simple" xlink:show="embed" xlink:actuate="onLoad" loext:mime-type="image/png"/></draw:frame></draw:g></text:span></text:p>
      <text:p text:style-name="P124"><text:span text:style-name="T217"><text:tab/><text:tab/><text:tab/>=<text:tab/></text:span><text:span text:style-name="T217"><draw:g text:anchor-type="as-char" svg:y="-0.6cm" draw:z-index="27" draw:name="Forma23" draw:style-name="gr1"><svg:title>TexMaths</svg:title><svg:desc>12§display§\frac{k(k+1) + 2(k+1)}{2}§svg§600§FALSE§</svg:desc><draw:frame draw:style-name="gr2" draw:text-style-name="P145" svg:width="3.511cm" svg:height="0.89cm" svg:x="0cm" svg:y="0cm"><draw:image xlink:href="Pictures/1000365E00000B70000002E672055A1F1FA8566D.svg" xlink:type="simple" xlink:show="embed" xlink:actuate="onLoad" loext:mime-type="image/svg+xml"><text:p/></draw:image><draw:image xlink:href="Pictures/10000201000000A60000002A70F8867353D169AA.png" xlink:type="simple" xlink:show="embed" xlink:actuate="onLoad" loext:mime-type="image/png"/></draw:frame></draw:g></text:span><text:span text:style-name="T217"><text:line-break/><text:tab/><text:tab/>=<text:tab/></text:span><text:span text:style-name="T217"><draw:g text:anchor-type="as-char" svg:y="-0.6cm" draw:z-index="28" draw:name="Forma24" draw:style-name="gr1"><svg:title>TexMaths</svg:title><svg:desc>12§display§\frac{(k+2)(k+1)}{2}§svg§600§FALSE§</svg:desc><draw:frame draw:style-name="gr2" draw:text-style-name="P145" svg:width="2.56cm" svg:height="0.89cm" svg:x="0cm" svg:y="0cm"><draw:image xlink:href="Pictures/10002A0A00000856000002E60408D7EBD438F95B.svg" xlink:type="simple" xlink:show="embed" xlink:actuate="onLoad" loext:mime-type="image/svg+xml"><text:p/></draw:image><draw:image xlink:href="Pictures/10000201000000790000002AD32E6D77E1F9D78D.png" xlink:type="simple" xlink:show="embed" xlink:actuate="onLoad" loext:mime-type="image/png"/></draw:frame></draw:g></text:span><text:span text:style-name="T217">.</text:span></text:p>
      <text:p text:style-name="P124"><text:span text:style-name="T217"><text:tab/>Portanto </text:span><text:span text:style-name="Variable"><text:span text:style-name="T216">P</text:span></text:span><text:span text:style-name="T216">(</text:span><text:span text:style-name="Variable"><text:span text:style-name="T216">k</text:span></text:span><text:span text:style-name="T216"> + 1) </text:span><text:span text:style-name="T217">é verdadeira, assim, pelo princípio da indução matemática, </text:span><text:span text:style-name="Variable"><text:span text:style-name="T214">P</text:span></text:span><text:span text:style-name="T214">(</text:span><text:span text:style-name="Variable"><text:span text:style-name="T214">n</text:span></text:span><text:span text:style-name="T214">)</text:span><text:span text:style-name="T217"> é verdadeira para todos os números naturais </text:span><text:span text:style-name="Variable"><text:span text:style-name="T216">n</text:span></text:span><text:span text:style-name="T216"> </text:span><text:span text:style-name="T150">≥</text:span><text:span text:style-name="T216"> 1.</text:span></text:p>
      <text:p text:style-name="P124"><text:span text:style-name="T216"><text:tab/></text:span><text:span text:style-name="T151">■</text:span></text:p>
      <text:p text:style-name="P28">Note que na parte da demonstração em que provamos <text:span text:style-name="Variable">P</text:span>(<text:span text:style-name="Variable">k</text:span> + 1) a partir de <text:span text:style-name="Variable">P</text:span>(<text:span text:style-name="Variable">k</text:span>), utilizamos a equação <text:span text:style-name="Variable">P</text:span>(<text:span text:style-name="Variable">k</text:span>). Esta foi a hipótese indutiva. Ver como utilizar as hipóteses indutivas é geralmente simples ao provar um fato sobre uma soma como esta. Em outras demonstrações, pode ser menos óbvio onde ela se encaixa.</text:p>
      <text:p text:style-name="P114">Exemplo <text:sequence text:ref-name="refExemplo9" text:name="Exemplo" text:formula="ooow:Exemplo+1" style:num-format="1">6.2.3</text:sequence></text:p>
      <text:p text:style-name="P94">Prove que para todo <text:span text:style-name="Variable">n</text:span> <text:span text:style-name="T143">∈</text:span><text:span text:style-name="T39"> </text:span><text:span text:style-name="T143">ℕ, 6</text:span><text:span text:style-name="Variável_20_sobrescrita"><text:span text:style-name="T143">n</text:span></text:span><text:span text:style-name="T143"> − 1 é um múltiplo de 5.</text:span></text:p>
      <text:p text:style-name="P95"><text:span text:style-name="Strong_20_Emphasis"><text:span text:style-name="T143">Solução.</text:span></text:span><text:span text:style-name="T143"> Mais uma vez, comece por compreender a dinâmica do problema. O que é que o aumento do </text:span><text:span text:style-name="Variable"><text:span text:style-name="T143">n</text:span></text:span><text:span text:style-name="T143"> faz? Vamos tentar com alguns exemplos. Se </text:span><text:span text:style-name="Variable"><text:span text:style-name="T143">n</text:span></text:span><text:span text:style-name="T143"> = 1, então sim, </text:span><text:soft-page-break/><text:span text:style-name="T143">6</text:span><text:span text:style-name="T63">1 </text:span><text:span text:style-name="T129">− </text:span><text:span text:style-name="T143">1 = 5 é um múltiplo de 5. Com o que o aumento de </text:span><text:span text:style-name="Variable"><text:span text:style-name="T143">n</text:span></text:span><text:span text:style-name="T143"> para 2 se parece? Temos 6</text:span><text:span text:style-name="T65">2</text:span><text:span text:style-name="T63"> </text:span><text:span text:style-name="T129">− </text:span><text:span text:style-name="T143">1 = </text:span><text:span text:style-name="T152">3</text:span><text:span text:style-name="T143">5, que mais uma vez é um múltiplo de 5. A seguir, </text:span><text:span text:style-name="Variable"><text:span text:style-name="T143">n</text:span></text:span><text:span text:style-name="T143"> = 3: mas em vez de apenas encontrar 6</text:span><text:span text:style-name="T65">3</text:span><text:span text:style-name="T63"> </text:span><text:span text:style-name="T129">− </text:span><text:span text:style-name="T143">1, o que fez o aumento de </text:span><text:span text:style-name="Variable"><text:span text:style-name="T143">n</text:span></text:span><text:span text:style-name="T143">? Ainda vamos subtrair 1, mas agora estamos multiplicando por outro 6 primeiro. Visto de outra forma, estamos multiplicando um número que é um a mais do que um múltiplo de 5 por 6 (porque 6</text:span><text:span text:style-name="T65">2</text:span><text:span text:style-name="T63"> </text:span><text:span text:style-name="T129">− </text:span><text:span text:style-name="T143">1 é um múltiplo de 5, portanto 6</text:span><text:span text:style-name="T63">2</text:span><text:span text:style-name="T143"> é um a mais do que um múltiplo de 5). Como se parecem números que são um a mais de um múltiplo de 5? Devem ter o último dígito 1 ou 6. O que acontece quando se multiplica um tal número por 6? Depende do número, mas em qualquer caso, o último dígito do novo número tem de ser um 6. E depois, se subtrair 1, obtém-se o último dígito 5, portanto um múltiplo de 5.</text:span></text:p>
      <text:p text:style-name="P135">A questão é que, cada vez que multiplicamos por apenas mais um seis, ainda obtemos um número com o último dígito 6, de modo que subtrair 1 dá-nos um múltiplo de 5. Agora a prova formal:</text:p>
      <text:p text:style-name="P120"><text:span text:style-name="Strong_20_Emphasis"><text:span text:style-name="T169"><text:tab/>Demonstração.</text:span></text:span><text:span text:style-name="T169"> </text:span><text:span text:style-name="T170">Seja </text:span><text:span text:style-name="Variable"><text:span text:style-name="T170">P</text:span></text:span><text:span text:style-name="T170">(</text:span><text:span text:style-name="Variable"><text:span text:style-name="T170">n</text:span></text:span><text:span text:style-name="T170">) a afirmação “6</text:span><text:span text:style-name="Variável_20_sobrescrita"><text:span text:style-name="T170">n</text:span></text:span><text:span text:style-name="T170"> – 1 é um múltiplo de 5”. Nós provaremos que </text:span><text:span text:style-name="Variable"><text:span text:style-name="T170">P</text:span></text:span><text:span text:style-name="T170">(</text:span><text:span text:style-name="Variable"><text:span text:style-name="T170">n</text:span></text:span><text:span text:style-name="T170">) é verdadeira para todo </text:span><text:span text:style-name="Variable"><text:span text:style-name="T171">n</text:span></text:span><text:span text:style-name="T171"> </text:span><text:span text:style-name="T153">∈</text:span><text:span text:style-name="T218"> </text:span><text:span text:style-name="T153">ℕ</text:span><text:span text:style-name="T170">.</text:span></text:p>
      <text:p text:style-name="P119"><text:span text:style-name="T170"><text:tab/>Caso base: </text:span><text:span text:style-name="Variable"><text:span text:style-name="T170">P</text:span></text:span><text:span text:style-name="T170">(0) é verdadeira: 6</text:span><text:span text:style-name="T71">0</text:span><text:span text:style-name="T170"> – 1 = 0, que é um múltiplo de 5.</text:span></text:p>
      <text:p text:style-name="P120"><text:span text:style-name="T170"><text:tab/>Caso indutivo: Seja </text:span><text:span text:style-name="Variable"><text:span text:style-name="T170">k</text:span></text:span><text:span text:style-name="T170"> um número natural arbitrário. Assuma, por indução, que </text:span><text:span text:style-name="Variable"><text:span text:style-name="T170">P</text:span></text:span><text:span text:style-name="T170">(</text:span><text:span text:style-name="Variable"><text:span text:style-name="T170">k</text:span></text:span><text:span text:style-name="T170">) é verdadeira. Isto é, 6</text:span><text:span text:style-name="Variável_20_sobrescrita"><text:span text:style-name="T170">k</text:span></text:span><text:span text:style-name="T170"> </text:span><text:span text:style-name="T154">−</text:span><text:span text:style-name="T170"> 1 é um múltiplo de 5. então 6</text:span><text:span text:style-name="Variável_20_sobrescrita"><text:span text:style-name="T170">k</text:span></text:span><text:span text:style-name="T170"> </text:span><text:span text:style-name="T154">−</text:span><text:span text:style-name="T170"> 1 = 5</text:span><text:span text:style-name="Variable"><text:span text:style-name="T170">j</text:span></text:span><text:span text:style-name="T170"> para algum inteiro </text:span><text:span text:style-name="Variable"><text:span text:style-name="T170">j</text:span></text:span><text:span text:style-name="T170">. Isso significa que 6</text:span><text:span text:style-name="Variável_20_sobrescrita"><text:span text:style-name="T170">k</text:span></text:span><text:span text:style-name="T170"> = 5</text:span><text:span text:style-name="Variable"><text:span text:style-name="T170">j</text:span></text:span><text:span text:style-name="T170"> + 1. Multiplique ambos os lados por 6:</text:span></text:p>
      <text:p text:style-name="P125"><text:span text:style-name="T169">6</text:span><text:span text:style-name="Variável_20_sobrescrita"><text:span text:style-name="T169">k</text:span></text:span><text:span text:style-name="T67">+1</text:span><text:span text:style-name="T169"> = 6(5</text:span><text:span text:style-name="Variable"><text:span text:style-name="T169">j</text:span></text:span><text:span text:style-name="T169"> + 1) = 30</text:span><text:span text:style-name="Variable"><text:span text:style-name="T169">j</text:span></text:span><text:span text:style-name="T169"> + 6.</text:span></text:p>
      <text:p text:style-name="P96"><text:tab/><text:span text:style-name="T219">Mas nós queremos saber sobre </text:span><text:span text:style-name="T165">6</text:span><text:span text:style-name="Variável_20_sobrescrita"><text:span text:style-name="T165">k</text:span></text:span><text:span text:style-name="T72">+1</text:span><text:span text:style-name="T165"> </text:span><text:span text:style-name="T161">−</text:span><text:span text:style-name="T165"> 1, então subtraia um de ambos os lados:</text:span></text:p>
      <text:p text:style-name="P126"><text:span text:style-name="T169">6</text:span><text:span text:style-name="Variável_20_sobrescrita"><text:span text:style-name="T169">k</text:span></text:span><text:span text:style-name="T68">+1</text:span><text:span text:style-name="T169"> </text:span><text:span text:style-name="T154">−</text:span><text:span text:style-name="T169"> 1 = 30</text:span><text:span text:style-name="Variable"><text:span text:style-name="T169">j</text:span></text:span><text:span text:style-name="T169"> + 5.</text:span></text:p>
      <text:p text:style-name="P127"><text:span text:style-name="T169"><text:tab/>É claro que 30</text:span><text:span text:style-name="Variable"><text:span text:style-name="T169">j</text:span></text:span><text:span text:style-name="T169"> + 5 = 5(6</text:span><text:span text:style-name="Variable"><text:span text:style-name="T169">j</text:span></text:span><text:span text:style-name="T169"> + 1), então é um múltiplo de 5.</text:span></text:p>
      <text:p text:style-name="P128"><text:span text:style-name="T169"><text:tab/>Portanto 6</text:span><text:span text:style-name="Variável_20_sobrescrita"><text:span text:style-name="T169">k</text:span></text:span><text:span text:style-name="T67">+1</text:span><text:span text:style-name="T133"> </text:span><text:span text:style-name="T130">−</text:span><text:span text:style-name="T133"> 1</text:span><text:span text:style-name="T169"> é um múltiplo de 5 ou, em outras palavras, </text:span><text:span text:style-name="Variable"><text:span text:style-name="T169">P</text:span></text:span><text:span text:style-name="T169">(</text:span><text:span text:style-name="Variable"><text:span text:style-name="T169">k</text:span></text:span><text:span text:style-name="T169"> + 1) é verdadeira. Assim, pelo princípio da indução matemática, </text:span><text:span text:style-name="Variable"><text:span text:style-name="T169">P</text:span></text:span><text:span text:style-name="T169">(</text:span><text:span text:style-name="Variable"><text:span text:style-name="T169">n</text:span></text:span><text:span text:style-name="T169">) é verdadeira para todo </text:span><text:span text:style-name="Variable"><text:span text:style-name="T171">n</text:span></text:span><text:span text:style-name="T171"> </text:span><text:span text:style-name="T153">∈</text:span><text:span text:style-name="T218"> </text:span><text:span text:style-name="T153">ℕ</text:span><text:span text:style-name="T169">.</text:span></text:p>
      <text:p text:style-name="P128"><text:span text:style-name="T169"><text:tab/></text:span><text:span text:style-name="T155">■</text:span></text:p>
      <text:p text:style-name="P29">Tivemos que ser um pouco espertos (isto é, usamos alguma álgebra) para localizar o <text:s/><text:span text:style-name="T165">6</text:span><text:span text:style-name="Variável_20_sobrescrita"><text:span text:style-name="T165">k</text:span></text:span><text:span text:style-name="T165"> </text:span><text:span text:style-name="T161">−</text:span><text:span text:style-name="T165"> 1 </text:span><text:span text:style-name="T164">dentro do </text:span><text:span text:style-name="T165">6</text:span><text:span text:style-name="Variável_20_sobrescrita"><text:span text:style-name="T165">k</text:span></text:span><text:span text:style-name="T72">+1</text:span><text:span text:style-name="T165"> </text:span><text:span text:style-name="T161">−</text:span><text:span text:style-name="T165"> 1 </text:span><text:span text:style-name="T164">antes que pudéssemos aplicar a hipótese indutiva. Isto é o que pode tornar as provas indutivas desafiadoras.</text:span></text:p>
      <text:p text:style-name="P29"><text:span text:style-name="T164">Nos dois exemplos acima, começamos com </text:span><text:span text:style-name="Variable"><text:span text:style-name="T164">n</text:span></text:span><text:span text:style-name="T164"> = 1 ou </text:span><text:span text:style-name="Variable"><text:span text:style-name="T164">n</text:span></text:span><text:span text:style-name="T164"> = 0. Podemos começar depois, se for necessário.</text:span></text:p>
      <text:p text:style-name="P115">Exemplo <text:sequence text:ref-name="refExemplo10" text:name="Exemplo" text:formula="ooow:Exemplo+1" style:num-format="1">6.2.4</text:sequence></text:p>
      <text:p text:style-name="P97">Prove que <text:span text:style-name="Variable">n</text:span><text:span text:style-name="T53">2</text:span> &lt; 2<text:span text:style-name="Variável_20_sobrescrita">n</text:span> para todos os inteiros <text:span text:style-name="Variable">n</text:span> <text:span text:style-name="T143">≥</text:span><text:span text:style-name="T39"> 5.</text:span></text:p>
      <text:p text:style-name="P97"><text:span text:style-name="Strong_20_Emphasis"><text:span text:style-name="T39">Solução.</text:span></text:span><text:span text:style-name="T39"> </text:span><text:span text:style-name="T45">Em primeiro lugar, a ideia do argumento. O que acontece quando aumentamos </text:span><text:span text:style-name="Variable"><text:span text:style-name="T45">n</text:span></text:span><text:span text:style-name="T45"> de 1? No lado esquerdo, aumentamos a base do quadrado e passamos ao próximo número ao quadrado. No lado direito, aumentamos a potência de 2, o que significa que duplicamos o número. Então a questão é, como é que a duplicação de um número se relaciona com o aumento para o quadrado seguinte? Pense em como </text:span><text:soft-page-break/><text:span text:style-name="T45">se parece a diferença de dois quadrados consecutivos. Temos (n + 1)</text:span><text:span text:style-name="T58">2</text:span><text:span text:style-name="T45"> </text:span><text:span text:style-name="T156">−</text:span><text:span text:style-name="T45"> n</text:span><text:span text:style-name="T58">2</text:span><text:span text:style-name="T45">. Isto fatora-se:</text:span></text:p>
      <text:p text:style-name="P98"><text:span text:style-name="T45">(</text:span><text:span text:style-name="Variable"><text:span text:style-name="T45">n</text:span></text:span><text:span text:style-name="T45"> + 1)</text:span><text:span text:style-name="T58">2</text:span><text:span text:style-name="T45"> − </text:span><text:span text:style-name="Variable"><text:span text:style-name="T45">n</text:span></text:span><text:span text:style-name="T58">2</text:span><text:span text:style-name="T45"> = (</text:span><text:span text:style-name="Variable"><text:span text:style-name="T45">n</text:span></text:span><text:span text:style-name="T45"> + 1 − </text:span><text:span text:style-name="Variable"><text:span text:style-name="T45">n</text:span></text:span><text:span text:style-name="T45">)(</text:span><text:span text:style-name="Variable"><text:span text:style-name="T45">n</text:span></text:span><text:span text:style-name="T45"> + 1 + </text:span><text:span text:style-name="Variable"><text:span text:style-name="T45">n</text:span></text:span><text:span text:style-name="T45">) = 2</text:span><text:span text:style-name="Variable"><text:span text:style-name="T45">n</text:span></text:span><text:span text:style-name="T45"> + 1.</text:span></text:p>
      <text:p text:style-name="P99"><text:span text:style-name="T220">Mas duplicar o lado direito aumenta-o </text:span><text:span text:style-name="T36">por</text:span><text:span text:style-name="T220"> 2</text:span><text:span text:style-name="Variável_20_sobrescrita"><text:span text:style-name="T220">n</text:span></text:span><text:span text:style-name="T220">, já que 2</text:span><text:span text:style-name="Variável_20_sobrescrita"><text:span text:style-name="T220">n</text:span></text:span><text:span text:style-name="T79">+1</text:span><text:span text:style-name="T220"> = 2</text:span><text:span text:style-name="Variável_20_sobrescrita"><text:span text:style-name="T220">n</text:span></text:span><text:span text:style-name="T220"> + 2</text:span><text:span text:style-name="Variável_20_sobrescrita"><text:span text:style-name="T220">n</text:span></text:span><text:span text:style-name="T220">. Quando </text:span><text:span text:style-name="Variable"><text:span text:style-name="T220">n</text:span></text:span><text:span text:style-name="T220"> é suficientemente grande, 2</text:span><text:span text:style-name="Variável_20_sobrescrita"><text:span text:style-name="T220">n</text:span></text:span><text:span text:style-name="T220"> &gt; 2</text:span><text:span text:style-name="Variable"><text:span text:style-name="T220">n</text:span></text:span><text:span text:style-name="T220"> + 1.</text:span></text:p>
      <text:p text:style-name="P99">O que estamos dizendo aqui é que cada vez que <text:span text:style-name="Variable">n</text:span> aumenta, o lado esquerdo cresce menos do que o lado direito. Assim, se o lado esquerdo começar menor (como acontece quando <text:span text:style-name="Variable">n</text:span> = 5), ele nunca alcançará <text:span text:style-name="T221">o lado direito</text:span>. Agora a prova formal:</text:p>
      <text:p text:style-name="P121"><text:span text:style-name="Strong_20_Emphasis"><text:span text:style-name="T169"><text:tab/>Demonstração.</text:span></text:span><text:span text:style-name="T169"> </text:span><text:span text:style-name="T170">Sej</text:span><text:span text:style-name="T172">a </text:span><text:span text:style-name="Variable"><text:span text:style-name="T172">P</text:span></text:span><text:span text:style-name="T172">(</text:span><text:span text:style-name="Variable"><text:span text:style-name="T172">n</text:span></text:span><text:span text:style-name="T172">) a afirmação </text:span><text:span text:style-name="Variable"><text:span text:style-name="T173">n</text:span></text:span><text:span text:style-name="T69">2</text:span><text:span text:style-name="T173"> &lt; 2</text:span><text:span text:style-name="Variável_20_sobrescrita"><text:span text:style-name="T173">n</text:span></text:span><text:span text:style-name="T172">. Provaremos que </text:span><text:span text:style-name="Variable"><text:span text:style-name="T172">P</text:span></text:span><text:span text:style-name="T172">(</text:span><text:span text:style-name="Variable"><text:span text:style-name="T172">n</text:span></text:span><text:span text:style-name="T172">) é verdadeira para todos os inteiros </text:span><text:span text:style-name="Variable"><text:span text:style-name="T172">n</text:span></text:span><text:span text:style-name="T172"> </text:span><text:span text:style-name="T157">≥</text:span><text:span text:style-name="T172"> 5.</text:span></text:p>
      <text:p text:style-name="P122"><text:span text:style-name="T172"><text:tab/></text:span><text:span text:style-name="T174">Caso base: </text:span><text:span text:style-name="Variable"><text:span text:style-name="T172">P</text:span></text:span><text:span text:style-name="T172">(</text:span><text:span text:style-name="T174">5) é a afirmação 5</text:span><text:span text:style-name="T70">2</text:span><text:span text:style-name="T174"> &lt; 2</text:span><text:span text:style-name="T70">5</text:span><text:span text:style-name="T174">. Como 5</text:span><text:span text:style-name="T70">2</text:span><text:span text:style-name="T174"> = 25 e 2</text:span><text:span text:style-name="T70">5</text:span><text:span text:style-name="T174"> = 32, vemos que <text:s/></text:span><text:span text:style-name="Variable"><text:span text:style-name="T172">P</text:span></text:span><text:span text:style-name="T172">(</text:span><text:span text:style-name="T174">5) é de fato verdadeira.</text:span></text:p>
      <text:p text:style-name="P130"><text:span text:style-name="T166"><text:tab/>Caso indutivo: Seja </text:span><text:span text:style-name="Variable"><text:span text:style-name="T166">k</text:span></text:span><text:span text:style-name="T166"> </text:span><text:span text:style-name="T162">≥</text:span><text:span text:style-name="T166"> 5 </text:span><text:span text:style-name="T167">um inteiro arbitrário. Assuma, por indução, que </text:span><text:span text:style-name="Variable"><text:span text:style-name="T167">P</text:span></text:span><text:span text:style-name="T167">(</text:span><text:span text:style-name="Variable"><text:span text:style-name="T167">k</text:span></text:span><text:span text:style-name="T167">) é verdadeira. Isto é, assuma que </text:span><text:span text:style-name="Variable"><text:span text:style-name="T167">k</text:span></text:span><text:span text:style-name="T73">2</text:span><text:span text:style-name="T167"> &lt; 2</text:span><text:span text:style-name="Variável_20_sobrescrita"><text:span text:style-name="T167">k</text:span></text:span><text:span text:style-name="T167">. </text:span><text:span text:style-name="T168">Provaremos que </text:span><text:span text:style-name="Variable"><text:span text:style-name="T168">P</text:span></text:span><text:span text:style-name="T168">(</text:span><text:span text:style-name="Variable"><text:span text:style-name="T168">k</text:span></text:span><text:span text:style-name="T168"> + 1) é verdadeira, isto é, (</text:span><text:span text:style-name="Variable"><text:span text:style-name="T168">k</text:span></text:span><text:span text:style-name="T168"> + 1)</text:span><text:span text:style-name="T74">2</text:span><text:span text:style-name="T168"> &lt; 2</text:span><text:span text:style-name="Variável_20_sobrescrita"><text:span text:style-name="T168">k</text:span></text:span><text:span text:style-name="T74">+1</text:span><text:span text:style-name="T168">. Para provar tal desigualdade, comece com o lado esquerdo e trabalhe na direção do lado direito:</text:span></text:p>
      <text:p text:style-name="P132"><text:span text:style-name="T168"><text:tab/><text:tab/>(</text:span><text:span text:style-name="Variable"><text:span text:style-name="T168">k</text:span></text:span><text:span text:style-name="T168"> + 1)</text:span><text:span text:style-name="T74">2</text:span><text:span text:style-name="T168"><text:tab/>=<text:tab/></text:span><text:span text:style-name="Variable"><text:span text:style-name="T168">k</text:span></text:span><text:span text:style-name="T74">2</text:span><text:span text:style-name="T168"> + 2</text:span><text:span text:style-name="Variable"><text:span text:style-name="T168">k</text:span></text:span><text:span text:style-name="T168"> + 1<text:line-break/><text:tab/><text:tab/>&lt; 2</text:span><text:span text:style-name="Variável_20_sobrescrita"><text:span text:style-name="T168">k</text:span></text:span><text:span text:style-name="T168"> + 2</text:span><text:span text:style-name="Variable"><text:span text:style-name="T168">k</text:span></text:span><text:span text:style-name="T168"> + 1<text:tab/>(pela hipótese indutiva)<text:line-break/><text:tab/><text:tab/>&lt; 2</text:span><text:span text:style-name="Variável_20_sobrescrita"><text:span text:style-name="T168">k</text:span></text:span><text:span text:style-name="T168"> + 2</text:span><text:span text:style-name="Variável_20_sobrescrita"><text:span text:style-name="T168">k</text:span></text:span><text:span text:style-name="T168"><text:tab/>(pois 2</text:span><text:span text:style-name="Variable"><text:span text:style-name="T168">k</text:span></text:span><text:span text:style-name="T168"> + 1 &lt; 2</text:span><text:span text:style-name="T74">k</text:span><text:span text:style-name="T168"> para </text:span><text:span text:style-name="Variable"><text:span text:style-name="T166">k</text:span></text:span><text:span text:style-name="T166"> </text:span><text:span text:style-name="T162">≥</text:span><text:span text:style-name="T166"> 5</text:span><text:span text:style-name="T168">)<text:line-break/><text:tab/><text:tab/><text:tab/>= 2</text:span><text:span text:style-name="Variável_20_sobrescrita"><text:span text:style-name="T168">k</text:span></text:span><text:span text:style-name="T74">+1</text:span><text:span text:style-name="T168">. </text:span></text:p>
      <text:p text:style-name="P131"><text:span text:style-name="T166"><text:tab/>Seguindo as igualdades e desigualdades até o fim, obtemos </text:span><text:span text:style-name="T168">(</text:span><text:span text:style-name="Variable"><text:span text:style-name="T168">k</text:span></text:span><text:span text:style-name="T168"> + 1)</text:span><text:span text:style-name="T74">2</text:span><text:span text:style-name="T166"> &lt; 2</text:span><text:span text:style-name="Variável_20_sobrescrita"><text:span text:style-name="T168">k</text:span></text:span><text:span text:style-name="T74">+1</text:span><text:span text:style-name="T166">, em outras palavras, </text:span><text:span text:style-name="Variable"><text:span text:style-name="T168">P</text:span></text:span><text:span text:style-name="T168">(</text:span><text:span text:style-name="Variable"><text:span text:style-name="T168">k</text:span></text:span><text:span text:style-name="T168"> + 1)</text:span><text:span text:style-name="T166">. Portanto, pelo princípio da indução matemática, </text:span><text:span text:style-name="Variable"><text:span text:style-name="T166">P</text:span></text:span><text:span text:style-name="T166">(</text:span><text:span text:style-name="Variable"><text:span text:style-name="T166">n</text:span></text:span><text:span text:style-name="T166">) é verdadeir</text:span><text:span text:style-name="T168">a</text:span><text:span text:style-name="T166"> para todo n≥5.</text:span></text:p>
      <text:p text:style-name="P131"><text:span text:style-name="T166"><text:tab/></text:span><text:span text:style-name="T163">■</text:span></text:p>
      <text:p text:style-name="P30"><text:span text:style-name="Strong_20_Emphasis">Atenção.</text:span> Com grande poder, vem grande responsabilidade. A indução não é mágica. Parece muito poderoso ser capaz de assumir que <text:span text:style-name="Variable">P</text:span>(<text:span text:style-name="Variable">k</text:span>) é verdade. Afinal, estamos tentando provar que <text:span text:style-name="Variable">P</text:span>(<text:span text:style-name="Variable">n</text:span>) é verdade e a única diferença está na variável: <text:span text:style-name="Variable">k</text:span> vs. <text:span text:style-name="Variable">n</text:span>. Estamos assumindo que o que queremos provar é verdade? Nada disso. Assumimos que <text:span text:style-name="Variable">P</text:span>(<text:span text:style-name="Variable">k</text:span>) é verdade apenas para provar que <text:span text:style-name="Variable">P</text:span>(<text:span text:style-name="Variable">k</text:span> + 1) é verdade.</text:p>
      <text:p text:style-name="P31"><text:span text:style-name="T222">Ainda assim você pode começar a acreditar que é capaz de provar qualquer coisa com indução. Considere esta “prova” incorreta de que todos os canadenses têm a mesma cor dos olhos: Seja </text:span><text:span text:style-name="Variable"><text:span text:style-name="T222">P</text:span></text:span><text:span text:style-name="T222">(</text:span><text:span text:style-name="Variable"><text:span text:style-name="T222">n</text:span></text:span><text:span text:style-name="T222">) a afirmação de que qualquer </text:span><text:span text:style-name="Variable"><text:span text:style-name="T222">n</text:span></text:span><text:span text:style-name="T222"> canadenses têm a mesma cor dos olhos. </text:span><text:span text:style-name="Variable"><text:span text:style-name="T222">P</text:span></text:span><text:span text:style-name="T222">(1) é verdade, uma vez que todo mundo têm a mesma cor de olhos que si próprio. Agora assuma que </text:span><text:span text:style-name="Variable"><text:span text:style-name="T222">P</text:span></text:span><text:span text:style-name="T222">(</text:span><text:span text:style-name="Variable"><text:span text:style-name="T222">k</text:span></text:span><text:span text:style-name="T222">) é verdade. Ou seja, assuma que em qualquer grupo de </text:span><text:span text:style-name="Variable"><text:span text:style-name="T222">k</text:span></text:span><text:span text:style-name="T222"> canadenses, todos têm a mesma cor de olhos. Agora, considere um grupo arbitrário de </text:span><text:span text:style-name="Variable"><text:span text:style-name="T222">k</text:span></text:span><text:span text:style-name="T222"> + 1 canadenses. Os primeiros </text:span><text:span text:style-name="Variable"><text:span text:style-name="T222">k</text:span></text:span><text:span text:style-name="T222"> destes devem ter todos a mesma cor de olhos, uma vez que </text:span><text:span text:style-name="Variable"><text:span text:style-name="T222">P</text:span></text:span><text:span text:style-name="T222">(</text:span><text:span text:style-name="Variable"><text:span text:style-name="T222">k</text:span></text:span><text:span text:style-name="T222">) é verdadeir</text:span><text:span text:style-name="T38">a</text:span><text:span text:style-name="T222">. Além disso, o</text:span><text:span text:style-name="T223">s</text:span><text:span text:style-name="T222"> último</text:span><text:span text:style-name="T223">s</text:span><text:span text:style-name="T222"> </text:span><text:span text:style-name="Variable"><text:span text:style-name="T222">k</text:span></text:span><text:span text:style-name="T222"> destes devem ter a mesma cor dos olhos, uma vez que </text:span><text:span text:style-name="Variable"><text:span text:style-name="T222">P</text:span></text:span><text:span text:style-name="T222">(</text:span><text:span text:style-name="Variable"><text:span text:style-name="T222">k</text:span></text:span><text:span text:style-name="T222">) é verdadeir</text:span><text:span text:style-name="T38">a</text:span><text:span text:style-name="T222">. Assim, de fato, todos do grupo devem ter a mesma cor de olhos. Assim, </text:span><text:span text:style-name="Variable"><text:span text:style-name="T222">P</text:span></text:span><text:span text:style-name="T222">(</text:span><text:span text:style-name="Variable"><text:span text:style-name="T222">k</text:span></text:span><text:span text:style-name="T222"> + 1) é verdadeir</text:span><text:span text:style-name="T38">a</text:span><text:span text:style-name="T222">. Desta forma, pelo princípio da indução matemática, </text:span><text:span text:style-name="Variable"><text:span text:style-name="T222">P</text:span></text:span><text:span text:style-name="T222">(</text:span><text:span text:style-name="Variable"><text:span text:style-name="T222">n</text:span></text:span><text:span text:style-name="T222">) é verdadeir</text:span><text:span text:style-name="T38">a</text:span><text:span text:style-name="T222"> para todo o </text:span><text:span text:style-name="Variable"><text:span text:style-name="T222">n</text:span></text:span><text:span text:style-name="T222">.</text:span></text:p>
      <text:p text:style-name="P32">Claramente algo deu errado. O problema é que a prova de que <text:span text:style-name="Variable"><text:span text:style-name="T222">P</text:span></text:span><text:span text:style-name="T222">(</text:span><text:span text:style-name="Variable"><text:span text:style-name="T222">k</text:span></text:span><text:span text:style-name="T222">)</text:span> implica <text:span text:style-name="Variable"><text:span text:style-name="T222">P</text:span></text:span><text:span text:style-name="T222">(</text:span><text:span text:style-name="Variable"><text:span text:style-name="T222">k</text:span></text:span><text:span text:style-name="T222"> + 1)</text:span> pressupõe que <text:span text:style-name="Variable"><text:span text:style-name="T222">k</text:span></text:span> ≥ 2. Só mostramos que <text:span text:style-name="Variable"><text:span text:style-name="T222">P</text:span></text:span>(1) é verdade. Na realidade, <text:span text:style-name="Variable"><text:span text:style-name="T222">P</text:span></text:span>(2) é fals<text:span text:style-name="T224">a</text:span>.</text:p>
      <text:p text:style-name="P31"><text:soft-page-break/><text:span text:style-name="T222">Nossa jornada pela indução matemática não termina por aqui. Quando falarmos mais sobre demonstrações, aproveitaremos para revisitar a indução e apresentar uma outra forma de indução, conhecida como </text:span><text:span text:style-name="Strong_20_Emphasis"><text:span text:style-name="T222">Indução Forte</text:span></text:span><text:span text:style-name="T222">. Esta forma, que vimos até agora, é por vezes </text:span><text:span text:style-name="T37">conhecida como</text:span><text:span text:style-name="T222"> </text:span><text:span text:style-name="Strong_20_Emphasis"><text:span text:style-name="T222">Indução Fraca</text:span></text:span><text:span text:style-name="T222">.</text:span></text:p>
      <text:h text:style-name="Heading_20_2" text:outline-level="2">Créditos</text:h>
      <text:p text:style-name="P2"><text:span text:style-name="T8">Este módulo foi</text:span><text:span text:style-name="T51"> adaptad</text:span><text:span text:style-name="T8">o</text:span><text:span text:style-name="T51"> </text:span><text:span text:style-name="T52">(traduzid</text:span><text:span text:style-name="T8">o</text:span><text:span text:style-name="T52"> e modificad</text:span><text:span text:style-name="T8">o</text:span><text:span text:style-name="T52">)</text:span><text:span text:style-name="T51"> de [</text:span><text:span text:style-name="T8">1</text:span><text:span text:style-name="T51">], que está disponível sob a licença Creative Commons Attribution-ShareAlike 4.0 International. </text:span></text:p>
      <text:h text:style-name="Heading_20_2" text:outline-level="2">Referências</text:h>
      <text:list xml:id="list267101806" text:style-name="L2">
        <text:list-item>
          <text:p text:style-name="P144">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2"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6">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10T20:22:34.619000000</dc:date>
    <meta:editing-duration>P4DT22H26M36S</meta:editing-duration>
    <meta:editing-cycles>730</meta:editing-cycles>
    <meta:generator>LibreOffice/6.4.7.2$Windows_X86_64 LibreOffice_project/639b8ac485750d5696d7590a72ef1b496725cfb5</meta:generator>
    <meta:document-statistic meta:table-count="0" meta:image-count="0" meta:object-count="0" meta:page-count="15" meta:paragraph-count="201" meta:word-count="6573" meta:character-count="34974" meta:non-whitespace-character-count="28518"/>
  </office:meta>
</office:document-meta>
</file>